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Times New Roman" fo:font-size="12pt" fo:background-color="#ffffff" style:font-size-asian="12pt" style:font-size-complex="12pt"/>
    </style:style>
    <style:style style:name="P2" style:family="paragraph" style:parent-style-name="Standard">
      <style:text-properties fo:color="#000000" style:font-name="Times New Roman" fo:font-size="12pt" fo:language="en" fo:country="US" fo:background-color="#ffffff" style:font-size-asian="12pt" style:font-size-complex="12pt"/>
    </style:style>
    <style:style style:name="P3" style:family="paragraph" style:parent-style-name="Standard">
      <style:text-properties fo:color="#000000" style:font-name="Times New Roman" fo:font-size="12pt" fo:language="en" fo:country="US" fo:font-weight="bold" fo:background-color="#ffffff" style:font-size-asian="12pt" style:font-weight-asian="bold" style:font-size-complex="12pt" style:font-weight-complex="bold"/>
    </style:style>
    <style:style style:name="P4" style:family="paragraph" style:parent-style-name="Standard">
      <style:text-properties fo:language="en" fo:country="US"/>
    </style:style>
    <style:style style:name="P5" style:family="paragraph" style:parent-style-name="Text_20_body">
      <style:text-properties fo:font-variant="normal" fo:text-transform="none" fo:color="#333333" style:font-name="Helvetica Neue" fo:font-size="13.5pt" fo:letter-spacing="normal" fo:font-style="normal" fo:font-weight="normal" fo:background-color="#ffffff" style:font-size-asian="12pt" style:font-size-complex="12pt"/>
    </style:style>
    <style:style style:name="P6" style:family="paragraph" style:parent-style-name="Text_20_body">
      <style:text-properties fo:color="#000000" style:font-name="Times New Roman" fo:font-size="12pt" fo:language="en" fo:country="US" fo:background-color="#ffffff" style:font-size-asian="12pt" style:font-size-complex="12pt"/>
    </style:style>
    <style:style style:name="P7" style:family="paragraph" style:parent-style-name="Standard">
      <style:paragraph-properties fo:margin-top="0cm" fo:margin-bottom="0.353cm" fo:line-height="115%"/>
      <style:text-properties style:font-name="Calibri" fo:font-size="11pt" fo:language="en" fo:country="US" style:font-name-asian="Calibri" style:font-size-asian="11pt" style:font-name-complex="Calibri"/>
    </style:style>
    <style:style style:name="P8" style:family="paragraph" style:parent-style-name="Standard">
      <style:paragraph-properties fo:margin-left="1.27cm" fo:margin-right="0cm" fo:text-indent="0cm" style:auto-text-indent="false">
        <style:tab-stops/>
      </style:paragraph-properties>
      <style:text-properties fo:language="en" fo:country="US"/>
    </style:style>
    <style:style style:name="P9" style:family="paragraph" style:parent-style-name="Standard">
      <style:paragraph-properties fo:padding="0.074cm" fo:border-left="none" fo:border-right="none" fo:border-top="none" fo:border-bottom="0.002cm solid #000000" style:join-border="false"/>
      <style:text-properties fo:color="#000000" style:font-name="Times New Roman" fo:font-size="12pt" fo:language="en" fo:country="US" fo:background-color="#ffffff" style:font-size-asian="12pt" style:font-size-complex="12pt"/>
    </style:style>
    <style:style style:name="P10" style:family="paragraph" style:parent-style-name="Text_20_body">
      <style:paragraph-properties fo:padding="0.074cm" fo:border-left="none" fo:border-right="none" fo:border-top="none" fo:border-bottom="0.002cm solid #000000" style:join-border="false"/>
      <style:text-properties fo:color="#000000" style:font-name="Times New Roman" fo:font-size="12pt" fo:language="en" fo:country="US" fo:background-color="#ffffff" style:font-size-asian="12pt" style:font-size-complex="12pt"/>
    </style:style>
    <style:style style:name="P11" style:family="paragraph" style:parent-style-name="Heading_20_3">
      <style:text-properties fo:color="#000000" style:font-name="Times New Roman" fo:font-size="12pt" fo:language="en" fo:country="US" fo:background-color="#ffffff" style:font-size-asian="12pt" style:font-size-complex="12pt"/>
    </style:style>
    <style:style style:name="P12"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Times New Roman" fo:font-size="12pt" fo:letter-spacing="normal" fo:language="en" fo:country="US" fo:background-color="#ffffff" style:font-size-asian="12pt" style:font-size-complex="12pt"/>
    </style:style>
    <style:style style:name="P13"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Helvetica Neue" fo:font-size="13.5pt" fo:letter-spacing="normal" fo:language="en" fo:country="US" fo:font-style="normal" fo:font-weight="normal"/>
    </style:style>
    <style:style style:name="P14"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Helvetica Neue" fo:font-size="13.5pt" fo:letter-spacing="normal" fo:language="en" fo:country="US" fo:font-style="normal" fo:font-weight="normal" fo:background-color="#ffffff" style:font-size-asian="12pt" style:font-size-complex="12pt"/>
    </style:style>
    <style:style style:name="P15"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color="#000000" style:font-name="Times New Roman" fo:font-size="12pt" fo:language="en" fo:country="US" fo:background-color="#ffffff" style:font-size-asian="12pt" style:font-size-complex="12pt"/>
    </style:style>
    <style:style style:name="P16" style:family="paragraph" style:parent-style-name="Normal">
      <style:text-properties fo:font-size="12pt" fo:font-style="normal" fo:font-weight="normal"/>
    </style:style>
    <style:style style:name="P17" style:family="paragraph" style:parent-style-name="Normal">
      <style:text-properties fo:color="#000000" style:font-name="Times New Roman" fo:font-size="12pt" fo:language="en" fo:country="US" fo:background-color="#ffffff" style:font-size-asian="12pt" style:font-size-complex="12pt"/>
    </style:style>
    <style:style style:name="P18" style:family="paragraph" style:parent-style-name="Standard" style:master-page-name="MP0">
      <style:paragraph-properties style:page-number="auto" fo:break-before="page"/>
      <style:text-properties fo:language="en" fo:country="US"/>
    </style:style>
    <style:style style:name="P19" style:family="paragraph" style:parent-style-name="Standard" style:list-style-name="L1"/>
    <style:style style:name="P20" style:family="paragraph" style:parent-style-name="Standard" style:list-style-name="L1">
      <style:text-properties fo:language="en" fo:country="US"/>
    </style:style>
    <style:style style:name="P21" style:family="paragraph" style:parent-style-name="Standard" style:list-style-name="L2">
      <style:text-properties fo:language="en" fo:country="US"/>
    </style:style>
    <style:style style:name="P22" style:family="paragraph" style:parent-style-name="Standard" style:list-style-name="L3">
      <style:text-properties fo:language="en" fo:country="US"/>
    </style:style>
    <style:style style:name="P23" style:family="paragraph" style:parent-style-name="Standard" style:list-style-name="L4">
      <style:text-properties fo:language="en" fo:country="US"/>
    </style:style>
    <style:style style:name="P24" style:family="paragraph" style:parent-style-name="Standard" style:list-style-name="L5">
      <style:text-properties fo:language="en" fo:country="US"/>
    </style:style>
    <style:style style:name="P25" style:family="paragraph" style:parent-style-name="Standard" style:list-style-name="L6">
      <style:text-properties fo:language="en" fo:country="US"/>
    </style:style>
    <style:style style:name="P26" style:family="paragraph" style:parent-style-name="Standard" style:list-style-name="L7">
      <style:text-properties fo:language="en" fo:country="US"/>
    </style:style>
    <style:style style:name="P27" style:family="paragraph" style:parent-style-name="Standard" style:list-style-name="L8">
      <style:text-properties fo:language="en" fo:country="US"/>
    </style:style>
    <style:style style:name="P28" style:family="paragraph" style:parent-style-name="Standard" style:list-style-name="L9">
      <style:text-properties fo:language="en" fo:country="US"/>
    </style:style>
    <style:style style:name="P29" style:family="paragraph" style:parent-style-name="Standard" style:list-style-name="L6"/>
    <style:style style:name="P30" style:family="paragraph" style:parent-style-name="Standard" style:list-style-name="L10">
      <style:text-properties fo:color="#000000" style:font-name="Times New Roman" fo:font-size="12pt" fo:language="en" fo:country="US" fo:background-color="#ffffff" style:font-size-asian="12pt" style:font-size-complex="12pt"/>
    </style:style>
    <style:style style:name="P31" style:family="paragraph" style:parent-style-name="Heading_20_1">
      <style:text-properties fo:language="en" fo:country="US"/>
    </style:style>
    <style:style style:name="T1" style:family="text">
      <style:text-properties style:text-position="super 67%" fo:language="en" fo:country="US"/>
    </style:style>
    <style:style style:name="T2" style:family="text">
      <style:text-properties fo:color="#000000" style:font-name="Times New Roman" fo:font-size="12pt" fo:background-color="#ffffff" style:font-size-asian="12pt" style:font-size-complex="12pt"/>
    </style:style>
    <style:style style:name="T3" style:family="text">
      <style:text-properties fo:color="#000000" style:font-name="Times New Roman" fo:font-size="12pt" fo:language="en" fo:country="US" fo:background-color="#ffffff" style:font-size-asian="12pt" style:font-size-complex="12pt"/>
    </style:style>
    <style:style style:name="T4" style:family="text">
      <style:text-properties fo:font-variant="normal" fo:text-transform="none" fo:color="#333333" style:font-name="Helvetica Neue" fo:font-size="13.5pt" fo:letter-spacing="normal" fo:font-style="normal" fo:font-weight="normal"/>
    </style:style>
    <style:style style:name="T5" style:family="text">
      <style:text-properties style:font-name="Helvetica Neue" fo:font-size="13.5pt" fo:font-style="normal" fo:font-weight="normal"/>
    </style:style>
    <style:style style:name="T6" style:family="text">
      <style:text-properties style:text-position="super 58%"/>
    </style:style>
    <style:style style:name="T7" style:family="text">
      <style:text-properties fo:language="en" fo:country="US"/>
    </style:style>
    <style:style style:name="T8" style:family="text">
      <style:text-properties fo:language="en" fo:country="US" fo:font-weight="bold"/>
    </style:style>
    <style:style style:name="T9" style:family="text">
      <style:text-properties fo:font-size="12pt" fo:font-style="normal" fo:font-weight="normal"/>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Chapter 2 of Aweworld. <text:s/></text:p>
      <text:p text:style-name="P4"/>
      <text:p text:style-name="P4">Story Summaries. </text:p>
      <text:p text:style-name="P4"/>
      <text:p text:style-name="P4">Ljus comforting Elda</text:p>
      <text:p text:style-name="P4"/>
      <text:p text:style-name="P4">Feat<text:span text:style-name="T2">ure ideas (Vore):</text:span></text:p>
      <text:p text:style-name="P2">Valnos? Can fly over a pass. Does so to silence canon batteries. (Escape from Nowhere)</text:p>
      <text:p text:style-name="P2"/>
      <text:p text:style-name="P2">Vore ideas to write:</text:p>
      <text:p text:style-name="P2"/>
      <text:p text:style-name="P2">Getting seduced by gryph captain.</text:p>
      <text:p text:style-name="P2"/>
      <text:p text:style-name="P2">Eaten by Elda.</text:p>
      <text:p text:style-name="P2">Eaten by Ljus –</text:p>
      <text:p text:style-name="Standard"><text:span text:style-name="Default_20_Paragraph_20_Font"><text:span text:style-name="T3">Getting into an argument with the priest and being eaten by their initiate</text:span></text:span></text:p>
      <text:p text:style-name="P2"/>
      <text:p text:style-name="P2">Loosing a fight to a gator.</text:p>
      <text:p text:style-name="P2"/>
      <text:p text:style-name="P2">Sea anemone –</text:p>
      <text:p text:style-name="Standard"><text:span text:style-name="Default_20_Paragraph_20_Font"><text:span text:style-name="T3">sea anenomy that they find on an island due to low tide. They think its some sort of curious plant, it smells very very nice. Either its kinda smallish so they bring it to the captain for her cabin. Later find it rather rounded and plump. Or its one thats as big as a tree and it manages to lure in and consume and digest the whole crew</text:span></text:span></text:p>
      <text:p text:style-name="Standard"><text:span text:style-name="Default_20_Paragraph_20_Font"><text:span text:style-name="T3"/></text:span></text:p>
      <text:p text:style-name="P1"><text:span text:style-name="Default_20_Paragraph_20_Font"><text:span text:style-name="T3"/></text:span></text:p>
      <text:p text:style-name="P2">Officer system ideas:</text:p>
      <text:p text:style-name="P2">Officers assigned 3 types of groups. Martial, Administrative, Specialist. </text:p>
      <text:p text:style-name="P2">One from each group to choose from for each mission. Possibly better alternatives depending on scouting level. </text:p>
      <text:p text:style-name="P2"/>
      <text:p text:style-name="P2"/>
      <text:p text:style-name="P3">Notable new characters:</text:p>
      <text:p text:style-name="P2"/>
      <text:p text:style-name="P4"><text:span text:style-name="T2">Fleet-Admiral (needs a name) “Newtree” </text:span><text:span text:style-name="T4">Kaunis </text:span> </text:p>
      <text:p text:style-name="P4"><text:span text:style-name="T2">Flag-Captain</text:span> (Needs a name)</text:p>
      <text:p text:style-name="P4">Some fleet captains.</text:p>
      <text:p text:style-name="P4">Captain Klippa. (stranded ship)</text:p>
      <text:p text:style-name="P4"/>
      <text:p text:style-name="P4">Scout-Master - Krel</text:p>
      <text:p text:style-name="P4">Wingless. (Just calls himself Wi-less)</text:p>
      <text:p text:style-name="P4">Gryph mercenary Captain</text:p>
      <text:p text:style-name="P4">Kingdom liaison: Chio</text:p>
      <text:p text:style-name="P4"/>
      <text:p text:style-name="P4">Gator Warlord.</text:p>
      <text:p text:style-name="P4"/>
      <text:p text:style-name="P4">Drudge diplomat and engineer.</text:p>
      <text:p text:style-name="P4"/>
      <text:p text:style-name="P4"><text:s/></text:p>
      <text:p text:style-name="P4">Summary:</text:p>
      <text:p text:style-name="P4"/>
      <text:p text:style-name="P4"><text:soft-page-break/>Having sailed across the Western sea to reach the Archipelago sea of Thousand Island, Avolc begins her search for the Awe Fleet.</text:p>
      <text:p text:style-name="P4"/>
      <text:p text:style-name="P4">There are several Rallying points to investigate that can help her find them. The scout she has recovered on the first island has sombre news about the progress of the fleet. But the information is outdated at best.</text:p>
      <text:p text:style-name="P4"/>
      <text:p text:style-name="P4">Avolc has to decide whether to proceed to the next rallying point or follow the hunch of the scout that there would be no one there but possible danger.</text:p>
      <text:p text:style-name="P4"/>
      <text:p text:style-name="P4">( Event, decide on where to go. Navpoint 2 or Navpoint 3, which is further away)</text:p>
      <text:p text:style-name="P4"/>
      <text:p text:style-name="P4"><text:s/></text:p>
      <text:p text:style-name="P4">Navpoint 2 has no Ships waiting, but there are signs of temporary encampment on the island. Perhaps clues?</text:p>
      <text:p text:style-name="P4"/>
      <text:p text:style-name="P4"/>
      <text:p text:style-name="P4">Navpoint 3 has another lone scout waiting thats gone somewhat native on the island. Informs that last time he saw the ships was when he was first dropped off, that they are weeks late from picking him up again.</text:p>
      <text:p text:style-name="P4"/>
      <text:p text:style-name="P4">Further scout reports give Avolc a clue of the fleets last movements, that they headed toward Port Nowhere, a known tariff free neutral floating trade city located in the heart of the islands.</text:p>
      <text:p text:style-name="P4"/>
      <text:p text:style-name="P4"/>
      <text:p text:style-name="Standard"><text:span text:style-name="T7">There is still a 4</text:span><text:span text:style-name="Default_20_Paragraph_20_Font"><text:span text:style-name="T1">th</text:span></text:span><text:span text:style-name="T7"> Tertiary rallying point that could be checked out. It was to be used to gather at a certain date that has long passed for the return toward Aweland. But that date has passed, but it might contain more clues.</text:span></text:p>
      <text:p text:style-name="P4">That or head straight toward the heart of Island region and look for the estimated location of the Port from the scouts report.</text:p>
      <text:p text:style-name="P4"/>
      <text:p text:style-name="P4">Navpoint 4 has a scuttled Awe ship grounded on the beach. While appearing to be a wreck at first, its been thoroughly scavenged and salvaged for anything useful and its deemed to have been intentional. Its damaged from the kind of battle damage The attentive received from its recent battle with Thunder weapons.</text:p>
      <text:p text:style-name="P4">There are semi-hostile Gryph natives around that seem to avoid contact? You can capture one for information but also possibly stay a while for repairs by taking spare parts and materials of the scuttled ship.</text:p>
      <text:p text:style-name="P4"/>
      <text:p text:style-name="P4"/>
      <text:p text:style-name="P4">A captured Gryph informs that they don't like Awes because they've picked the islands clean of food and only given silver in return, which you cannot eat. A foraging Awe ships use to regularly pass by this region.</text:p>
      <text:p text:style-name="P4">You can eat the gryph.</text:p>
      <text:p text:style-name="P4"/>
      <text:p text:style-name="P4"/>
      <text:p text:style-name="P4">All thats left is to head toward the Central region where Port-nowhere is thought to be.</text:p>
      <text:p text:style-name="P4">Here you can choose how to search. <text:s/>Either search the fertile islands. Sail by the largest islands. Or check the area of sandbanks.</text:p>
      <text:p text:style-name="P4"/>
      <text:p text:style-name="P4">Fertile islands</text:p>
      <text:p text:style-name="P4"/>
      <text:p text:style-name="P4"><text:soft-page-break/>Its possible to find the foraging Awe ship here if you were quick.</text:p>
      <text:p text:style-name="P4">They will be happy to see you, though the captain is a brusque and rather unkind female Awe with little regard for non-Awes. They will lead you to the fleet right away.</text:p>
      <text:p text:style-name="P4"/>
      <text:p text:style-name="P4">If your arrive late, you will find traces of the foraging ship, islands picked clean and angry and fearful natives that say they have nothing more to give to our kind. They will hint the direction of the fleet if coerced.</text:p>
      <text:p text:style-name="P4"/>
      <text:p text:style-name="P4"/>
      <text:p text:style-name="P4">Large islands.</text:p>
      <text:p text:style-name="P4"/>
      <text:p text:style-name="P4">No fleet or port here, but signs of inhabitants. Possible vore endings and possible encounter with enemy ship.</text:p>
      <text:p text:style-name="P4"/>
      <text:p text:style-name="P4"/>
      <text:p text:style-name="P4">Sandbanks.</text:p>
      <text:p text:style-name="P4"/>
      <text:p text:style-name="P4">Fleet is around here. You can find them after a search of the area. You can also get stuck on Sandbanks and take some damage and the fleet finds you instead.</text:p>
      <text:p text:style-name="P4"/>
      <text:p text:style-name="P4"/>
      <text:p text:style-name="P4">The Fleet.</text:p>
      <text:p text:style-name="P4"/>
      <text:p text:style-name="P4">Introduction to Fleet Admiral and cadre of Captains.</text:p>
      <text:p text:style-name="P4">Fleet Admiral is a thoroughly stubborn individual that refuses to consider withdrawal and is here to do her task. Will be very critical of Avolcs actions up to this point, but will be impressed by the Intel and if you managed to destroy the enemy vessel.</text:p>
      <text:p text:style-name="P4"/>
      <text:p text:style-name="P4">The fleet admiral knows the location of the neutral port, but though it has no outright open signs of pirates, her thorough search of the area has revealed no other pirate haven yet.</text:p>
      <text:p text:style-name="P4"/>
      <text:p text:style-name="P4">She wants to attack and blockade the port. <text:s/>But she needs more justification to attack it, her fellow captains have talked her down from aggressive action. Has possible communication and collaboration with a mercenary Trading house of Gryphs that has given them a lot of inside information.</text:p>
      <text:p text:style-name="P4"/>
      <text:p text:style-name="P4">Its suspected the leader of the pirates have a discreet hideout in the port, managing to hide or bribe themselves from the Empire and Kingdom Patrols both.</text:p>
      <text:p text:style-name="P4"/>
      <text:p text:style-name="P4"/>
      <text:p text:style-name="P4">A possible battle occurs from the fleets pursuers who decide to make a move.</text:p>
      <text:p text:style-name="P4">Avolc is not active in the tactics of the fight and have to obey orders as they come. The brilliance of the fleet admirals tactical sense is revealed as she manages to rout the attack by clever maneuvering.</text:p>
      <text:p text:style-name="P4">If you obey your orders exactly, you take more crew-losses but gain an overall larger strategic victory.</text:p>
      <text:p text:style-name="P4"/>
      <text:p text:style-name="P4"/>
      <text:p text:style-name="P4"/>
      <text:p text:style-name="P4"/>
      <text:p text:style-name="P4"/>
      <text:p text:style-name="P4">Avolc is “asked” to infiltrate Port-nowhere, posing as merchants of the merchant league. Is given a dinky captured ship and get to choose some crew to take with her.</text:p>
      <text:p text:style-name="P4"><text:soft-page-break/></text:p>
      <text:p text:style-name="P4">Port-Nowhere is a free-port, regulated in its own way but belonging to no nation. The Empire has some galleys in dock here and even a Gryph Trade-cruiser is anchored a distance away.</text:p>
      <text:p text:style-name="P4"/>
      <text:p text:style-name="P4">The infiltration takes Avolc to various places of the port. Where she can find out several details of how things are amiss and the general population is suffering. Wingless is introduced, carrying dire warnings. Hints of Thunderhill prisoners having been here can be found.</text:p>
      <text:p text:style-name="P4">Clues of the weapons origins can be found.</text:p>
      <text:p text:style-name="P4"/>
      <text:p text:style-name="P4">The infiltration has to be made with minimum amount of Awes, you can only pick one or two officers with you. Keeper and Zat has to come and act as leaders.</text:p>
      <text:p text:style-name="P4"/>
      <text:p text:style-name="P4">Possible contact with The sailing company representatives.</text:p>
      <text:p text:style-name="P4"/>
      <text:p text:style-name="P4"/>
      <text:p text:style-name="P4">Brainstorm:</text:p>
      <text:p text:style-name="P4"/>
      <text:p text:style-name="P4">Fleet Admiral wants to lure out or thinks she's destroyed the majority of the pirate fleet. Wants to blockade Port nowhere as in the great blockade. But its a trap, it was all a trap all along to lure the awe fleet here and destroy it. And some Gryph trading houses were in on it.</text:p>
      <text:p text:style-name="P4">Drudge 'Diplomat' is at the gryph capitol, trying to get the gryphs to repay their favors with a expeditionary fleet to the west. Favors being new weapons.</text:p>
      <text:p text:style-name="P4"/>
      <text:p text:style-name="P4">Though the port is trying to operate normally, there are signs of pirates having taken over everywhere. Angry inhabitants and loitering ruffians.</text:p>
      <text:p text:style-name="P4"/>
      <text:p text:style-name="P4">Depending on how discreet you've been you can either escape with the information you've received or you get captured and imprisoned with other Awes.</text:p>
      <text:p text:style-name="P4"/>
      <text:p text:style-name="P4">Either way the Admiral will attack, though it will go poorly for your fleet and crew with less information going in.</text:p>
      <text:p text:style-name="P4"/>
      <text:p text:style-name="P4">Attack on port nowhere.</text:p>
      <text:p text:style-name="P4">Not all of the port if hostile and the Fleet-admirals intent is to blockade the port like in the great blockade.</text:p>
      <text:p text:style-name="P4">But the operation turns into a trap, the fleet is expected and opened fire upon by stationary cannons all over the port warehouse district. Hordes of armed and armored gators assail the fleets troops and hidden ships come in to attack.</text:p>
      <text:p text:style-name="P4"/>
      <text:p text:style-name="P4">The attack turns into a rout and during the escape you have to make several hard choices. When things look the hardest, Valnos rescues you at a cost.</text:p>
      <text:p text:style-name="P4"/>
      <text:p text:style-name="P4">You make an narrow escape, depending on the state of your ship, you can rescue some stranded Awes from other ships. The fleet is entirely scattered and most of it destroyed depending on your level of intel from the port. Some might escape into the maze of islands.</text:p>
      <text:p text:style-name="P4"/>
      <text:p text:style-name="P4">Grief and some despair grips the crew. You have to be strong for them and give them focus.</text:p>
      <text:p text:style-name="P4">You can decide to head for Kingdom of Plumes to find help and culprits conspirators. You have found clues of the thunder-weapons coming from here.</text:p>
      <text:p text:style-name="P4">(Should there be more choices of where to go? Sea of fangs are closed. Wulfland is a possible suspect conspirator. Empire is a hard place, perhaps there. )</text:p>
      <text:p text:style-name="P4"/>
      <text:p text:style-name="P4"><text:soft-page-break/></text:p>
      <text:p text:style-name="P4"/>
      <text:p text:style-name="P4"/>
      <text:p text:style-name="P4">Arriving at the port capitol of the Kingdom takes you in at the splendor and wealth of the Gryphs. The port is ancient and has been expanded upon for centuries. Its bustling with traffic. But there's trouble in the air here and the crown of one of the biggest trees in the center of the town is smoldering from a recent fire.</text:p>
      <text:p text:style-name="P4"/>
      <text:p text:style-name="P4">Something has happened here and the port is in uproar about it. Apparently there's been a coup attempt. Your arrival with the news of Port-nowhere being a haven for a new pirate lord, possibly a warlord falls deaf ears as Gryphs are preoccupied with their own problems.</text:p>
      <text:p text:style-name="P4"/>
      <text:p text:style-name="P4">The arrival of the pirate fleet soon behind you makes matters further complicated and causes a stir.</text:p>
      <text:p text:style-name="P4"/>
      <text:p text:style-name="P4">Soon you gain allies, perhaps seeking out House Blueleaf or a competitor house that approaches you, offering assistance. <text:s/>And you're brought up to the high courts of the Gryph major houses.</text:p>
      <text:p text:style-name="P4">The king of the Gryphs and the leading House have been slain and brought to ruin and the lower houses are clamoring for who to take their place.</text:p>
      <text:p text:style-name="P4"/>
      <text:p text:style-name="P4">In the end, “Traitor” houses have conspired to overthrow the old establishment, who believed more in a free-market and have funded the piracy efforts in order to stifle competition and gain a upper-hand. Gryphs have seen a decline in their profits since Awes and Wulfs started joining in on the major trading and flooding the market with cheap metals. A balance that has existed for a long time have over short time shuffled wealth and standing around considerably.</text:p>
      <text:p text:style-name="P4"/>
      <text:p text:style-name="P4">The Gator Warlord himself makes an appearance to give the traitor houses his backing. Though their goal is in the end to invade Aweland, the gryph houses care little, as long as they receive the premium rights on trading between east and west.</text:p>
      <text:p text:style-name="P4"/>
      <text:p text:style-name="P4">House Blueleaf is one of the traitor-houses, Kveest, who's been too low-ranking to know of this plot is dismayed but ultimately loyal to his lineage. He offers you a chance to escape but wont be able to help unless you can convince him to join you.</text:p>
      <text:p text:style-name="P4">The alternate house you could ally with prove to be more of an ally, but mostly because they have the most to loose on the usurping establishment. Several Gryphs join your crew with them.</text:p>
      <text:p text:style-name="P4"/>
      <text:p text:style-name="P4">A Drudge observer is very riled up about the news of Thunder weapons being in use, especially in such nefarious ways. They find their way to you and offer to guide you to Novinus, the Drudge homeland to the south and take up your case there. Thats where the weapons come from and this is a serious breach of their laws and trust.</text:p>
      <text:p text:style-name="P4"/>
      <text:p text:style-name="P4">You head for Novinus and have to escape pirates and the Kingdom port once more.</text:p>
      <text:p text:style-name="P4"/>
      <text:p text:style-name="P4">You pass by old Preenlon lands toward Novinus. It is nowadays Gator vassal land and loyal to the new Pirate Warlord.</text:p>
      <text:p text:style-name="P4"/>
      <text:p text:style-name="P4">At Novinus, basically a fortress island with imposing defenses you are accepted with some wariness and curiosity. No Awes have been invited here before.</text:p>
      <text:p text:style-name="P4"/>
      <text:p text:style-name="P4">You are allowed to make your case to the Drudge council.</text:p>
      <text:p text:style-name="P4">There might be two factions at play here. One supporting the distribution of knowledge and tech, heretics. And the conservative establishment who prefer isolation.</text:p>
      <text:p text:style-name="P4"/>
      <text:p text:style-name="P4"><text:soft-page-break/>If you fail to convince the isolationist council, the heretics approach you with a plan to help.</text:p>
      <text:p text:style-name="P4">You can then either accept their help, or double-cross them and expose them to the conservatives.</text:p>
      <text:p text:style-name="P4"/>
      <text:p text:style-name="P4">Gaining the trust of the conservatives involve convincing them that their leaks have put your entire nation and people at grave peril and disadvantage and guilt them into providing your people equalization against your odds. Gaining their help will help in the overall war-effort diplomatically, repair your ship and give you access home, westward.</text:p>
      <text:p text:style-name="P4"/>
      <text:p text:style-name="P4">Getting the help of the Heretics means getting your hand on more advanced tech, but the ire of the conservatives. The war-effort will not gain as much help, though the tech advantage of stronger more advanced cannons and plans for firearms do help. The heretics were ultimately the ones responsible for leaking the cannon tech in the first place however.</text:p>
      <text:p text:style-name="P4"/>
      <text:p text:style-name="P4">Possible to get the help of both?</text:p>
      <text:p text:style-name="P4"/>
      <text:p text:style-name="P4">Either who you get the help of, you acquire the map and means for a way home. The way east is blocked by the pirate fleet who no doubt guard the passage through the fangs.</text:p>
      <text:p text:style-name="P4">Your only choice is to go around, West, and head for the east coast around the globe past the cursed seas.</text:p>
      <text:p text:style-name="P4"/>
      <text:p text:style-name="P4">This passage and place has religious significance to Drudges. Who say your will only make it if the “Eye of the Father” judges you worthy.</text:p>
      <text:p text:style-name="P4"/>
      <text:p text:style-name="P4">So off you go. Toward unknown seas. You have to make it home with warnings and aid before the pirate warlord amasses his grand armada and invades the west coast after the sea of fangs are made passable once more.</text:p>
      <text:p text:style-name="P4"/>
      <text:p text:style-name="P4">You will have a Drudge or two with you.</text:p>
      <text:p text:style-name="P4"/>
      <text:p text:style-name="P4"/>
      <text:h text:style-name="P31" text:outline-level="1">Old draft:</text:h>
      <text:p text:style-name="P4"/>
      <text:p text:style-name="P7">Avolc arrives at thousand islands and start to search various pre-marked rendezvous spots. On one, a sudden scout appears from one of the islands and makes his report.</text:p>
      <text:p text:style-name="P7">The Awe fleet is in retreat. They arrived in force and spread out as planned, to find pirate hide-away, but that sprung the trap. The ships were assaulted, outnumbered and out gunned. The few of the Awe-fleet that managed to escape the snare gathered together and are now in a running fight around the islands, cut off from escape. Now you are in this trap too.</text:p>
      <text:p text:style-name="P7">You meet with what remains of the fleet who are planning a surprise counter-attack on what they've found to be port-nowhere, which is their base of operations.</text:p>
      <text:p text:style-name="P7">The attack goes well, Avolc leads a troop onto the island to rescue some of the captured crews. But they warn that its a trap! And at that moment, thunderous cannons sound as ships start to emerge and overwhelm the attacks.</text:p>
      <text:p text:style-name="P7">Avolc and her crew fight they way back to their ships. But not before loosing important crew-members who bravely buy everyone time. Detonating their black-powder stores and nearly blowing the whole floating port up.</text:p>
      <text:p text:style-name="P7"><text:soft-page-break/>Avolc manages to escape with one or two other ships. They cant flee east anymore, so they flee westward.</text:p>
      <text:p text:style-name="P7">The fleet is lost, the enemy is greater then they imagined and planning a full-scale assault on Aweland. Their attack though a loss, might have bought their homeland some time, but with no way to know whats coming, that time will count for naught.</text:p>
      <text:p text:style-name="P7">The plan is to head for Gryphlands and perhaps secure a Gryph trade-ship that can make the passage east and warn everyone.</text:p>
      <text:p text:style-name="P7">But as they arrive in Gryphlands, there's turmoil there as well. A coup and trading houses in open conflict with one another. One that supports the pirate fleet and one that opposes it.</text:p>
      <text:p text:style-name="P7">Alas the supporting house has the military advantage and though Avolc is allowed there for diplomatic reasons, there will be no help there. House Blueleaf offers its aid however, or a defecting part of it and a new planned is hatched.</text:p>
      <text:p text:style-name="P4"/>
      <text:p text:style-name="P4"/>
      <text:p text:style-name="P4">Core Game event outline: </text:p>
      <text:p text:style-name="P4"/>
      <text:list xml:id="list2533025670813630189" text:style-name="L1">
        <text:list-item>
          <text:p text:style-name="P20">Arrival at Thousand Isles, finding scout. <text:s/>-&gt; Navpoint 2 &amp; 3</text:p>
        </text:list-item>
      </text:list>
      <text:p text:style-name="P4"/>
      <text:list xml:id="list8402545718919506967" text:style-name="L2">
        <text:list-item>
          <text:p text:style-name="P21">Navpoint 2 (Three sons isle.) -&gt; Nav 4 or 3 <text:s/>+days</text:p>
        </text:list-item>
        <text:list-item>
          <text:p text:style-name="P21">Navpoint 3 (Scout and Gryph Islanders A) -&gt; Nav 4 or 2 <text:s/>+days</text:p>
        </text:list-item>
      </text:list>
      <text:p text:style-name="P8"/>
      <text:p text:style-name="P8"/>
      <text:list xml:id="list37217674" text:style-name="L1">
        <text:list-item>
          <text:p text:style-name="P20">Navpoint 4 (Broken ship - Demolevel) -&gt; Fertile and Sandbanks</text:p>
        </text:list-item>
      </text:list>
      <text:p text:style-name="P4"/>
      <text:list xml:id="list7332452025887415273" text:style-name="L3">
        <text:list-item>
          <text:p text:style-name="P22">Fertile isles <text:s/>(Pursue kidnapped Awe/leads) <text:s/>-&gt; Foraging ship or Islanders B if too slow.</text:p>
        </text:list-item>
        <text:list-item>
          <text:p text:style-name="P22">Sandbanks (Pursue kidnapped Awe/leads) <text:s/>-&gt;Capture/ Islanders B</text:p>
        </text:list-item>
      </text:list>
      <text:list xml:id="list37224372" text:style-name="L1">
        <text:list-item>
          <text:p text:style-name="P20">Foraging ship <text:s/>(Awe frigate found.) -&gt; Fleet</text:p>
        </text:list-item>
        <text:list-item>
          <text:p text:style-name="P20">Islanders B <text:s/>(Semi-hostile. Many outcomes.) -&gt; Fleet or capture</text:p>
        </text:list-item>
        <text:list-item>
          <text:p text:style-name="P20">Capture (Taken to Port Nowhere as prizes.) -&gt; Infiltration or Assault if fail. </text:p>
        </text:list-item>
      </text:list>
      <text:p text:style-name="P8"/>
      <text:p text:style-name="P4"/>
      <text:p text:style-name="P4"/>
      <text:list xml:id="list40611456" text:continue-numbering="true" text:style-name="L1">
        <text:list-item>
          <text:p text:style-name="P20">Fleet (Meeting Fleet admiral)</text:p>
        </text:list-item>
        <text:list-item>
          <text:p text:style-name="P19"><text:span text:style-name="T7">1</text:span><text:span text:style-name="Default_20_Paragraph_20_Font"><text:span text:style-name="T1">st</text:span></text:span><text:span text:style-name="T7"> Fleet Battle <text:s/>(Defeating pursuers.) -&gt; Infiltration mission or Assault if you haven’t impressed Admiral.</text:span></text:p>
        </text:list-item>
      </text:list>
      <text:p text:style-name="P8"/>
      <text:list xml:id="list2156003422037045634" text:style-name="L4">
        <text:list-item>
          <text:p text:style-name="P23">Infiltration of Nowhere (Find information to mitigate losses on assault or captured)</text:p>
        </text:list-item>
      </text:list>
      <text:p text:style-name="P4"/>
      <text:list xml:id="list5458986584597736441" text:style-name="L5">
        <text:list-item>
          <text:p text:style-name="P24">Assault Port Nowhere <text:s/>(Fleet Admiral assaults. If captured, you’re rescued. Big Ambush)</text:p>
        </text:list-item>
        <text:list-item>
          <text:p text:style-name="P24">Escape Port Nowhere (Losses dependent on intel/choices/capture. Valnos lost. Port nowhere burns.)</text:p>
        </text:list-item>
        <text:list-item>
          <text:p text:style-name="P24">Escape/Doubts/morale <text:s/>(Dream sequence? Speech/choices/split up with fleet.)</text:p>
        </text:list-item>
        <text:list-item>
          <text:p text:style-name="P24">Kingdom of Plumes <text:s/>(Post-coup, military tension, house-wars.) -&gt; Blueleaf or Emberclaw </text:p>
        </text:list-item>
      </text:list>
      <text:list xml:id="list37214402" text:style-name="L4">
        <text:list-item>
          <text:p text:style-name="P23">House Blueleaf <text:s text:c="2"/>(Kveest seeks you out first)</text:p>
        </text:list-item>
        <text:list-item>
          <text:p text:style-name="P23">House Emberclaw. (Seeks you out second, snooty, seeking alliances.)</text:p>
        </text:list-item>
      </text:list>
      <text:list xml:id="list3882349856188460569" text:style-name="L6">
        <text:list-item>
          <text:p text:style-name="P25">Audience <text:s text:c="2"/>(Drudge Diplomat. Find the conspiracy against Awes. Pirate warlord arrives.) </text:p>
        </text:list-item>
      </text:list>
      <text:list xml:id="list2371019749471440011" text:style-name="L7">
        <text:list-item>
          <text:p text:style-name="P26"><text:soft-page-break/>Fight/escape <text:s/>(Blueleaf betrayal. Damage?)</text:p>
        </text:list-item>
        <text:list-item>
          <text:p text:style-name="P26">Smuggled out (Emberclaw rescue)</text:p>
        </text:list-item>
      </text:list>
      <text:list xml:id="list37227189" text:style-name="L6">
        <text:list-item>
          <text:p text:style-name="P29"><text:span text:style-name="T7">2</text:span><text:span text:style-name="Default_20_Paragraph_20_Font"><text:span text:style-name="T1">nd</text:span></text:span><text:span text:style-name="T7"> Ceremony of Light <text:s/>(Honoring the fallen. Cadet promotions.)</text:span></text:p>
        </text:list-item>
        <text:list-item>
          <text:p text:style-name="P25">Novinus <text:s/>(Diplomat delivered. Audience about canons. Picking sides.)</text:p>
        </text:list-item>
      </text:list>
      <text:list xml:id="list6372978783174522438" text:style-name="L8">
        <text:list-item>
          <text:p text:style-name="P27">Heretics <text:s/>(Offers technology for support)</text:p>
        </text:list-item>
        <text:list-item>
          <text:p text:style-name="P27">Conservatives (Offers political influence)</text:p>
        </text:list-item>
      </text:list>
      <text:list xml:id="list5921333931182776169" text:style-name="L9">
        <text:list-item>
          <text:p text:style-name="P28">West <text:s/>(Wrap-up. Sailing west to get home.)</text:p>
        </text:list-item>
      </text:list>
      <text:p text:style-name="P4"/>
      <text:p text:style-name="Standard"><text:span text:style-name="Default_20_Paragraph_20_Font"><text:span text:style-name="T3"/></text:span></text:p>
      <text:p text:style-name="Standard"><text:span text:style-name="Default_20_Paragraph_20_Font"><text:span text:style-name="T3">Deepening: </text:span></text:span></text:p>
      <text:p text:style-name="Standard"><text:span text:style-name="Default_20_Paragraph_20_Font"><text:span text:style-name="T3"/></text:span></text:p>
      <text:p text:style-name="Standard"><text:span text:style-name="Default_20_Paragraph_20_Font"><text:span text:style-name="T3">All Awes will at the end of their lives choose someone to deepen to, of either gender. Its instinctual as well as cultural and even spiritual to some. To pass on in the belly of another Awe, is grant them your strength and your spirit. Its a way to live on past your own time. Awes don't have an deities, but this is their form of afterlife in a way. Though some are more pragmatic about it, its just the way its done. </text:span></text:span></text:p>
      <text:p text:style-name="Standard"><text:span text:style-name="Default_20_Paragraph_20_Font"><text:span text:style-name="T3"/></text:span></text:p>
      <text:p text:style-name="Standard"><text:span text:style-name="Default_20_Paragraph_20_Font"><text:span text:style-name="T3">Finding that special someone to deepen with is like falling in love. Awes of advanced age tend to traditionally choose close descendants, but really anyone can become that special someone an Awe wants to Deepen with. <text:s/></text:span></text:span></text:p>
      <text:p text:style-name="Standard"><text:span text:style-name="Default_20_Paragraph_20_Font"><text:span text:style-name="T3">Of course, this can happen earlier for Awes, it does quite regularly in fact. Awes feel the tingles for some Awe or another, a deep attraction to become just a part of them; Sometimes its strong, sometimes its just a passing shiver.</text:span></text:span></text:p>
      <text:p text:style-name="Standard"><text:span text:style-name="Default_20_Paragraph_20_Font"><text:span text:style-name="T3">This can come from a variety of reasons, most commonly because someone is very much more capable and strong.</text:span></text:span></text:p>
      <text:p text:style-name="Standard"><text:span text:style-name="Default_20_Paragraph_20_Font"><text:span text:style-name="T3">Either way, the feel the need broach it and the two may agree two Deepen. </text:span></text:span></text:p>
      <text:p text:style-name="Standard"><text:span text:style-name="Default_20_Paragraph_20_Font"><text:span text:style-name="T3"/></text:span></text:p>
      <text:p text:style-name="Standard"><text:span text:style-name="Default_20_Paragraph_20_Font"><text:span text:style-name="T3">Its not a compulsion you cant disobey or anything, but it can make things a little awkward. Usually the Awe in question will start to behave subordinate to this Awe. </text:span></text:span></text:p>
      <text:p text:style-name="Standard"><text:span text:style-name="Default_20_Paragraph_20_Font"><text:span text:style-name="T3">The target of Deepening, the Awe doing the eating, they don't feel any compulsions to eat someone. It is up to them to accept or not. It is quite a honor to be chosen however and the more spiritual Awes do not want to pass up the opportunity to grow 'stronger' by absorbing someone. </text:span></text:span></text:p>
      <text:p text:style-name="Standard"><text:span text:style-name="Default_20_Paragraph_20_Font"><text:span text:style-name="T3"/></text:span></text:p>
      <text:p text:style-name="Standard"><text:span text:style-name="Default_20_Paragraph_20_Font"><text:span text:style-name="T3">In any-case, that's why its useful to have a strong, stable Awe as a figurehead and as a captain. Crew might feel the tingles toward them for their bravery and steadfast leadership and be more deferential. </text:span></text:span></text:p>
      <text:p text:style-name="Standard"><text:span text:style-name="Default_20_Paragraph_20_Font"><text:span text:style-name="T3"/></text:span></text:p>
      <text:p text:style-name="Standard"><text:span text:style-name="Default_20_Paragraph_20_Font"><text:span text:style-name="T3">The King and the miller:</text:span></text:span></text:p>
      <text:p text:style-name="Standard"><text:span text:style-name="Default_20_Paragraph_20_Font"><text:span text:style-name="T3"/></text:span></text:p>
      <text:p text:style-name="Standard"><text:span text:style-name="Default_20_Paragraph_20_Font"><text:span text:style-name="T3">A Wulf folktale about a would-be Wulf-king who sought to make a Wulf Kingdom. But he's eaten by a simple miller who is unconvinced about his right to rule and makes him a subject of his paunch instead. </text:span></text:span></text:p>
      <text:p text:style-name="Standard"><text:span text:style-name="Default_20_Paragraph_20_Font"><text:span text:style-name="T3">Moral of the story is to explain Wulf attitude to ownership and leadership. </text:span></text:span></text:p>
      <text:p text:style-name="Standard"><text:span text:style-name="Default_20_Paragraph_20_Font"><text:span text:style-name="T3">Scribbles:</text:span></text:span></text:p>
      <text:p text:style-name="Standard"><text:span text:style-name="Default_20_Paragraph_20_Font"><text:span text:style-name="T3"/></text:span></text:p>
      <text:p text:style-name="Standard"><text:span text:style-name="Default_20_Paragraph_20_Font"><text:span text:style-name="T3">There once was a would-be king of Wulfs. </text:span></text:span></text:p>
      <text:p text:style-name="Standard"><text:span text:style-name="Default_20_Paragraph_20_Font"><text:span text:style-name="T3">He had a vision of a unified Wulf nation and he worked tirelessly to unite the scattered cities.</text:span></text:span></text:p>
      <text:p text:style-name="Standard"><text:span text:style-name="Default_20_Paragraph_20_Font"><text:span text:style-name="T3">He gathered followers, forged alliances and made himself wealthy and powerful.</text:span></text:span></text:p>
      <text:p text:style-name="Standard"><text:span text:style-name="Default_20_Paragraph_20_Font"><text:span text:style-name="T3">Soon all Wulfs were sure to hail him as King!</text:span></text:span></text:p>
      <text:p text:style-name="Standard"><text:span text:style-name="Default_20_Paragraph_20_Font"><text:span text:style-name="T3">However, when on his way to negotiate the final fealty of one of the greatest cities of the time, him and his retinue came upon a stubborn miller. </text:span></text:span></text:p>
      <text:p text:style-name="Standard"><text:span text:style-name="Default_20_Paragraph_20_Font"><text:span text:style-name="T3">The miller refused to share his food and home for the travel-weary would-be-king and his troop. He </text:span></text:span><text:soft-page-break/><text:span text:style-name="Default_20_Paragraph_20_Font"><text:span text:style-name="T3">refused to bow to the kings authority. </text:span></text:span></text:p>
      <text:p text:style-name="Standard"><text:span text:style-name="Default_20_Paragraph_20_Font"><text:span text:style-name="T3">The king could have with his warriors have taken what they wanted. But no, he faced this challenge to his rule with negotiation. If he could not convince and gain the loyalty of a common miller but through force, <text:s/>how would the great city then ever accept his rule let alone all his subjects. </text:span></text:span></text:p>
      <text:p text:style-name="Standard"><text:span text:style-name="Default_20_Paragraph_20_Font"><text:span text:style-name="T3"/></text:span></text:p>
      <text:p text:style-name="Standard"><text:span text:style-name="Default_20_Paragraph_20_Font"><text:span text:style-name="T3">The King argued with the stubborn miller for several days, who refused to budge. He had heard of no kings and allegiances of cities, paid no heed to the rumors and goings-ons in the greater world and cared not for the kings display of riches and power. </text:span></text:span></text:p>
      <text:p text:style-name="Standard"><text:span text:style-name="Default_20_Paragraph_20_Font"><text:span text:style-name="T3"/></text:span></text:p>
      <text:p text:style-name="Standard"><text:span text:style-name="Default_20_Paragraph_20_Font"><text:span text:style-name="T3">Frustrated the King finally exclaimed. </text:span></text:span></text:p>
      <text:p text:style-name="Standard"><text:span text:style-name="Default_20_Paragraph_20_Font"><text:span text:style-name="T3">“What would make you accept me as your king and ruler?”</text:span></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his mill I've built with the toil of my body. </text:span></text:span></text:p>
      <text:p text:style-name="Standard"><text:span text:style-name="Default_20_Paragraph_20_Font"><text:span text:style-name="T3">No words, status and boast will win you my obedience and tribute. </text:span></text:span></text:p>
      <text:p text:style-name="Standard"><text:span text:style-name="Default_20_Paragraph_20_Font"><text:span text:style-name="T3">Not when with similar toil I could in a night gain your absolute loyalty and all that you have, no matter your title.” <text:s/>Explained the Miller</text:span></text:span></text:p>
      <text:p text:style-name="Standard"><text:span text:style-name="Default_20_Paragraph_20_Font"><text:span text:style-name="T3"/></text:span></text:p>
      <text:p text:style-name="Standard"><text:span text:style-name="Default_20_Paragraph_20_Font"><text:span text:style-name="T3">The king refused to believe such a claim and demanded the miller demonstrate. For if he spoke truth and a king could in a night be convinced to give fealty to a miller, then what King was he.</text:span></text:span></text:p>
      <text:p text:style-name="Standard"><text:span text:style-name="Default_20_Paragraph_20_Font"><text:span text:style-name="T3"/></text:span></text:p>
      <text:p text:style-name="Standard"><text:span text:style-name="Default_20_Paragraph_20_Font"><text:span text:style-name="T3">The miller refused and bade the king be on his way. </text:span></text:span></text:p>
      <text:p text:style-name="Standard"><text:span text:style-name="Default_20_Paragraph_20_Font"><text:span text:style-name="T3">Outraged the King demanded the miller make the effort and demonstrate the method of surpassing a king.</text:span></text:span></text:p>
      <text:p text:style-name="Standard"><text:span text:style-name="Default_20_Paragraph_20_Font"><text:span text:style-name="T3"/></text:span></text:p>
      <text:p text:style-name="Standard"><text:span text:style-name="Default_20_Paragraph_20_Font"><text:span text:style-name="T3">The Miller agreed and ate the king there and then. And true to his word, over one night, the King had aligned himself to his cause, utterly and completely and with absolute loyalty. </text:span></text:span></text:p>
      <text:p text:style-name="Standard"><text:span text:style-name="Default_20_Paragraph_20_Font"><text:span text:style-name="T3"/></text:span></text:p>
      <text:p text:style-name="Standard"><text:span text:style-name="Default_20_Paragraph_20_Font"><text:span text:style-name="T3">Did the Miller become the new king? No. He only gained all that the King had. Which was nothing. </text:span></text:span></text:p>
      <text:p text:style-name="Standard"><text:span text:style-name="Default_20_Paragraph_20_Font"><text:span text:style-name="T3">-------</text:span></text:span></text:p>
      <text:p text:style-name="Standard"><text:span text:style-name="Default_20_Paragraph_20_Font"><text:span text:style-name="T3"/></text:span></text:p>
      <text:p text:style-name="Standard"><text:span text:style-name="Default_20_Paragraph_20_Font"><text:span text:style-name="T3">There once was a king of Wulfs, who sought to unite the nation into one. </text:span></text:span></text:p>
      <text:p text:style-name="Standard"><text:span text:style-name="Default_20_Paragraph_20_Font"><text:span text:style-name="T3"/></text:span></text:p>
      <text:p text:style-name="Standard"><text:span text:style-name="Default_20_Paragraph_20_Font"><text:span text:style-name="T3">Born was he into privileged wealth, but satisfied was he not.</text:span></text:span></text:p>
      <text:p text:style-name="Standard"><text:span text:style-name="Default_20_Paragraph_20_Font"><text:span text:style-name="T3">A king he wanted to be, to unite, to rule, that was his lot. </text:span></text:span></text:p>
      <text:p text:style-name="Standard"><text:span text:style-name="Default_20_Paragraph_20_Font"><text:span text:style-name="T3"/></text:span></text:p>
      <text:p text:style-name="Standard"><text:span text:style-name="Default_20_Paragraph_20_Font"><text:span text:style-name="T3">“With a leader, army and tax, a great nation we could be. That leader should be me, for far ahead I can see.”</text:span></text:span></text:p>
      <text:p text:style-name="Standard"><text:span text:style-name="Default_20_Paragraph_20_Font"><text:span text:style-name="T3"/></text:span></text:p>
      <text:p text:style-name="Standard"><text:span text:style-name="Default_20_Paragraph_20_Font"><text:span text:style-name="T3">He gathered followers with charm, wit and just cause. He traveled, built allegiances and fealty without pause. </text:span></text:span></text:p>
      <text:p text:style-name="P2"/>
      <text:p text:style-name="P2">But as soon as his back was turned, no tribute remained that had he earned. </text:p>
      <text:p text:style-name="P2"/>
      <text:p text:style-name="P2">One day, the traveling king met a stubborn fat miller, who was not paying his tax. </text:p>
      <text:p text:style-name="P2"/>
      <text:p text:style-name="P2">“Miller, your cause is mine and mine yours. Pay your dues.” The King requested. </text:p>
      <text:p text:style-name="P2">“Why?” Asked the Miller</text:p>
      <text:p text:style-name="P2">“For the seeds you mill would feed many of mine subjects.” The King explained. </text:p>
      <text:p text:style-name="P2">“No” Said the Miller. “The Mill is mine. I built it.”</text:p>
      <text:p text:style-name="P2">“But the seeds you mill you have not grown, a portion you take of everything sown.” The king argued.</text:p>
      <text:p text:style-name="P2"><text:soft-page-break/>“That is the price of using my mill.” The miller replied. </text:p>
      <text:p text:style-name="P2">“That is the nature of tax. Now you likewise, shall pay me.” The king commanded. </text:p>
      <text:p text:style-name="P2">“No.” Said the Miller. “Growers gain the use of my mill. What do I gain from paying you?”</text:p>
      <text:p text:style-name="P9">“</text:p>
      <text:p text:style-name="P2"/>
      <text:p text:style-name="P2"/>
      <text:p text:style-name="P2"/>
      <text:p text:style-name="P2"/>
      <text:p text:style-name="P2"/>
      <text:p text:style-name="P2">Progress February 1:</text:p>
      <text:p text:style-name="P2"/>
      <text:p text:style-name="P2">Jobbat på Navpoint 2. </text:p>
      <text:p text:style-name="P2">Den är nu I stort sett spelbar I basics. </text:p>
      <text:p text:style-name="P2"/>
      <text:p text:style-name="P2"><text:s/>Det ligger rester I koden. </text:p>
      <text:p text:style-name="P2"/>
      <text:p text:style-name="P2"/>
      <text:p text:style-name="P2"><text:span text:style-name="T4">The Raptorians have been sitting quietly down in the depths of the holds for most of the journey. There is not terribly much heavy labor to go around for all of them. So when not goaded into loosing at cards they are</text:span> slumbering, training (as far as space allows) or being fussed over by the squires. <text:s/></text:p>
      <text:p text:style-name="P2">The Pack-Master, who's steps can be heard coming from across the ship due to the creak of wood came to my cabin to deliver a request personally. </text:p>
      <text:p text:style-name="P2"/>
      <text:p text:style-name="P2">“Pack is bored, they dare nip and growl often.” He rumbled.</text:p>
      <text:p text:style-name="P2"/>
      <text:p text:style-name="P2">I had to cock my head at him and frown before he was prompted to continue. </text:p>
      <text:p text:style-name="P2"/>
      <text:p text:style-name="P2">“Few who was permitted to landing party smell of dirt and grass.” The Pack-Master offered. </text:p>
      <text:p text:style-name="P2"/>
      <text:p text:style-name="P2">“Are you requesting Shore-leave for your Raptorians?” I asked firmly, to get to the point. </text:p>
      <text:p text:style-name="P2"/>
      <text:p text:style-name="P2">“Squires bade me ask.” The Pack-Master huffed a heavy snort of air. </text:p>
      <text:p text:style-name="P2"/>
      <text:p text:style-name="P2">I suppressed a rueful grin. Pack-Master Evok did not like admitting to do favors for his pack. </text:p>
      <text:p text:style-name="P2"/>
      <text:p text:style-name="P2">“Do you expect trouble if I say no?” I asked. </text:p>
      <text:p text:style-name="P2"/>
      <text:p text:style-name="P2">The Pack-Master slowly shook his head. <text:s/>“No, I control pack. Pack knows duty and I remind firmly, <text:s/>often and well.” </text:p>
      <text:p text:style-name="P2"/>
      <text:p text:style-name="P2"><text:span text:style-name="T4">My landing party has deemed the island as 'safe' from possible hostiles aside from wildlife, not that there's much that could threaten a Raptorian. They are also</text:span> already winding down their operation and preparing to leave, so whatever investigation they had must nearly concluded. We could be raising anchor and leaving sooner instead. <text:s/></text:p>
      <text:p text:style-name="P2"/>
      <text:p text:style-name="P2"/>
      <text:p text:style-name="P2">Pack-Master Evok is looking most glum. He knows he's ultimately responsible for his Pack and this incident reflects poorly on his leadership as Pack-Master. </text:p>
      <text:p text:style-name="P2"/>
      <text:p text:style-name="P2">“Let the pack find its stray, Captain. Pack will be swift!” He growls low in agitation. </text:p>
      <text:p text:style-name="P2"><text:soft-page-break/></text:p>
      <text:p text:style-name="P2">The Scout-Master has his own ideas. </text:p>
      <text:p text:style-name="P2">“They no doubt are quite capable of quickly turning the isles upside down in their search. But if you'd rather my troop do a sweep more subtly, just give us the word.” </text:p>
      <text:p text:style-name="P2"/>
      <text:p text:style-name="P2">-</text:p>
      <text:p text:style-name="P2"/>
      <text:p text:style-name="P2"/>
      <text:p text:style-name="P2">Officer Garsch team is swift. After a hour or so they return to the edge of the forest and signal 'all okay'. They soon paddle back to the ship, though they seem to be empty handed. </text:p>
      <text:p text:style-name="P2"/>
      <text:p text:style-name="P2">Garsch soon reports personally. </text:p>
      <text:p text:style-name="P2"/>
      <text:p text:style-name="P2">“Contact was made Captain, we found their little village and the Scout too. But he refused to return with us, both scout and villagers did not take it too well when I insisted he report to you.” Garsch scratched his scar idly. </text:p>
      <text:p text:style-name="P2"/>
      <text:p text:style-name="P2">“Was he captive?” I asked. </text:p>
      <text:p text:style-name="P2"/>
      <text:p text:style-name="P2">“No Captain, it did not look like it. He looked more like he'd made himself comfortable. The village chief bid you welcome to stop by and have further talks. I could have forced the issue and got him out as there were but 2 dozen villagers or so, but left it at that instead of further escalating the situation.”</text:p>
      <text:p text:style-name="P2"/>
      <text:p text:style-name="P2">I crossed my arms and huffed, displeased. Not so much at my officer but at the complication. What was the scout up to? Had he gone native? I was at least glad Officer Garsch had indeed seen sense not to turn things violent and told him as much.</text:p>
      <text:p text:style-name="P2"/>
      <text:p text:style-name="P2">“Well done for now Officer.”</text:p>
      <text:p text:style-name="P2"/>
      <text:p text:style-name="P2">Either way, it seemed we had to pay them a visit, on their terms unfortunately. </text:p>
      <text:p text:style-name="P2"/>
      <text:p text:style-name="P2">-</text:p>
      <text:p text:style-name="P2"/>
      <text:p text:style-name="P2">Nyxies boat comes paddling but a few hours later, just as things were starting to get dark. </text:p>
      <text:p text:style-name="P2"/>
      <text:p text:style-name="P2">The Officer nimbly climbs back aboard ship and salutes for me with her ever cheerful demeanor.</text:p>
      <text:p text:style-name="P2"/>
      <text:p text:style-name="P2">“Captain! We found a gap in the undergrowth that the Islanders were using as a passage way for their canoes and made contact with the natives. They were quite surprised to see us!” She gave a mirthful chuckle before continuing. </text:p>
      <text:p text:style-name="P2"/>
      <text:p text:style-name="P2">“It went peacefully enough however, we made it to the village and had a chat with the Chief and the Scout. He seemed fine, was even dressed as them! Said he didn't want to go however and that he'd like to continue his mission as a liaison to the Islanders.”</text:p>
      <text:p text:style-name="P2"/>
      <text:p text:style-name="P2">“That goes beyond his mission parameters as far as Scout Harbringer told us. He was only here to establish contact and start talks.” I frowned.</text:p>
      <text:p text:style-name="P2"/>
      <text:p text:style-name="P2">“I thought as much too and implied that, but he was pretty firm about staying. They did invite you over to break bread and more conversation about it however. They seemed peaceful and nice and there's not terribly many of them. This must be a minor satellite village of sorts. ”</text:p>
      <text:p text:style-name="P2"><text:soft-page-break/></text:p>
      <text:p text:style-name="P2">“Well done Nyxie, thanks for the information.” I dismissed her with a pat on her shoulder. </text:p>
      <text:p text:style-name="P2"/>
      <text:p text:style-name="P2">What was the scout up to? Had he gone native?</text:p>
      <text:p text:style-name="P2">Either way, it seemed we had to pay them a visit, on their terms unfortunately. </text:p>
      <text:p text:style-name="P2"/>
      <text:p text:style-name="P2">-</text:p>
      <text:p text:style-name="P2"/>
      <text:p text:style-name="P2">We wait aboard the ship with our eyes toward the island. As one hour passes into another I'm starting to have doubts about this plan. Keeper however urges patience with a smile and cheery manner while he flicks his striped prehensile tail about as he paces along the ship, making us look as welcoming as possible. </text:p>
      <text:p text:style-name="P2">One can never be sure about Wulfs, but I'd almost bet he was nervous and having some doubts himself. <text:s/></text:p>
      <text:p text:style-name="P2"/>
      <text:p text:style-name="P2">“There” A look-out soon cries out. </text:p>
      <text:p text:style-name="P2"/>
      <text:p text:style-name="P2">Several canoes emerge from somewhere hidden among the thick mangrove brush, carrying Islanders with them who warily paddle closer. Among them, in the leading canoe is our wayward Scout. </text:p>
      <text:p text:style-name="P2"/>
      <text:p text:style-name="P2">&lt;p&gt;Soon the formerly missing Scout stands on deck along with two Gryphs. One elaborately painted and one less decorated but solid and strong looking. Islander Gryphs were notably a lot bulkier then the lithe Kingdom variant.&lt;/p&gt;</text:p>
      <text:p text:style-name="P2"/>
      <text:p text:style-name="P2"/>
      <text:p text:style-name="P2"/>
      <text:p text:style-name="P2"/>
      <text:p text:style-name="P2"/>
      <text:p text:style-name="P2"/>
      <text:p text:style-name="P2"/>
      <text:p text:style-name="P2"/>
      <text:p text:style-name="P2">I choose to agree to the invitation and make preparations to visit the island. </text:p>
      <text:p text:style-name="P2">Though standard doctrines demand the captains remain aboard the ship as much as possible, I'm more then happy to get my own paws dirty. Undoubtedly one of the downsides of becoming the captain was the sudden lack of adventurous assignments. </text:p>
      <text:p text:style-name="P2"/>
      <text:p text:style-name="P2">The question remains what kind of escort to bring however. </text:p>
      <text:p text:style-name="P2"/>
      <text:p text:style-name="P2">Garsch: Since the landing site is difficult and the trail through the rough brush to the village narrow, we can only bring a smaller team. </text:p>
      <text:p text:style-name="P2"/>
      <text:p text:style-name="P2">I could bring an armed escort, a secure option that'll keep my officers happy and a show of power to the Islanders.</text:p>
      <text:p text:style-name="P2"/>
      <text:p text:style-name="P2">There is also the option of a more diplomatic approach, by going mostly alone. I fear no Islanders and the Scout seemed to be in good health, that should be a positive indication. </text:p>
      <text:p text:style-name="P2"/>
      <text:p text:style-name="P2">Armed:</text:p>
      <text:p text:style-name="P2">I decide bring an armed detail with me. Two armed and armored Raptorians and a trio of Awes under Garsches capable command should do. Any more and our landing boat would capsize. </text:p>
      <text:p text:style-name="P2"/>
      <text:p text:style-name="P2"><text:soft-page-break/>We arrive at the village and its a surprisingly pleasant place. The dense woods open up into an enclosed clearing of sorts. Huts are built into the oldest trees of the island here and its clear the place is well sheltered from outside weather. </text:p>
      <text:p text:style-name="P2"/>
      <text:p text:style-name="P2">Numerous Islanders, all colorful in their garb, markings and feathers; Gawk at us from various huts or small groups. There are few if any young Gryphs here, I reckon this might be a form of minor foraging village for a larger tribe elsewhere. </text:p>
      <text:p text:style-name="P2"/>
      <text:p text:style-name="P2">Most of them look warily at our armaments. </text:p>
      <text:p text:style-name="P2"/>
      <text:p text:style-name="P2">Alone: </text:p>
      <text:p text:style-name="P2"/>
      <text:p text:style-name="P2">I decide to go alone and show the Islanders that we do not fear them and neither should they fear us. </text:p>
      <text:p text:style-name="P2">My officers nearly throw a fit at my decision and Officer Garsches disapproval is so great I'm forced to relent and bring at least a small diplomatic delegation with me. <text:s/></text:p>
      <text:p text:style-name="P2"/>
      <text:p text:style-name="P2">We arrive at the village and its a surprisingly pleasant place. The dense woods open up into an enclosed clearing of sorts. Huts are built into the oldest trees of the island here and its clear the place is well sheltered from outside weather. </text:p>
      <text:p text:style-name="P2"/>
      <text:p text:style-name="P2">Numerous Islanders, all colorful in their garb, markings and feathers; gather closely around me and gawk curiously, no doubt they've never seen an Awe Captain before. </text:p>
      <text:p text:style-name="P2">There are few if any young Gryphs here, I reckon this might be a form of minor foraging village for a larger tribe elsewhere. </text:p>
      <text:p text:style-name="P2"/>
      <text:p text:style-name="P2"/>
      <text:p text:style-name="P2"/>
      <text:p text:style-name="P2"/>
      <text:p text:style-name="P2"/>
      <text:p text:style-name="P2"/>
      <text:p text:style-name="P2"/>
      <text:p text:style-name="P2"/>
      <text:p text:style-name="P2">“Welcome to Lanaga, Captain.” A bushy looking Scout with prominent wings on display appeared. “I am Vessla.” The scout was garbed in the same tribal wear as the other villagers and had on him some painted markings. </text:p>
      <text:p text:style-name="P2">On either side of him stood two Islander Gryphs of evident status, of who he introduced next. </text:p>
      <text:p text:style-name="P2"/>
      <text:p text:style-name="P2">“This is Forager Holixer.” He pointed a wing toward a burly looking seasoned Gryph. “And this is Chief-Son Darter” he pointed out next, a elaborately painted and decorated Gryph. The significance of their order of introduction seemed to indicate Holixer was in charge, despite Darters title. </text:p>
      <text:p text:style-name="P2"/>
      <text:p text:style-name="P2">I extended a wing to touch to touch the foragers in greeting before greeting the Chief-son. </text:p>
      <text:p text:style-name="P2"/>
      <text:p text:style-name="P2">“I am Captain Avolc of the Attentive.” I introduce myself with a nod and polite slight raise of my cap. </text:p>
      <text:p text:style-name="P2"/>
      <text:p text:style-name="P2">“Captain...” Forager Holixer squawked in low basso, looking like he was about to say more before Chief-Son Darter interjects by taking a step close. </text:p>
      <text:p text:style-name="P2"/>
      <text:p text:style-name="P2">“Would you join us for a feast Captain? Our hunters have been fortuitous and our nets have brought us a bounty of Saw-fins. It would give us time to speak and bond!” <text:s/></text:p>
      <text:p text:style-name="P2"/>
      <text:p text:style-name="P2"><text:soft-page-break/>The Chief-son was being quite eloquent and hospitable. However, despite his title and elaborate markings and dress, I sensed he might have spoken out of turn somehow. Forager Holixer looked less then pleased. </text:p>
      <text:p text:style-name="P2"/>
      <text:p text:style-name="P2">“Very well, let us dine and acquaint.” I replied, eying Scout Vessla firmly. “But this is not just a social visit.”</text:p>
      <text:p text:style-name="P2"/>
      <text:p text:style-name="P2">“Of course captain, all in due time.”</text:p>
      <text:p text:style-name="P2"/>
      <text:p text:style-name="P2">Its not long before my party and I are relocated to some low tables by a cooking fires where the scent of tantalizing food was emanating from the pots and wrapped leaves. </text:p>
      <text:p text:style-name="P2">I was surprised the Islanders did not just gulp the fish raw, but prepared them so elaborately.</text:p>
      <text:p text:style-name="P2"/>
      <text:p text:style-name="P2">As we ate, Scout Vessla sat quietly on the other side of Chief-Son Darter, hiding. The Chief-son soon proved to be quite fluent in Trade-speech and a talkative character. </text:p>
      <text:p text:style-name="P2"/>
      <text:p text:style-name="P2">“Captain, Vessla has told us much about your nation and people. To think such a large land lay to the east, not far beyond the sea. We knew from old tales there lay but treacherous rocks in cold waters. But a whole sprawling land with tall mountains and a people such as yours! What wonders!” </text:p>
      <text:p text:style-name="P2"/>
      <text:p text:style-name="P2">He continued enthusiastically. </text:p>
      <text:p text:style-name="P2"/>
      <text:p text:style-name="P2">“The Lanaga, have always held the isles of the south and the east of 'The Thousand', they are sparse and spread wide, but we grew up long thinking we were a people on the edge of the world.</text:p>
      <text:p text:style-name="P2">But then, more and more Kingdom ships start sailing past, back and forth. No longer are we a people left to our own at the edge of the sea, but a tribe caught in the middle of lands and nations of a vaster world.“</text:p>
      <text:p text:style-name="P2"/>
      <text:p text:style-name="P2">I quirk my head, trying to catch the meaning behind his little tale. </text:p>
      <text:p text:style-name="P2">“An opportunity perhaps?” I query. </text:p>
      <text:p text:style-name="P2"/>
      <text:p text:style-name="P2">“For whom? Us? Already great thirsty fleets sail past our isles. Vessla has informed us the people of the Awes seek cooperation with Lanaga. Seek also an isle for themselves to settle and rest their ships at.” </text:p>
      <text:p text:style-name="P2"/>
      <text:p text:style-name="P2">“A naval port, this is correct” I reply.</text:p>
      <text:p text:style-name="P2"/>
      <text:p text:style-name="P2">“What benefit would this bring the tribe of Lanaga?”</text:p>
      <text:p text:style-name="P9"/>
      <text:p text:style-name="P2">“This is true” Darter agreed. “In the same vein there must be little of ours that is of interest to you... Except, territory perhaps! So in return for trinkets and shiny baubles we agree to sign away our isles, one after another. Am I right?” </text:p>
      <text:p text:style-name="P2"/>
      <text:p text:style-name="P9"/>
      <text:p text:style-name="P2"/>
      <text:p text:style-name="P2">“Trade for one. Protection perhaps. Surely the recent piracy in these seas must have been a concern for the Lanaga?” </text:p>
      <text:p text:style-name="P2"/>
      <text:p text:style-name="P2">Forager Holixer harrumphed loudly, indicating that perhaps they had. Chief-Son Darter however made a non-committal shrug. </text:p>
      <text:p text:style-name="P2"/>
      <text:p text:style-name="P2"><text:soft-page-break/>“They do not come to rob us like they do the traders, because we have little but canoes and nets. They do forage our lands without asking, yes. But so are you.” Darter pointed firmly at me. </text:p>
      <text:p text:style-name="P2"/>
      <text:p text:style-name="P2">I was about to reply and defend myself when Forager Holixer leaned forward and motioned placating. </text:p>
      <text:p text:style-name="P2"/>
      <text:p text:style-name="P2">“The question of allegiance and trade, is not ours to make. It is for Chief and Elders of Lanaga to decide. Saw-fin season is soon to end and we will then make our way home there and bring your proposals for consideration.”</text:p>
      <text:p text:style-name="P2"/>
      <text:p text:style-name="P2">“I have outlined the Admiralty's request and proposals and have them in written form.” Scout Vessla squeaked from his seat. “I could be of further help as a negotiator when they return to the main isles.” </text:p>
      <text:p text:style-name="P2"/>
      <text:p text:style-name="P2">The table grew silent a while, before one of the Gryphs spoke up. </text:p>
      <text:p text:style-name="P2"/>
      <text:p text:style-name="P2">“The reason you have come to our village. Is to ask Scout Vessla to return to duty, correct?” Forager Holixer rumbled. </text:p>
      <text:p text:style-name="P2"/>
      <text:p text:style-name="P2">“Captain, I request permission to stay here with the Lanaga. I have been accepted into their tribe and can do a lot of good in terms of Awelands relations with the natives.”</text:p>
      <text:p text:style-name="P2"/>
      <text:p text:style-name="P2">With a sigh I frowned, staring hard at the scout. He was indeed quite eager to stay and did not seem pressed. It could well be that he could stay and 'possibly' do the good he claims, but a scout was a very valuable asset to loose. </text:p>
      <text:p text:style-name="P2">----------</text:p>
      <text:p text:style-name="P2"/>
      <text:p text:style-name="P2">I nodded and with a frown added. “It is not a request. Scout Vessla has no permission or leave to retire here and run from his duties. Nor is he a negotiator, his skills as a Scout are needed. Especially not at a time like this where our homeland lays threatened.”</text:p>
      <text:p text:style-name="P2"/>
      <text:p text:style-name="P2">“Captain, I can be of help here! You don't... understand. Captain, I...” The Scout swallowed before finally looked in my direction. “May we speak in private about this?”</text:p>
      <text:p text:style-name="P2"/>
      <text:p text:style-name="P2"/>
      <text:p text:style-name="P2">Besides, I have served long, this is my third and final rotation!” Scout Vessla interjected. </text:p>
      <text:p text:style-name="P2"/>
      <text:p text:style-name="P2">“Of which you've yet to complete, you are still in rotation Scout. </text:p>
      <text:p text:style-name="P2">And how can I expect you to serve the interests of Aweland in negotiation when you claim to have joined the tribe of these people.”</text:p>
      <text:p text:style-name="P2"/>
      <text:p text:style-name="P2">“You have enough scouts and sailors, whats the difference if I stay?”</text:p>
      <text:p text:style-name="P2"/>
      <text:p text:style-name="P2">“Why should you be allowed permission to abandon your kin and seek safety and refuge while the rest of us fight? That would set a dangerous precedent. I have met the enemy in battle, they have new loud weapons, but we prevailed.“</text:p>
      <text:p text:style-name="P2"/>
      <text:p text:style-name="P2">“</text:p>
      <text:p text:style-name="P2"/>
      <text:p text:style-name="P2"/>
      <text:p text:style-name="P2"/>
      <text:p text:style-name="P2"/>
      <text:p text:style-name="P2"><text:soft-page-break/></text:p>
      <text:p text:style-name="P2"/>
      <text:p text:style-name="P9"/>
      <text:p text:style-name="P2"/>
      <text:p text:style-name="P2">“Tell us, how goes your journey? You are with a fleet?” Darter smiled between bites, paws grasped around a large fresh fruit. He was prying for information naturally. </text:p>
      <text:p text:style-name="P2"/>
      <text:p text:style-name="P2">“Our ship sails well straight from home. We are here to meet with the fleet.” I answer evasively. </text:p>
      <text:p text:style-name="P2"/>
      <text:p text:style-name="P2">“Ah! The grand fleet! I spied it myself upon its passing when Vessla winged his way to us. Strong vessels, large! To conquer with, yes?” He smiled. <text:s/></text:p>
      <text:p text:style-name="P2"/>
      <text:p text:style-name="P2">“If need be.” I answered firmly.</text:p>
      <text:p text:style-name="P2"/>
      <text:p text:style-name="P9">Forager Holixer made a motion to Darter then, perhaps to silence him. The rest of the meal continued in silence. I was never a fan of fish, but had a taste out of politeness. It was probably good, as far as fishes go. <text:s/></text:p>
      <text:p text:style-name="P2"/>
      <text:p text:style-name="P2"/>
      <text:p text:style-name="P2"/>
      <text:p text:style-name="P2"/>
      <text:p text:style-name="P2"/>
      <text:h text:style-name="P11" text:outline-level="3">Garsch </text:h>
      <text:p text:style-name="P6"/>
      <text:p text:style-name="P6">Can only bring a small team for talks. Threats less effective. </text:p>
      <text:p text:style-name="P6"/>
      <text:p text:style-name="P6">Nyxie: </text:p>
      <text:p text:style-name="P6"/>
      <text:p text:style-name="P6">Can bring a sizable team. Potential for reinforcement give threats more weight. <text:s/></text:p>
      <text:p text:style-name="P6"/>
      <text:p text:style-name="P6">Keeper: </text:p>
      <text:p text:style-name="P6"/>
      <text:p text:style-name="P6">Advantage in negotiation. </text:p>
      <text:p text:style-name="P6"/>
      <text:p text:style-name="P6"/>
      <text:p text:style-name="P6">Negotiation: </text:p>
      <text:p text:style-name="P6"/>
      <text:p text:style-name="P6">Let him go <text:s/>- Loose a scout but gain gratitude of Islanders. </text:p>
      <text:p text:style-name="P6"/>
      <text:p text:style-name="P6">Negotiate return </text:p>
      <text:p text:style-name="P6"/>
      <text:p text:style-name="P6">Ideas: </text:p>
      <text:p text:style-name="P6"><text:soft-page-break/>Plump Gryphs. Missing diplomatic party. </text:p>
      <text:p text:style-name="P6">Nyxie is captured?</text:p>
      <text:p text:style-name="P6"/>
      <text:p text:style-name="P6">Outcomes: </text:p>
      <text:p text:style-name="P6">Threaten: </text:p>
      <text:p text:style-name="P6">On ship. Success. </text:p>
      <text:p text:style-name="P6">On island: Fail, unless Armed escort and Nyxie path. </text:p>
      <text:p text:style-name="P6"/>
      <text:p text:style-name="P6">Question fear:</text:p>
      <text:p text:style-name="P6"/>
      <text:p text:style-name="P12">“<text:span text:style-name="T5">There's more to this then you are letting on Vessla. I'm not going to question your affection for these people, but it sounds to me like there is more keeping you away then to stay.” <text:s/>Vessla seems to hesitate, but my piercing gaze and words seems to hit home.</text:span></text:p>
      <text:p text:style-name="P12">“<text:span text:style-name="T5">I assume you were in the first skirmish with the hostile force. Did the thunder-weapons scare you that much?” I continued, pressing for answers. </text:span></text:p>
      <text:p text:style-name="P12">“<text:span text:style-name="T5">I... No, you don't understand. Its... just. The Fleet-Admiral, she's... ” He seems to look for words. “Driven. Beyond driven. She's a force of nature Captain. The weapons scared me, of course, they did everyone. But not her!”</text:span></text:p>
      <text:p text:style-name="P6"/>
      <text:p text:style-name="P13">I cock my head at this, wondering what he's getting at.</text:p>
      <text:p text:style-name="P12">“<text:span text:style-name="T5">This doesn't sound like a thing to run away from. A strong leader to rally under is ideal under such circumstances, no?”</text:span></text:p>
      <text:p text:style-name="P14">“Yes... but. You haven't met her Captain. I... felt like I was being swept away in a vengeful avalanche and had to pull myself to safety before it reached the precipice! She will stop at nothing, its victory or doom.”</text:p>
      <text:p text:style-name="P13">I sigh and shake my head, I know the Fleet-Admiral has a reputation for being a tough fluff, even in her Matron age. Still, thats no valid reason for this “flight”. I let him know as much.</text:p>
      <text:p text:style-name="P14">“Surely you understand that this is not good enough a reason for me to accept.”</text:p>
      <text:p text:style-name="P14"/>
      <text:p text:style-name="P14">“Accept it or not, this is the choice I have made and wish you'll respect Captain.” Vessla snaps, fur bristling. Chief-Son Darter scoots closer to give him a reassuring pat on the back. One thing is for certain, he is genuinely scared of the Fleet-Admiral.</text:p>
      <text:p text:style-name="P14">But thats not a good enough excuse. Perhaps I can press him further, or try to reassure him of his fears with safety under my command. </text:p>
      <text:p text:style-name="P15"/>
      <text:p text:style-name="P6"><text:soft-page-break/>Reassure:</text:p>
      <text:p text:style-name="P6">He's clearly gone so far as to risk desertion rather then return. </text:p>
      <text:p text:style-name="P6">“I think I understand.” I spoke calmly. “I've heard of Fleet-Admirals reputation. Perhaps her way of command is a little overwhelming?”</text:p>
      <text:p text:style-name="P6"/>
      <text:p text:style-name="P6">“Its not so much that she's intense Captain, I'd expect no less from an Admiral. I just don't want part of the kind of... war, that she is driven at pursuing. It has swept up nearly all the other captains too.” </text:p>
      <text:p text:style-name="P6"/>
      <text:p text:style-name="P6">I could not speak of changing the Fleet admiral on his behalf. However, I could reassure him of safety under my command. </text:p>
      <text:p text:style-name="P6">“So join my crew, I'm not part of the fleet. My mission is to find them, yes. But only to resupply them and assess their status and return once the tides permit passage.” </text:p>
      <text:p text:style-name="P6"/>
      <text:p text:style-name="P6">The Scout eyed me closely, as if trying to gage my character there and then. I had listened to him peacefully and was now providing a way out that did not mean carrying the guilt of abandoning his own kind. </text:p>
      <text:p text:style-name="P6">“Perhaps... you're not as bad as the others.“ He turns to gaze at the other Two gryphs and down at his own matching clothing. “You've certainly been more reasonable then me.” He sighed. </text:p>
      <text:p text:style-name="P6"/>
      <text:p text:style-name="P6"/>
      <text:p text:style-name="P6"/>
      <text:p text:style-name="P6"/>
      <text:p text:style-name="P6"/>
      <text:p text:style-name="P5"><text:span text:style-name="Strong_20_Emphasis"><text:span text:style-name="T8">Write: </text:span></text:span></text:p>
      <text:p text:style-name="P6"/>
      <text:p text:style-name="P6">Let him go, forced and willing.</text:p>
      <text:p text:style-name="P6">I've heard enough. Scout Vessla is clearly unwilling for duty and thus unfit. </text:p>
      <text:p text:style-name="P6">It grates on me to give in and let him go. He's clearly breaking the rules, he cant decide for himself what his duties are, its nothing less but desertion. However to punish him accordingly is currently out of my paws and might be more pricey then letting him stay. Though it sets a bad precedent. </text:p>
      <text:p text:style-name="P6">“Fine. Stay. But you do so under my objection and it will be a mark on your record.” </text:p>
      <text:p text:style-name="P6">“If thats so, I don't need to care about that. I am Lanaga now. But I will not forget my duties, I will speak for Aweland and still try to speak our cause. I will even provide you with what information I have about the fleet. I ask you though, to leave us alone after that. ” </text:p>
      <text:p text:style-name="P6">I huff in slight contempt but cross my arms. </text:p>
      <text:p text:style-name="P6"/>
      <text:p text:style-name="P6">Apprehend island</text:p>
      <text:p text:style-name="P6">“I've heard your pleas but enough is enough, Scout Vessla is coming with us.” I spoke as firmly as possible. The Gryphs tensed and a hush swept through the table and then the village in forbearance of possible confrontation. </text:p>
      <text:p text:style-name="P6"><text:soft-page-break/>“Willing or not, I will not permit him to desert his duty until released from service. If this causes issue between us, I apologize, however we at the Admiralty take responsibilities seriously.” </text:p>
      <text:p text:style-name="P6">There is movement around us. Islanders are bunching up, wielding spears and harpoons. My armed escort draw swords and the Raptorians scratch ground with their claws in anticipation. </text:p>
      <text:p text:style-name="P6">Chief-Son Darter is visibly outraged, plumage ruffling and Forager Holixer is slowly pulling him backward, getting him out of harms way.</text:p>
      <text:p text:style-name="P6">“Wait! There's no need for violence! I will submit! I will fall in line, just... nobody needs to get hurt.”</text:p>
      <text:p text:style-name="P6">The tension holds only briefly before dissipating. I make a point of further breaking it by waving my escort to sheathe their weapons. It seems Scout Vessla had some reason in him after all. </text:p>
      <text:p text:style-name="P6">“Very good.” I nod firmly. “Scout Vessla will be allowed to return once his service is completed. If things go well, that might be sooner then you think.” </text:p>
      <text:p text:style-name="P6">The Lanaga however were not pleased with my heavy-handed show of force. Chief-Son Darter expresses his displeasure clearly and will not hear anything more from me as I try to ease the situation.</text:p>
      <text:p text:style-name="P6">“The Lanaga will remember the way you shackle your own to duty. We shall be careful in our deals with you.”</text:p>
      <text:p text:style-name="P6"/>
      <text:p text:style-name="P6"/>
      <text:p text:style-name="P6">Convinced to rejoin willingly.</text:p>
      <text:p text:style-name="P6">Scout Vessla seemed to sigh, deflate almost. Then he took a long breath and straightened back up again. </text:p>
      <text:p text:style-name="P6">“Very well Captain. I... understand. I apologize also, I have not acted in accordance of our ways. I will return with you and fulfill my duties.” He exchanged glances with Chief-Son Darter and there was a slight sorrow there between them it seemed. </text:p>
      <text:p text:style-name="P6">“If that is your choice, Vessla. We shall await your return.” Forager Holixer spoke, but his eyes were on me. He had a stern face, but they seemed approving. </text:p>
      <text:p text:style-name="P6">“Very good. I'm glad this settled amicably. Welcome to the crew of the 'Attentive' Scout Vessla.” <text:s/></text:p>
      <text:p text:style-name="P6"/>
      <text:p text:style-name="P6">Lanaga convinced to return scout.</text:p>
      <text:p text:style-name="P6">Forager Holixer, the large Islander Gryph, puts a hand on Scout Vesslas shoulder. </text:p>
      <text:p text:style-name="P6">“Perhaps your Captain speaks sense.” </text:p>
      <text:p text:style-name="P6">The Scout seems to tense and turns on him, baffled. So did Chief-Son Darter. </text:p>
      <text:p text:style-name="P6">Darter makes to speak a loud objection when Forager Holixer asserts his authority by spreading his wings wide and slamming a fist into the table. Whatever hierarchy they have seems to assert itself, but not without the Chief-Son visibly fuming. </text:p>
      <text:p text:style-name="P6">Bafflement turns to defeat as Forager Holixers stern face remains resolute. </text:p>
      <text:p text:style-name="P6">“I approved welcoming you because you seemed outcast. Captain Avolc here seems honorable in her cause however.” Holixer spoke.</text:p>
      <text:p text:style-name="P6">“You're kicking me out?” Scout Vessla squeaked. </text:p>
      <text:p text:style-name="P6">“You are welcome to return once your duty to your people is served Vessla of Lanaga. As long as Captain Avolc promises to treat your fairly and not lay undue punishment upon you.” </text:p>
      <text:p text:style-name="P6"><text:soft-page-break/></text:p>
      <text:p text:style-name="P6">I assure them with my word, that Scout Vesslas behavior would be overlooked as long as he served faithfully. That he'd be allowed to return too when his service was over. </text:p>
      <text:p text:style-name="P6">This seemed to ease a lot of the worries in the Scouts face. But his wings and ears drooped as he accepted the outcome, he was visibly not a happy Awe. </text:p>
      <text:p text:style-name="P6"/>
      <text:p text:style-name="P6"/>
      <text:p text:style-name="P6">Decline.</text:p>
      <text:p text:style-name="P6"/>
      <text:p text:style-name="P6">I decide to decline the invitation. </text:p>
      <text:p text:style-name="P6">I do not like going to the village on their terms. Its not so much the safety aspect of it as it has to do with respect for orders. </text:p>
      <text:p text:style-name="P6">The Scouts refusal to report to the ship are in line with desertion. Scouts are a disciplined bunch, trained from youth, so its quite perplexing. </text:p>
      <text:p text:style-name="P6">I can decide he's not worth the effort and risks, or send a troop to arrest him. </text:p>
      <text:p text:style-name="P6"/>
      <text:p text:style-name="P6">Garsch made a path, albeit difficult one, through the dense vegetation to the village. He can make it again, but it will only fit a small force.</text:p>
      <text:p text:style-name="P6"/>
      <text:p text:style-name="P6">Nyxie found a favorable landing spot, so sending in a sizable party to do so would not be difficult. </text:p>
      <text:p text:style-name="P6"/>
      <text:p text:style-name="P6">A third option I've considered is sending the scout-master and his team to retrieve him. It has risk, but they should be able to do it quickly and quietly. Its part of their modus operandi. </text:p>
      <text:p text:style-name="P6"/>
      <text:p text:style-name="P6"/>
      <text:p text:style-name="P6"/>
      <text:p text:style-name="P6">Leave</text:p>
      <text:p text:style-name="P6"/>
      <text:p text:style-name="P6">Its too much trouble then its worth for one scout, valuable as they are, to risking the health of my crew or aggravating conflict with natives. <text:s/></text:p>
      <text:p text:style-name="P6">I'm putting an official report on that Scout 'Vessla' has refused direct command to report to duty and is suspected of desertion. <text:s/></text:p>
      <text:p text:style-name="P6">Our only option is to return to our previous search pattern and likely route of the fleet with what clues we have. </text:p>
      <text:p text:style-name="P6"/>
      <text:p text:style-name="P6"/>
      <text:p text:style-name="P6">Scout operations</text:p>
      <text:p text:style-name="P6"/>
      <text:p text:style-name="P6">The Scout-Master was briefed on the mission. He apparent had no reservations about my orders for his troop to infiltrate and capture one of their own, for he raised no comment about it and merely <text:soft-page-break/>nodded and asked if I wanted it done immediately or later at night. </text:p>
      <text:p text:style-name="P6">I left it to his discretion and he decided to wait until night.</text:p>
      <text:p text:style-name="P6"/>
      <text:p text:style-name="P6">It was a tense wait through the night. I decided to stay up and wait. </text:p>
      <text:p text:style-name="P6">Scouts are renowned for their skill at silence and subtlety, few appreciate or perhaps realize the depth of their training. Its with this in mind my concern lies in that their target is equally trained and might prove a challenge that is aware of their methods. </text:p>
      <text:p text:style-name="P6"/>
      <text:p text:style-name="P6">Just as dusk is brightening the horizon a cadre of shadows swoop in low over the canopy and toward the ship however. Supported between them they carry a tied up bundle which reveal itself to be their captured quarry. </text:p>
      <text:p text:style-name="P6">“Scout Vessla has been retrieved successfully Captain.” The Scout-Master announces briskly upon landing. </text:p>
      <text:p text:style-name="P6">I nod approvingly and touch his shoulder with a pat. “Well done Scout-Master, very well done.” </text:p>
      <text:p text:style-name="P6">Scout Vessla struggles, gagged and bound. He looks a mixed of frightened and frustrated. </text:p>
      <text:p text:style-name="P6">He's in for some thorough questioning later. </text:p>
      <text:p text:style-name="P6"/>
      <text:p text:style-name="P6">Armed operation. </text:p>
      <text:p text:style-name="P6"/>
      <text:p text:style-name="P6">small</text:p>
      <text:p text:style-name="P6">I decide to send in a force to arrest him. His actions have been very unbecoming and require a stern response. </text:p>
      <text:p text:style-name="P6"/>
      <text:p text:style-name="P6"/>
      <text:p text:style-name="P6"/>
      <text:p text:style-name="P6">The troop is small, any more of them and they'd be tripping over each other on the trail, but they're armed and armored more then the Islanders could ever be and led by a capable officer. </text:p>
      <text:p text:style-name="P6">My paws itch with the desire to be out there with them, to face and see them through any danger my orders might put them in myself. But reluctantly, I understand the restrictive policy. Having the captain throw themselves into every situation would quickly lead to a shortage of captains. </text:p>
      <text:p text:style-name="P6"/>
      <text:p text:style-name="P6">The first sign of trouble is a plume of smoke rising from the central island thats larger then what cooking fire should be. No messenger arrives, asking for reinforcements however, which is either promising or very foreboding. </text:p>
      <text:p text:style-name="P6"/>
      <text:p text:style-name="P6">In the end, my troop emerges from the brush and return to the ship. Garsch, with a fresh cut, delivers the report. The other members of the troop look dirty and roughed up, some are sporting rather full bellies, especially a Raptorian. </text:p>
      <text:p text:style-name="P6"/>
      <text:p text:style-name="P6">“We met opposition Captain. They hounded us from the trees on the trail, they had expected us. They drew first blood and we took a casualty.”</text:p>
      <text:p text:style-name="P6"><text:soft-page-break/>I saw them carrying the injured Awe below deck. It looks rough, if Pouch-Matron Elda deems them too injured, they will be taken on by their closest comrade. </text:p>
      <text:p text:style-name="P6">“I had us advance, double-pace, to the village in attack. Their resistance there was light, I believe merely delaying actions to allow their leadership and majority to escape. We found their hidden main-entrance, but they had already made off with their canoes Captain. The target, Scout Vessla, must be with them.”</text:p>
      <text:p text:style-name="P6">I found my fur bristling in irritation. The assault had failed, but not from any fault of my Awes. Scout Vessla had deserted and tribe Lanaga chosen to oppose themselves to our cause. </text:p>
      <text:p text:style-name="P6">While we possibly could set a pursuit and catch up to their canoes, it was not our main goal and might set us on a long chase where our quarry has intimate familiarity with local territory and its chains of islands. <text:s/></text:p>
      <text:p text:style-name="P6">I dismiss Officer Garsch so he can get his cut treated while I mull over our next destination. </text:p>
      <text:p text:style-name="P6"/>
      <text:p text:style-name="P6">Large:</text:p>
      <text:p text:style-name="P6"/>
      <text:p text:style-name="P6">I decide to send in a force to arrest him. His actions have been very unbecoming and require a stern response. </text:p>
      <text:p text:style-name="P6">Since we have knowledge of their main entrance and good landing, I feel confident the armed troop I send should be able to do the job. We'll have equal numbers but better arms, armor and training. </text:p>
      <text:p text:style-name="P6">My paws itch with the desire to be out there with them, to face and see them through any danger my orders might put them in myself. But reluctantly, I understand the restrictive policy. Having the captain throw themselves into every situation would quickly lead to a shortage of captains. </text:p>
      <text:p text:style-name="P6">The fighting turned out to be fierce. A messenger Awe comes flying, reporting high resistance, situation stable but asking for support and I have a second boatload of armed Awes sent out there to reinforce them. </text:p>
      <text:p text:style-name="P6"/>
      <text:p text:style-name="P6">Soon a dark plume of smoke rises from the center of the island, it doesn't seem to spread too far across the foliage, but it seems clear the village has been set ablaze. </text:p>
      <text:p text:style-name="P6">A victorious but tired troop soon return. It takes several trips with boats to retrieve them all due to the added weight of their bellies and occasional prisoner. </text:p>
      <text:p text:style-name="P6">Officer Garsch, with a fresh cut and a sagging full belly-prize of his own, delivers his report. </text:p>
      <text:p text:style-name="P6">“We captured the Scout and neutralized the tribe, Captain.” He started, stifling a belch expertly.</text:p>
      <text:p text:style-name="P6">“They were half-expecting us, but not the speed of our deployment. We were upon them as they were readying to leave and preparing their small craft. We secured their landing and all its canoes, stranding them on the island and they fought hard to dislodge us a while.”</text:p>
      <text:p text:style-name="P6">Officer Garsch turned to glance at a couple of wounded being carried below deck. They looked bad, if Pouch-Matron Elda deems them too injured, they will be taken on by their closest kin or comrade on the ship. <text:s/></text:p>
      <text:p text:style-name="P6">“After we received reinforcement we managed to push them back. Their big elder leader fell, a Raptorian got him and the rest broke, many fled into the woods. We torched the village and the canoes, but there might have been other hidden ones deeper on the island.”</text:p>
      <text:p text:style-name="P6">Garsch paused in his debriefing to heft his heavily engorged belly up. Despite his age he carried it well, but it was clearly taxing. A tied up Scout-Vessla was led below deck, throwing a forlorn look at the both of us. <text:s/></text:p>
      <text:p text:style-name="P6"><text:soft-page-break/>“Scout Vessla, as far as I can tell, did not partake in the fighting and surrendered after I bested and consumed the younger Chief in single combat in the village. He refused to surrender.” Officer Garsch finished explaining, looking eager for rest.</text:p>
      <text:p text:style-name="P6">I clap my officer on the shoulder firmly and congratulate him on a job well done. He'd receive a commendation for this. I dismissed him to get some rest and digest his meal. </text:p>
      <text:p text:style-name="P6"/>
      <text:p text:style-name="P6">Cadet Quest</text:p>
      <text:p text:style-name="P6"/>
      <text:p text:style-name="P6">I have to think of a mission for the cadets to attend to. </text:p>
      <text:p text:style-name="P6">Anything to get the chatterboxes out of my fur for a few hours will do. </text:p>
      <text:p text:style-name="P6"/>
      <text:p text:style-name="P6">As I rack my brain for tasks that will not get them or others into trouble, I recall one of the request reports for materials that has been on my desk for a while. </text:p>
      <text:p text:style-name="P6">Its the perfect task for the trio. </text:p>
      <text:p text:style-name="P6"/>
      <text:p text:style-name="P6"/>
      <text:p text:style-name="P6">“What is this? 25 Blueshell mussels, 30 sea-fowl eggs... what kind of mission is this!?” Ziggy groaned loudly, clutching a partially crumpled paper. </text:p>
      <text:p text:style-name="P6"/>
      <text:p text:style-name="P6">“You wanted a mission. This is our task.” Glint replied coolly. </text:p>
      <text:p text:style-name="P6">“She wanted a 'Quest', as she put it. Hehe... not much a quest, just a list of items to fetch.” Valnos chuckled, picking among the sands with a stick, turning stones.</text:p>
      <text:p text:style-name="P6">“What adventuring spirit would ever do menial tasks like this! Don't the Captain understand that we're like, trained for all kinds of awesome stuff in the Academy?” </text:p>
      <text:p text:style-name="P6">“I'm sure she does, she went to the academy too.” Glint sighed, picking up a seemingly empty shell only to squeak as a claw snipped at her paw.</text:p>
      <text:p text:style-name="P6">Too dejected with her less then prestigious mission, Ziggy did not even rise to the opportunity to mock her. </text:p>
      <text:p text:style-name="P6">“Lets just get this over with quick, how hard can it be?”</text:p>
      <text:p text:style-name="P6"/>
      <text:p text:style-name="P6"/>
      <text:p text:style-name="P6">Its a sorry sight that greets me. The adventuring trio have returned from their task, successfully so too, which was a pleasant surprise. Though it looks like they have gone through their fair share of battles and trials to get there. </text:p>
      <text:p text:style-name="P6">Grimy paws and feet betray their efforts finding mussels and scattered twigs, ruffled coats and the occasional unfortunate stain of bird-droppings foretells of their battle with the sea-fowls over their eggs. </text:p>
      <text:p text:style-name="P6">“Where is your hat Cadet Glint?” I suppress a smirk at the cadets thousand yard stare. </text:p>
      <text:p text:style-name="P6">“Oh.. uh... it flew off” She replies exhaustedly. I raise my brow at her and she waves her paw at the air. “A fowl just flew off with it! I-I tried to get it back but...” <text:s/>Her eyes seem to glaze in menace at the recollection of her avian foe. </text:p>
      <text:p text:style-name="P6"><text:soft-page-break/>The only one smiling is Valnos, who looks as messy as the other ones, but he proudly presents me with the two sacks of prizes. I glance briefly at the contents and I'm glad Sea-fowl eggs have hard shells. </text:p>
      <text:p text:style-name="P6">“Good job Cadets. I'm sure Chef Zat and the other Officers will be pleased for this boon to tonights menu.” I smirked in anticipation. “Go clean yourselves up, you're dismissed.”</text:p>
      <text:p text:style-name="P6">The trio, for once silent, dragged themselves below deck gratefully. </text:p>
      <text:p text:style-name="P6">-----------------</text:p>
      <text:p text:style-name="P4"/>
      <text:p text:style-name="P4">Appeal to Gryphs: </text:p>
      <text:p text:style-name="P4">Ask Darter/Holixer what might change their mind in protecting Vessla.</text:p>
      <text:p text:style-name="P4"/>
      <text:p text:style-name="P4">I turn to Chief-Son Darter. I feel like a lot hinges on his whims in harbouring Scout Vessla with such an attractive escape. </text:p>
      <text:p text:style-name="P4">“The fleet needs every skilled Awe it can get, especially those of the Scouts. It is not good practise to let crew run off when they feel the pinch. Is there anything that’d persuade you to change your mind about harbouring Scout Vessla?”</text:p>
      <text:p text:style-name="P4">“Captain!“ Scout Vessla protested. But I had judged Darter correctly, there was a glimmer of interest in his eyes. The “prince” was young, but he knew ambition.</text:p>
      <text:p text:style-name="P4">“You believe we will abandon a tribes-mate for profit?” He quested with a propped up sternness. </text:p>
      <text:p text:style-name="P4">“Don’t misunderstand, I’m not trying to bribe you into betraying anything. Just, surely there is some way for us to prove our good intentions. Make you see our cause as just and align your interests”</text:p>
      <text:p text:style-name="P4">“Well… there are ways I can be persuaded to trust you. So far you’ve been peaceful enough.”</text:p>
      <text:p text:style-name="P4">“Perhaps there is a service we can provide for you personally.” I suggested calmly. </text:p>
      <text:p text:style-name="P4">“Mmmmh” Chief-Son Darter leaned back thoughtfully. </text:p>
      <text:p text:style-name="P4"/>
      <text:p text:style-name="P4"/>
      <text:p text:style-name="P4"/>
      <text:p text:style-name="P4"/>
      <text:p text:style-name="P4">Appeal 2:</text:p>
      <text:p text:style-name="P4"/>
      <text:p text:style-name="P4">The key to turning this around might lay in the natives. I calmly turn to Darter and Holixer and adress them directly. </text:p>
      <text:p text:style-name="P4"/>
      <text:p text:style-name="P4">“Is there some service we can provide the Lanaga in exchange for the return of our Scout?”</text:p>
      <text:p text:style-name="P4"/>
      <text:p text:style-name="P4">“Captain!“ Scout Vessla protested. But I had judged Darter correctly, there was a glimmer of interest in his eyes, not outrage. The “prince” was young, but he knew ambition.</text:p>
      <text:p text:style-name="P4"/>
      <text:p text:style-name="P4">“Service? What are you proposing captain? Some form of trade for us to abandon our adopted tribes-mate?” Darter huffed. </text:p>
      <text:p text:style-name="P4"/>
      <text:p text:style-name="P4">“You wish to protect those you and yours, but so do I. We should be more aligned in our interests. Surely there must be some way to trade favors so we both get what we want.”</text:p>
      <text:p text:style-name="P4"/>
      <text:p text:style-name="P4">Scout Vessla looked back and forth between me and the Chief-son as a silence stretched. Darter shifted in his seat and then slowly grinned at me in a mischievous way. </text:p>
      <text:p text:style-name="P4"/>
      <text:p text:style-name="P4">“We have offered Vessla sanctuary and protection. It would be dishonorable to recind that.”</text:p>
      <text:p text:style-name="P4"/>
      <text:p text:style-name="P4">goodwill:</text:p>
      <text:p text:style-name="P4">“But you have proven honorable and sensible to me so far. Enough so that I can be convinced <text:soft-page-break/>Vessla needs not our protection from you.” The decorated Chief-son cooed. </text:p>
      <text:p text:style-name="P4"/>
      <text:p text:style-name="P4">“That is quite wise of you, Chief-son Darter.” I nodded in agreement. </text:p>
      <text:p text:style-name="P4"/>
      <text:p text:style-name="P4">“Perhaps there is something you can do for me, as a personal favor, to change my mind.” Darter crossed his arms, looking smug. </text:p>
      <text:p text:style-name="P4"/>
      <text:p text:style-name="P4">No goodwill: </text:p>
      <text:p text:style-name="P4">“I am normally quite agreeable and might have considered trading such favors with you. Now after I've met you and come to understand more of what he fears, I however feel I must decline your offer.” Darter made a dismissive gesture. </text:p>
      <text:p text:style-name="P4"><text:s/></text:p>
      <text:p text:style-name="P4">“The Chief-son has spoken.” Forager Holixer announced, adding his agreement. </text:p>
      <text:p text:style-name="P4"/>
      <text:p text:style-name="P4">It seemed this line of negotiation was blocked. The Islanders did not trust me. </text:p>
      <text:p text:style-name="P4"/>
      <text:p text:style-name="P4"/>
      <text:p text:style-name="P4">Darter being flirty.</text:p>
      <text:p text:style-name="P4">“Humour me captain, with a few indulgent questions of mine.” Darter smirked and leaned himself closer to my person. </text:p>
      <text:p text:style-name="P4">“Ofcourse.” I replied. </text:p>
      <text:p text:style-name="P4">“I will be honest, you are most fascinating to me. I heard you Awes were a matriarchal society, but in my mind before I met you, I just imagined you'd be like particularly headstrong hens.” Chief-Son Darter chuckled but he was quick add words after seeing my brow furrow. <text:s/></text:p>
      <text:p text:style-name="P4">“Ah, hen is an affectionate term! I mean not to sound condecening of our female counterparts, but <text:s/>female Gryphs we keep protected in our main village, they are more delicate of build and often with egg. The rigours of foraging, hunting and fighting are left to us males.”</text:p>
      <text:p text:style-name="P4">“What is your question?” I asked calmly and patiantly.</text:p>
      <text:p text:style-name="P4">“How do you Awes pick mates for yourselves? Is it the females who have to show off their prowess to impress a male into choosing them?” </text:p>
      <text:p text:style-name="P4">I sighed slightly but answered. “Females choose the male when they feel ready and willing to carry young. They pick whomever strikes their whim.”</text:p>
      <text:p text:style-name="P4">“Interesting! And males have no say in the matter? No way to impress or sway a female to pick them?” </text:p>
      <text:p text:style-name="P4">“Sure, a female can become enamoured with a particularly <text:s/>capable male. Whats the point of these questions?”</text:p>
      <text:p text:style-name="P4">“Ah yes well then, do you find me at all attractive? Say, in a theoretical sense, would you possibly ever find yourself enamoured with me?” Darters eyes looked deep into mine, beak spread into a slow smile.</text:p>
      <text:p text:style-name="P4"/>
      <text:p text:style-name="P4">Perhaps/No/No Answer</text:p>
      <text:p text:style-name="P4"/>
      <text:p text:style-name="P4">“It could happen.” I shrugged neutrally</text:p>
      <text:p text:style-name="P4"><text:bookmark text:name="_GoBack"/>“Interesting! Intruiging!” Darter exclaimed, grinning triumphantly. </text:p>
      <text:p text:style-name="P4"/>
      <text:p text:style-name="P4">“No, dont flatter yourself!” I snorted. </text:p>
      <text:p text:style-name="P4">“Hah, rough with your rejections. Hens are alike.” Darter chuckled, poorly trying to hide how his pride took a thorn. </text:p>
      <text:p text:style-name="P4"/>
      <text:p text:style-name="P4">I give Darter a long stare. He returns it in silence, but gives up first, holding up his hands in surrender. </text:p>
      <text:p text:style-name="P4">“One must ask, or forever suffer in doubt. It seems I must suffer.”</text:p>
      <text:p text:style-name="P4"><text:soft-page-break/></text:p>
      <text:p text:style-name="P4">Favor:</text:p>
      <text:p text:style-name="P4">“I have asked a lot of questions of my friend Vessla about your culture and customs. But I feel like there is a unique opportunity and perspective to learn from with you Captain. Why dont you stay the night and we can talk more. I would consider this a great favor to me and my tribe. Surely there is no hurry that cant wait a night?“ Darter smiled and winked. </text:p>
      <text:p text:style-name="P4"/>
      <text:p text:style-name="P4">I consider his offer a moment. The Chief-Son of Lanaga probably fancies himself quite a charmer. </text:p>
      <text:p text:style-name="P4">I could stay the night and endure his questions and possible advances. </text:p>
      <text:p text:style-name="P4"/>
      <text:p text:style-name="P4">Declined:</text:p>
      <text:p text:style-name="P4">“Well, you are an interesting people. It might had been interesting to talk more about your culture and customs, but night encroaches and I shall keep you no longer. You may leave now.” <text:s/></text:p>
      <text:p text:style-name="P4"/>
      <text:p text:style-name="P4">No stay</text:p>
      <text:p text:style-name="P4"/>
      <text:p text:style-name="P4">I decline </text:p>
      <text:p text:style-name="P4"/>
      <text:p text:style-name="P4"/>
      <text:p text:style-name="P4">Stay the night:</text:p>
      <text:p text:style-name="P4"/>
      <text:p text:style-name="P4">“Oh, Excellent!” The Islander Chief grinned. “I find your captain quite reasonable and agreeable Vessla.” The Chief-Son patted the scout on the back gently. “I've enjoyed your stay with us, you are welcome to return when able, but Im sure you will be safe among them and your worries unfounded. </text:p>
      <text:p text:style-name="P4"/>
      <text:p text:style-name="P4">The Scout looked defeated, his wings drooping for a moment before he nodded, seeming to wisely accept the cirumstances. </text:p>
      <text:p text:style-name="P4"/>
      <text:p text:style-name="P4">“Yes... I suppose... you are right. T-thank you for your hospitality. I hope I'll be able to return.” </text:p>
      <text:p text:style-name="P4"/>
      <text:p text:style-name="P4">The scout returned to the ship shortly after with the rest of my reluctant delegation. </text:p>
      <text:p text:style-name="P4">The invitation to stay in the village only stretched to me alone. </text:p>
      <text:p text:style-name="P4"/>
      <text:p text:style-name="P4">I was not particularly worried. One night of indulging a young Islander prince with whatever fancied questions and coversations he wished to have was a small price to pay. </text:p>
      <text:p text:style-name="P4">If he dared to make advances with me, I would just...</text:p>
      <text:p text:style-name="P4"/>
      <text:p text:style-name="P4">Firmly teach him to respect Awes. </text:p>
      <text:p text:style-name="P4"/>
      <text:p text:style-name="P4">Be amused to watch him try. </text:p>
      <text:p text:style-name="P4"/>
      <text:p text:style-name="P4">Keep things polite and formal. </text:p>
      <text:p text:style-name="P4"/>
      <text:p text:style-name="P4"/>
      <text:p text:style-name="P4">Questions:</text:p>
      <text:p text:style-name="P4">Lanaga:</text:p>
      <text:p text:style-name="P4"/>
      <text:p text:style-name="P4">“Im curious about your tribe, the Lanaga. What can you tell me about your people, have you always lived here?”</text:p>
      <text:p text:style-name="P4"/>
      <text:p text:style-name="P4">Forager Holixer straightens and seems to eye me with a glimmer of approval and pride. He seems <text:soft-page-break/>happy I've asked and equally happy to answer. </text:p>
      <text:p text:style-name="P4"/>
      <text:p text:style-name="P4">“The Lanaga tribe, like all other adopted tribe, carry the ancient name of their lost home city or region from old Preenlon. We've existed on these isles for countless generations now since the fall. </text:p>
      <text:p text:style-name="P4">We were always small in number, thus we had to be satisfied with the isles furthest out to sea.</text:p>
      <text:p text:style-name="P4"/>
      <text:p text:style-name="P4">These are meager conditions, Captain. What grows here grows slowly, especially this far out. One can not harvest the isles recklessly or risk upsetting the frail balance.</text:p>
      <text:p text:style-name="P4">Our ancestors learned this the hard way, it was only due to the generosity of the resident tribes that they endured long enough to learn. Learn that we do not adopt the isles, the isles adopt us. <text:s/></text:p>
      <text:p text:style-name="P4"/>
      <text:p text:style-name="P4">It made us strong and wise however, we are able to live comfortably now and not contend too much over territory with other tribes. <text:s text:c="2"/></text:p>
      <text:p text:style-name="P4"/>
      <text:p text:style-name="P4"/>
      <text:p text:style-name="P4"/>
      <text:p text:style-name="P4"/>
      <text:p text:style-name="P4"/>
      <text:p text:style-name="P4">Port nowhere:</text:p>
      <text:p text:style-name="P2">“In our travels, one certain location has come to our interest. One we have unfortunatly scant information about. Have you heard about Port Nowhere and its current location?”</text:p>
      <text:p text:style-name="P2"/>
      <text:p text:style-name="P2">It was Forager Holixer that leaned forward in response to this querry. The sizable gryph made a uncertain flexing of wings and furrowed his brow in a scowl. </text:p>
      <text:p text:style-name="P2"/>
      <text:p text:style-name="P2">“The roaming Port Nowhere, yes. We have heard of it. In the past we have also had dealings with it when it has strayed close to our domains. But I was but a young wee down when that was last.”</text:p>
      <text:p text:style-name="P2"/>
      <text:p text:style-name="P2">“So its true then, its a floating port of some kind?” I ask curiously. </text:p>
      <text:p text:style-name="P2"/>
      <text:p text:style-name="P2">“Aye, a city of the sea that goes where the tides favor it. It has long history and has many legends. Im afraid im not familiar with all of them, the Thousand isles have too many legends and marvels for me to bother keep track of.” </text:p>
      <text:p text:style-name="P2"/>
      <text:p text:style-name="P2">“Lanaga lays far from the current roaming parts of Port Nowhere, there lays many tribes between us that may have more answers. Though not all of them may be as hospitable as the Lanaga.”</text:p>
      <text:p text:style-name="P2"/>
      <text:p text:style-name="P2">Tribes</text:p>
      <text:p text:style-name="P2"/>
      <text:p text:style-name="P2">“You said there were many tribes out there. Are there any nearby you can tell me anything about, perhaps their whereabouts? If there are any we should be cautious about?” I ask. <text:s/></text:p>
      <text:p text:style-name="P2"/>
      <text:p text:style-name="P2">“Understand that the Tribes of the isles are both family and rivals in one. It would be poor conduct, nay, dishonorable according to Island law; For me to speak ill of our brethren, even if we are not at best of terms. </text:p>
      <text:p text:style-name="P2">Hospitality and attitude will differ, I believe none of the Tribes are known to host ill will to travelers and visitors however, so I will not caution you from any of our brethren Tribes.” Holixer explained patiantly. I could by nod in acknowledgement. It was a scant and evasive answer at best. </text:p>
      <text:p text:style-name="P2">I had planned to be cautious of all tribes we were to meet so this information did not really change any of that. <text:s/></text:p>
      <text:p text:style-name="P2"/>
      <text:p text:style-name="P2">“I can tell you that to our direct west, the larger Tribes you are likely to meet are the Kaelani and to <text:soft-page-break/>the north of them, the Cold Claws. The Kaelani are like us, adopted Tribe, while the Cold Claws are resident Tribe.”</text:p>
      <text:p text:style-name="P2"/>
      <text:p text:style-name="P2">Adopted? Resident? <text:s/></text:p>
      <text:p text:style-name="P2"/>
      <text:p text:style-name="P2">“Adopted? Resident?” I ask curiously. </text:p>
      <text:p text:style-name="P2"/>
      <text:p text:style-name="P2">“Ah, what is common lore for us must be very unfamiliar to outsiders. There exists many types of Tribes in the Isles. Adopted tribes, are the people who hold some heritage to old Preenlon. Have you heard of it?”</text:p>
      <text:p text:style-name="P2"/>
      <text:p text:style-name="P2">I nod my head vaguely. Some old history was not all familiar, but I do know alot of the military structure of the Admiralty was adopted by ancient Preenlon teachings. Forager Holixer is all happy to fill me in however. </text:p>
      <text:p text:style-name="P2"/>
      <text:p text:style-name="P2">“This was long ago, ages go. The Republic of Preenlon used to be the greatest nation in the world. But it fell to treachery and a Gator Warlord who razed it all and who's armies devoured all who remained. Our ancestors are those who fled, who chose the meagre isles as their home rather then live as serfs in the Kingdom, became the adopted. For it was the Isles that adopted us, not us that adopted the Isles.” <text:s/></text:p>
      <text:p text:style-name="P2"/>
      <text:p text:style-name="P2">“The Residents are those whom have always been here then?” I ask. </text:p>
      <text:p text:style-name="P2"/>
      <text:p text:style-name="P2">“Indeed! It was them that taught our ancestors how to live and thrive here. They are the original authors of Island Law. They are few, but the most hospitable of Island tribes.</text:p>
      <text:p text:style-name="P2">I warn you however that should you meet any, you might find their customs peculiar or strange.” Holixer smiled. </text:p>
      <text:p text:style-name="P2"/>
      <text:p text:style-name="P2">“In what way?” I asked. Holixers smile turned to a laugh before he replied. <text:s/></text:p>
      <text:p text:style-name="P2"><text:s/></text:p>
      <text:p text:style-name="P2">“They always mean well, but they have their own way of showing it or interpreting whats best for you. That might mean showering you in gifts, make a stew out of you, trying to marry you off sons and daughters or smoke mushrooms with you, all in one day.”</text:p>
      <text:p text:style-name="P2"/>
      <text:p text:style-name="P2">“In that order?” That sounded like a strange idea of hospitality. <text:s/>“A stew?”</text:p>
      <text:p text:style-name="P2"/>
      <text:p text:style-name="P2">“Some variation of it. Dont be alarmed, its more a pampered warm herb bath.” </text:p>
      <text:p text:style-name="P2"/>
      <text:p text:style-name="P2">I nodded uncertainly. </text:p>
      <text:p text:style-name="P2"/>
      <text:p text:style-name="P2">“There exists some nomad tribes too, not quite residents, its said they are even older to the isles, they claim they lived here when this was all land, not sea. A very small people, in population and stature. Smaller then you, Captain. You are unlikely to see them, but they exist. I have only seen them a few times myself.” </text:p>
      <text:p text:style-name="P2"/>
      <text:p text:style-name="P2"/>
      <text:p text:style-name="P2">It seems I've reached a dead end with that line of approach. But they're still listening, so I might still have a shot at convincing them, one way or another. </text:p>
      <text:p text:style-name="P2"/>
      <text:p text:style-name="P2">Firm:</text:p>
      <text:p text:style-name="P2"/>
      <text:p text:style-name="P2">As my retinue reluctantly has left back to the ship for the night, the tribe prince swoops in to my <text:soft-page-break/>side to show me around the quaint little village. It was amusing to watch him hover closely around me, dotting upon my needs while he chatted amicably for a while at first. </text:p>
      <text:p text:style-name="P2">As darkness fell he resolutely invited me to the guest quarters in his own sizable (In comparison to the rest of the village) house. </text:p>
      <text:p text:style-name="P2">Darter might think he's charmed me, for he seemed resolutely convinced by his own ego that I would welcome his advances once his straying paws started to become a little too friendly. I had to put my foot down.</text:p>
      <text:p text:style-name="P2"/>
      <text:p text:style-name="P2">“If you are so interested in us Awes, me in particular, you must accept you will be playing by our rules.” I warned him while firmly pushing him to arms-length. He seemed not deteered, rather he seemed almost enflamed by it. </text:p>
      <text:p text:style-name="P2"/>
      <text:p text:style-name="P2">“Delightful! Perhaps you can teach me more!” He begged of me while trying to envelop his wings around me. </text:p>
      <text:p text:style-name="P2"/>
      <text:p text:style-name="P2">I knew I was not being entirely fair, but respect was best taught. </text:p>
      <text:p text:style-name="P2">“Male Awes know to wait for a females interest first, for otherwise they risk being firmly overwhelmed.”</text:p>
      <text:p text:style-name="P2"/>
      <text:p text:style-name="P2">Darter nodded enthusiastically, but in his ardour he did not see the warning. As he pressed himself close again I grasped him back in a much less passionate grip and yanked him to the ground. </text:p>
      <text:p text:style-name="P2">Darter managed to let out a squawk of surprise before my weight pinned him and I shoved my jaws over his beak and head. </text:p>
      <text:p text:style-name="P2"/>
      <text:p text:style-name="P2">He fluttered and kicked, but although his size matched mine, his strength was not on par. </text:p>
      <text:p text:style-name="P2">I swallowed firmly around his chin and felt him start his slide down my gullet. </text:p>
      <text:p text:style-name="P2"/>
      <text:p text:style-name="P2">It was the first time I ate a Gryph, I confess I had been quite curious about their taste. Their feathered bodies were not too unlike fur, Darters writhing body certainly had its own texture and exotic flavor. In the end, I confess, it was like swallowing down any other struggling body. Gryphs did not turn out to be as uniquely delicious as I'd hoped. </text:p>
      <text:p text:style-name="P2"/>
      <text:p text:style-name="P2">My belly swelled pleasantly as the Lanaga prince was squeezed into it, his muffled protests and twisting doing naught but delay his descent into my body. I had a brief chuckle at the way he was trying to call for attention or help by tapping his clawed feet against the ground. </text:p>
      <text:p text:style-name="P2"/>
      <text:p text:style-name="P2">In the end, said feet were slurped up, briefly licked over for lubricated and easy swallowing and then... Glck. Chief-Son Darter was all in my belly. </text:p>
      <text:p text:style-name="P2"/>
      <text:p text:style-name="P2">I stood up and licked my chops, waiting for him to settle inside the sagging furred dome of my gut. I gave him a few reassuring pats as his complaints turned fearful and whiny. </text:p>
      <text:p text:style-name="P2"/>
      <text:p text:style-name="P2">“Sorry Darter, I have to reject your advances. You were being much too pushy and needed this lesson in Awe courtship.”</text:p>
      <text:p text:style-name="P2"/>
      <text:p text:style-name="P2">I slowly ambled over to my matress, it prooved soft and comfortable enough and I sprawled down ontop of my belly on it. </text:p>
      <text:p text:style-name="P2"/>
      <text:p text:style-name="P2">“We shall sleep together now, you and I. Just not the way you wanted. Come morning, perhaps you'll have gotten over yourself a little.”</text:p>
      <text:p text:style-name="P2"/>
      <text:p text:style-name="P2">I belched and yawned. The temptation to digest this upstart was ofcourse there. I dont think <text:soft-page-break/>however, that I was in a position to get away with that much. You are also supposed to have a chance to learn from lessons. </text:p>
      <text:p text:style-name="P2"/>
      <text:p text:style-name="P2"/>
      <text:p text:style-name="P2">Polite</text:p>
      <text:p text:style-name="P2"/>
      <text:p text:style-name="P2">As my retinue reluctantly has left back to the ship for the night, the tribe prince swoops in to my side to show me around the quaint little village.</text:p>
      <text:p text:style-name="P2">He is obviously flirting, but I make a point early on not to respond to any of it or brush off any touch of his without being too brusque.</text:p>
      <text:p text:style-name="P2"/>
      <text:p text:style-name="P2">As darkness fell he invited me to the guest quarters in his own sizable (In comparison to the rest of the village) house. </text:p>
      <text:p text:style-name="P2">Darter is not blind to the stand-offish behavior of mine, but not entirely put off. </text:p>
      <text:p text:style-name="P2"/>
      <text:p text:style-name="P2">“So Captain Avolc. I've shown you all there is to show about the village here, its not as grand as our main village back on Lanaga isle, but im proud of it.” Darter beamed.</text:p>
      <text:p text:style-name="P2"/>
      <text:p text:style-name="P2">“Its a very cozy place. Sheltered and comfortable despite being so far out at sea.” I reply. </text:p>
      <text:p text:style-name="P2"/>
      <text:p text:style-name="P2">“Im sorry the guest-room is so small. If you'd like, you're welcome to stay in my room with me.” The prince crooned. </text:p>
      <text:p text:style-name="P2"/>
      <text:p text:style-name="P2">I had been expecting it and smiled slightly while holding up my paw. </text:p>
      <text:p text:style-name="P2">“Thank you for the offer, but this room will suffice. Thank you for the tour and feast Darter. I'd like to retire for the night now. I will see you tomorrow before I leave.” </text:p>
      <text:p text:style-name="P2"/>
      <text:p text:style-name="P2">Darter looked struck down and his wings and ears drooped slightly at my rejection. I was uncertain of Gryph bodylanguage, but his dissapointment was obvious enough. I was less certain how the prince would handle not getting what he wanted. </text:p>
      <text:p text:style-name="P2"/>
      <text:p text:style-name="P2">“Are you sure?” He asked, sounding baffled. </text:p>
      <text:p text:style-name="P2"/>
      <text:p text:style-name="P2">“Yes Darter. Apologies, you're not my type.”</text:p>
      <text:p text:style-name="P2"/>
      <text:p text:style-name="P2">“V-very well... Good night then, Captain.” He looked very deflated, unusued perhaps to rejection and turned and left stoically and I let out a quiet sigh once he was gone. </text:p>
      <text:p text:style-name="P2"/>
      <text:p text:style-name="P2">Amused.</text:p>
      <text:p text:style-name="P2"/>
      <text:p text:style-name="P2">As my retinue reluctantly has left back to the ship for the night, the tribe prince swoops in to my side to show me around the quaint little village. It was amusing to watch him hover closely around me, dotting upon my needs while he chatted amicably about the village and the challenges of maintaining it. </text:p>
      <text:p text:style-name="P2"/>
      <text:p text:style-name="P2">He's very enthusiastic and proud and light boasts in attempts to impress me are endearing in a way. </text:p>
      <text:p text:style-name="P2"/>
      <text:p text:style-name="P2">As darkness fell he invited me to the guest quarters in his own sizable (In comparison to the rest of the village) house. </text:p>
      <text:p text:style-name="P2">As he shows off his room and the guest room, he has a confident attitude about him. He seems so sure in his ego that he has managed to charm me. I let him think that he has, bemused by his strutting about and subtle gentle touches of contact. </text:p>
      <text:p text:style-name="P2"><text:soft-page-break/></text:p>
      <text:p text:style-name="P2">“You know Avolc. I offered this to Scout Vessla, I'd really like to give you a special wing massage, but he was very protective of them. Would you let me try? They are so alike to ours but different, I'd love to feel them over.” Darter asked in earnest. </text:p>
      <text:p text:style-name="P2"/>
      <text:p text:style-name="P2">It seemed like an innocent enough offer. Unlike the Scouts, I had no need to be as paranoid about my wings. </text:p>
      <text:p text:style-name="P2">Soon enough I lay stretched out on my bedding while Darters expert paws gently pulled and kneaded the limbs of my wings. </text:p>
      <text:p text:style-name="P2">It was luxuriously comfortable, he was very good at it. I found myself relaxing deeply soon enough and did not, could not, object when those rubbing paws strayed away from the wings and onto my back. <text:s/></text:p>
      <text:p text:style-name="P2"/>
      <text:p text:style-name="P2">Come morning, I awaken wrapped up in Darters arms, tucked in under his chin. I feel a moment of startled rush unreccognition to my whereabouts before memory returns. </text:p>
      <text:p text:style-name="P2"/>
      <text:p text:style-name="P2">I gather my things, dress and head back toward the ship without waking the Gryph tribe prince. </text:p>
      <text:p text:style-name="P2"/>
      <text:p text:style-name="P2"/>
      <text:p text:style-name="P2">Holixer:</text:p>
      <text:p text:style-name="P2"/>
      <text:p text:style-name="P2">I look to the senior Gryph, the unspoken leader and possible mentor to the Chief-son Darter. </text:p>
      <text:p text:style-name="P2">Holixer returns my gaze steadily. Stoic and mostly silent, he's certainly playing it wise. </text:p>
      <text:p text:style-name="P2"/>
      <text:p text:style-name="P2">I suppose I could approach either Gryph. However im not sure who'd be easier to convince to my cause and what conditions they might have. </text:p>
      <text:p text:style-name="P2"/>
      <text:p text:style-name="P2"/>
      <text:p text:style-name="P2"/>
      <text:p text:style-name="P2"/>
      <text:p text:style-name="P2">“Forager Holixer” I turned to the more burly Gryph. “I reccognize your seniority here. You must see im trying to be reasonable and diplomatic about this. We have rules, Scout Vessla has to return.”</text:p>
      <text:p text:style-name="P2"/>
      <text:p text:style-name="P2">Chief-Son Darter looked peeved at being ignored. Holixer however seemed slightly amused, his wing posture straightening. Still, he looked troubled as he replied. </text:p>
      <text:p text:style-name="P2"><text:s/></text:p>
      <text:p text:style-name="P2">“I appreciate your respect path of negotiation. However, our vow of protection has been extended to Scout Vessla. It is not something our tribe would withdraw without considerable dishonor to our name.” Holixer said before he paused briefly and tapped the table in visible consideration.</text:p>
      <text:p text:style-name="P2"/>
      <text:p text:style-name="P2">“Perhaps, if you proove Scouts Vesslas fears unfounded by humbling yourself. There would be no doubt in anyones mind that you have our adopted tribes-mates best intentions in mind and there would be no need for the protection.”</text:p>
      <text:p text:style-name="P2"/>
      <text:p text:style-name="P2">I was not sure I liked the sound of that and scowled at Holixer questioningly. </text:p>
      <text:p text:style-name="P2"/>
      <text:p text:style-name="P2">“The quality of a caring leader is displayed in what they'd be willing to do for a subordinate. Show that you can sacrifice your pride and put yourself in the mercy of another. Submit to one of the tribe and that would go a long way in convincing me.”</text:p>
      <text:p text:style-name="P2"/>
      <text:p text:style-name="P2">I sighed and leaned back, eyeing the three of them on the opposite side of the table, I see what the older “Forager” was doing. </text:p>
      <text:p text:style-name="P2"><text:soft-page-break/>Not only would this act be a tremendous gesture of goodwill and trust, it would also symbolically humble not only me, but in a way the whole Admiralty to the Lanaga.</text:p>
      <text:p text:style-name="P2">Holixer crossed his arms and stretched himself tall and looked determined, he was the epitome of an islander, thickly built and muscular. <text:line-break/>Leaner and younger Darter, with his decorative garb and markings had lost some of his irritation now and looked bemused, rubbing the bottom of his beak thoughtfully and giving me a wink. </text:p>
      <text:p text:style-name="P2">Scout Vessla, our wayward scout and the cause of all this, he shifted his wings and seemed afraid to make eye-contact. He knew he had put me in this position and was possibly a little dismayed, but piqued enough not to object on my behalf. </text:p>
      <text:p text:style-name="P2"/>
      <text:p text:style-name="P2">All three were options to choose from if I wanted to make the decision.</text:p>
      <text:p text:style-name="P2"/>
      <text:p text:style-name="P2">Pick Holixer</text:p>
      <text:p text:style-name="P2"/>
      <text:p text:style-name="P2">Holixer seemed to be the one with the power to undo whatever protections were in place that kept Scout Vessla from returning, it seemed only fitting to nod in his direction in assent of his proposal. </text:p>
      <text:p text:style-name="P2"/>
      <text:p text:style-name="P2">“Very well...” I replied slowly with appropriate pause. “I accept your proposal, Im willing to demonstrate to you personaly what I'll do for my crew. As long as I am able to return to them safely.” I said. </text:p>
      <text:p text:style-name="P2"/>
      <text:p text:style-name="P2">Holixer smiled and nodded once in approval. “No harm will ever come to a guest of the Lanaga. We shall build this trust between us.” He reassured while he abent mindedly rested a paw on his belly. </text:p>
      <text:p text:style-name="P2"/>
      <text:p text:style-name="P2">The feast continued a while longer in idle conversation, Holixer seemed to be saving himself for the dessert for which I had signed myself up for. </text:p>
      <text:p text:style-name="P2"/>
      <text:p text:style-name="P2">Pick Darter</text:p>
      <text:p text:style-name="P2"/>
      <text:p text:style-name="P2">I turn my head toward the younger Gryph and cock my head at him briefly. Darter grins widely in return. </text:p>
      <text:p text:style-name="P2">It seemed wise, if I was to go through with this, to be in the favor of the stoic mentor and young tribal prince both. </text:p>
      <text:p text:style-name="P2"/>
      <text:p text:style-name="P2">“Very well...” I replied slowly with appropriate pause. “I accept your proposal, Im willing to demonstrate what im willing to do for my crew.” </text:p>
      <text:p text:style-name="P2"/>
      <text:p text:style-name="P2">“Very good Captain Avolc! You do honor to your name by such a demonstration of trust and humbleness.” Darter clasped his paws together eagerly, being unable unwittingly to lick his beak in anticipation.</text:p>
      <text:p text:style-name="P2"/>
      <text:p text:style-name="P2">“No harm shall come to you Captain, you are a honored guest of the Lanaga.” Holixer assured, nodding with approval. </text:p>
      <text:p text:style-name="P2"/>
      <text:p text:style-name="P2">The feast continued a while longer in idle conversation. Darter was eyeing me closely throughtout, he was eager to have his way with me.</text:p>
      <text:p text:style-name="P2"/>
      <text:p text:style-name="P2"/>
      <text:p text:style-name="P2">Pick Scout Vessla. <text:s text:c="2"/></text:p>
      <text:p text:style-name="P2"/>
      <text:p text:style-name="P2">I paused in thought a while but then nodded once in agreement and having made up my mind. In the end, the one I needed to convince to return was Vessla himself. I turned to him and motioned toward <text:soft-page-break/>him. </text:p>
      <text:p text:style-name="P2"/>
      <text:p text:style-name="P2">“I shall accept your proposal. Im willing to demonstrate to you what I'll do for my crew.”</text:p>
      <text:p text:style-name="P2"/>
      <text:p text:style-name="P2">Both the Gryphs turned to Scout Vessla who sat there blinking and taken aback. He looked like he had not expected me to make this choice, much less involve him in any matter. </text:p>
      <text:p text:style-name="P2"/>
      <text:p text:style-name="P2">“Ah, Vessla is indeed one of the tribe. That is acceptable to me, perhaps even symbolic for what we wish to achieve here.” Holixer nodded approvingly. </text:p>
      <text:p text:style-name="P2"/>
      <text:p text:style-name="P2">“Ah.. Captain... “ Scout Vessla gulped, spreading his wings wide in nervousness. “If you're sure, I can do it. I'll eat you, I mean.”</text:p>
      <text:p text:style-name="P2"/>
      <text:p text:style-name="P2">“As long as I'll be able to safely return to my crew with you with me.” I replied cooly.</text:p>
      <text:p text:style-name="P2"/>
      <text:p text:style-name="P2">“Ofcourse, no harm shall come to a honored guest of the Lanaga.” Holixer said with a sweeping gesture. </text:p>
      <text:p text:style-name="P2"/>
      <text:p text:style-name="P2">The feast continued a while longer in idle conversation. Vessla merely nibbled on some fruit, avoiding eye contact but still looking my way plenty often. Perhaps this choice has started to dissuade much of what has spooked him. </text:p>
      <text:p text:style-name="P2"/>
      <text:p text:style-name="P2"/>
      <text:p text:style-name="P2">Vore: </text:p>
      <text:p text:style-name="P2"/>
      <text:p text:style-name="P2">Holixer: </text:p>
      <text:p text:style-name="P2">Forager Holixer is certainly taller then me and of more weight too. I come quite aware of this as we retire somewhere more private, a kind courtesy by the senior Gryph.</text:p>
      <text:p text:style-name="P2"/>
      <text:p text:style-name="P2">“You Awes surprise me. You are willing to go to great lengths for your goals. I am not sure if its fearlessness or otherwise.” Holixer spoke as he watched me take off my cloak and gear. Wouldnt need those inside his stomach. </text:p>
      <text:p text:style-name="P2"/>
      <text:p text:style-name="P2">“Not something you'd do if our positions were reversed?” I asked. </text:p>
      <text:p text:style-name="P2"/>
      <text:p text:style-name="P2">“I am not so certain... Perhaps I am too attached to my pride, intangible as it is. “</text:p>
      <text:p text:style-name="P2"/>
      <text:p text:style-name="P2">I had to give a grunt at that. I did have pride, I valued my reputation. The cost of being a good leader meant one had to weigh how much those mattered in the greater good. Letting Holixer temporarily consume me to gain their trust in not only me but the Admiralty seemed a small price to pay. It didnt hurt the matter that he wasn't bad looking. </text:p>
      <text:p text:style-name="P2"/>
      <text:p text:style-name="P2">“Well, for the moment, I surrender my pride to yours.” I announced and stood ready. </text:p>
      <text:p text:style-name="P2"/>
      <text:p text:style-name="P2">Holixer smiled genialy and reached down grab ahold of me by the sides. He's a tall gryph and bulky to boot, he lifts me up with ease. </text:p>
      <text:p text:style-name="P2">“While I promised to try return everything I take with this act, some small parts of things like that, might be added to mine.”</text:p>
      <text:p text:style-name="P2"/>
      <text:p text:style-name="P2">Holixer yawned wide, revealing the depth of his sizable beak and deposited me head first inside his mouth. My chin brushed briefly against the back of his tongue before with a 'ulp' my whole head squeezed on into his gullet. <text:line-break/><text:soft-page-break/><text:line-break/>Holixer spared no time, he assertively pinned my arms and wings with his wide strong grip and pushed me down his throat with steady bobbing swallows. </text:p>
      <text:p text:style-name="P2"/>
      <text:p text:style-name="P2">I had been swallowed before, most of all in training in <text:s/>the academy. Being swallowed whole by a Gryph was not much different. The hard beak occasionaly pressing down on my belly and back between swallows was different from the light nip of teeth.The way a Gryph swallowed their meals was different too, slightly less use of tongue and more toss of head and pull of throat muscles.</text:p>
      <text:p text:style-name="P2">Otherwise the slick and pulsing hot insides were like any others. </text:p>
      <text:p text:style-name="P2"><text:s/></text:p>
      <text:p text:style-name="P2">I felt Holixer shift his grip to my legs around ankles and with a forcible grip and shove, shunted me the rest of the way down into his body. </text:p>
      <text:p text:style-name="P2">His stomach was surprisingly spaceous, his visible large paunch was not just for show and now it no doubt swelled further into plumper fullness as I was squeezed into it. </text:p>
      <text:p text:style-name="P2">I managed to curl myself up without too much discomfort, managing to even wiggle around and adjust slightly. </text:p>
      <text:p text:style-name="P2"/>
      <text:p text:style-name="P2">I sizable rumble and shake did push the chamber slightly tighter as Holixer belched contently with a loud 'Ouurrpphh!', I soon felt his paw drum and pat against the outside of the stomach as he seated himself to rest. The slight rumble of a contented crooning 'humm' vibrating around me along with the occasional wet 'glrp'.</text:p>
      <text:p text:style-name="P2"/>
      <text:p text:style-name="P2">Holixer had eaten me and done so with efficiency and no fuss. Hopefuly my impression of his character was not off and he'd soon release me as promised. Somehow I felt that I could relax and trust that he would. </text:p>
      <text:p text:style-name="P2">It was dark and warm, the paunchy belly of the stocky Gryph I now occupied was soft and roomy. </text:p>
      <text:p text:style-name="P2">I found myself closing my eyes and leaning back peacefully, waiting for my eater to be content with this bargain. However long that would be. </text:p>
      <text:p text:style-name="P2"/>
      <text:p text:style-name="P2"/>
      <text:p text:style-name="P2">No digest Holixer</text:p>
      <text:p text:style-name="P2"><text:s/></text:p>
      <text:p text:style-name="P2">I come to awake to a jostling movement. My head is fuzzy as it seems I have dozed off in my moment of being at ease inside Holixers belly. Im not certain how long its been and I silently curse those Aweish instincts to peacefully submit to a body around you. </text:p>
      <text:p text:style-name="P2"/>
      <text:p text:style-name="P2">It seems however that my trust was well-placed, the churn of muscles around me I feel are not those of a stomach at work, but the convulsions of one working to disgorge its contents. </text:p>
      <text:p text:style-name="P2"/>
      <text:p text:style-name="P2">Im shunted back up the throat of Holixer, soon feeling the cold air around my feet as I appear in the same manner I went down. </text:p>
      <text:p text:style-name="P2">Strong arms and steady paws catch me and I suddenly find myself held in Holixers embrace as I extract my head from his open beak and meet his smiling eyes. </text:p>
      <text:p text:style-name="P2"/>
      <text:p text:style-name="P2">“All of you intact and well, Captain? Looks like it.” He rumbles jovially. </text:p>
      <text:p text:style-name="P2"/>
      <text:p text:style-name="P2">“Aye... I feel good.” I reply and dont realize my admission until a brief pause passes. </text:p>
      <text:p text:style-name="P2"/>
      <text:p text:style-name="P2">“Glad to hear Captain.” Holixer sets me down on my feet gently and straightens up, paws on his hips. My fur is slick with saliva and goop, but it seems Holixer has had foresight for this and there are some rudimentary cleaning tools and clean water ready. </text:p>
      <text:p text:style-name="P2">We appear to be alone in some manner of small groomery of sorts, but its not the same hut that I <text:soft-page-break/>climbed inside Holixer in. <text:s/></text:p>
      <text:p text:style-name="P2"/>
      <text:p text:style-name="P2">“With this I reckon you've prooven your good intent and trustworthyness more then amply.” Holixer spoke. “Chief-Son Darter will chafe at letting Vessla go, he enjoys people and objects from outside our isles, but he will honor this deal too. “</text:p>
      <text:p text:style-name="P2"/>
      <text:p text:style-name="P2">Before long I join the rest of the group outside, some of my anxious attendees visibly relieved at my return. </text:p>
      <text:p text:style-name="P2">Scout Vessla too, seems less apprehensive. He is clearly not thrilled about leaving, but he comes along without further objection. </text:p>
      <text:p text:style-name="P2">The Gryphs escort us back and we part with Tribe Lanaga amicably. </text:p>
      <text:p text:style-name="P2">As we row back to the ship I meet Holixers gaze briefly and he has naught but a knowing warm smile to give as he pats his chest with a closed fist. He's keeping a little part of something of mine. </text:p>
      <text:p text:style-name="P2">Perhaps I can somewhat sympathise with what Scout Vessla saw in these people. <text:s/></text:p>
      <text:p text:style-name="P2"/>
      <text:p text:style-name="P2"/>
      <text:p text:style-name="P2">Darter: </text:p>
      <text:p text:style-name="P2"/>
      <text:p text:style-name="P2">Darter has been givine me the eyes all through the rest of the conversation and meeting. </text:p>
      <text:p text:style-name="P2">With his blueish feathered plumage and many swirling painted markings, he stands out quite visibly from both Awe and fellow tribes-mates alike, who all carry a shared variety of earthern colored complexion. </text:p>
      <text:p text:style-name="P2"/>
      <text:p text:style-name="P2">Its clear he is very eager about the prospect of eating me. I sense a fidgety impatiance in him that is pushing against his obligation to remain polite and cordial. </text:p>
      <text:p text:style-name="P2">He's a young and impatient Chief-son, not exactly spoiled but often pampered for the position his bloodline has granted him. </text:p>
      <text:p text:style-name="P2">Now his eyes are on me, his curiosity is piqued and desires to know what its like to eat a Awe captain. Yet I chose this deal and him out of my options. </text:p>
      <text:p text:style-name="P2"/>
      <text:p text:style-name="P2">Eventually he can hold back no longer and rises from his seat. </text:p>
      <text:p text:style-name="P2">“Alright captain, shall we perhaps proceed with our agreement?” Both his paws are on his painted belly as he speaks. “I confess I am delighted <text:s/>and honored by your choice. There is no need to delay the joining of our bodies!” </text:p>
      <text:p text:style-name="P2"/>
      <text:p text:style-name="P2">Holixer clears his throat in rebuke and Darter is quick to add. “As a sign of unity and trust, this one evening I mean...” </text:p>
      <text:p text:style-name="P2"/>
      <text:p text:style-name="P2">I step up to him to face him. Gryphs are taller then Awes and he despite his youth is about a half a head more so then me. But I still reckon we are not far off eachother in weight. </text:p>
      <text:p text:style-name="P2"/>
      <text:p text:style-name="P2">“I shall begin now...” He grinned at me, seeming to size me up, then he motioned toward feast table by his seat. “If you could please lie down on the table. I.. am sure I can manage you, but I hope you will cooperate.”</text:p>
      <text:p text:style-name="P2"/>
      <text:p text:style-name="P2">I huffed as he guided me down to lay down on the table, with my feet facing him. It seemed he intended to consume me like a part of the feast, right off the table. The main course for the royalty. </text:p>
      <text:p text:style-name="P2"/>
      <text:p text:style-name="P2">A warm moist beaked mouth closed around both my feetpaws as Darter sat down behind me and began to swallow me. The hot rythmic tightness of his throat soon swepped up along my legs to my thighs as worked his way up, pulling on belt to help himself work me down. </text:p>
      <text:p text:style-name="P2"/>
      <text:p text:style-name="P2"><text:soft-page-break/>It occurred to me he did not seem terribly strained at all from fitting me down his gulping greedy beak. </text:p>
      <text:p text:style-name="P2"/>
      <text:p text:style-name="P2">Upon reaching my wait and belt, he fidgeted with my clasp briefly before with a grunt motioning for help. </text:p>
      <text:p text:style-name="P2">A pair of paws moved in to help unbuckle my belt and remove my cloak quickly, I did not see whom, for Darters paws held me pinned down firmly against the table as he shifted to stuff the rest of my upper body into his bulging cheeks. </text:p>
      <text:p text:style-name="P2">With my arms soon pinned and swallowed up to my mane, he hoisted me upward, almost with what seemed like a triumphant flourish. His body was tight around mine, squeezing hard to press me down into his visibly bulging belly. Looking down I could see the shape my lowerbody was making under those <text:s/>painted stretched markings. </text:p>
      <text:p text:style-name="P2"/>
      <text:p text:style-name="P2">His paw pushed at my nose as the gaping beak yawned its way around my head. For a moment he paused like this, with my ears and fur pressed forward along with my snout peering out of his yellow beak. He turned his body awkwardly to Vessla and judging by the Scouts brief flicker of amusement, he must have winked. </text:p>
      <text:p text:style-name="P2"/>
      <text:p text:style-name="P2">There was little time to be disgruntled or amused myself at him making a show out of eating me. With a wet swallow and a faceful of tongue, his beak closed around my head and he gulped, shutting out the outside world and welcoming me fully into his cramped body. </text:p>
      <text:p text:style-name="P2">It did seem he was at the edge of his limits, for my head seemed to lodge in his neck and the repeated rippling wet gulps received a slight urgency to them. Had I wanted to, I could have escaped this situation, I wanted him to know this. Then I relaxed my lower body and let the muscles around me guide me down into Darters stomach. </text:p>
      <text:p text:style-name="P2"/>
      <text:p text:style-name="P2">The stomach of the Chief-Son was a cramped and tight space. The stomachwalls were taut unwilling to give much room to movement. I could hear the Gryph groan and shudder as he stiffled a belch and sat back with his very prominently bloated belly. </text:p>
      <text:p text:style-name="P2">He had managed me, enough to make a display as well, but his stomach was not used to portions my size. </text:p>
      <text:p text:style-name="P2"/>
      <text:p text:style-name="P2">“Captain Avolc is now within me, full and content has she made my belly.” Darter announced contently. “Lets continue the festivities, I need to rest a little.” He chuckled, jostling my chambers slightly. </text:p>
      <text:p text:style-name="P2"/>
      <text:p text:style-name="P2">The chamber churned idly and I felt Darters paws knead vigorously over my curled up shape. His voice was muffled, but I could make out his words as she spoke to others around the table. </text:p>
      <text:p text:style-name="P2">The way his stomach seemed to respond to his paws, it was clear enough he was easing a slight stomach-ache that I was giving him. There was only a few reasons to do that, his proposal was not long in following. </text:p>
      <text:p text:style-name="P2"/>
      <text:p text:style-name="P2">“Ough... Captain. I must say I've enjoyed this more then I could have guessed. I feel you settling in to my belly now, like no meal has, like you always belonged.” His paws pushed and kneaded, they were deceptively soothing. </text:p>
      <text:p text:style-name="P2"/>
      <text:p text:style-name="P2">“Join with my body, be the first to do so and you'll take a honored place upon my person.” He seemed to trace a digit along the markings of his belly. Poking at a spot, perhaps where they'd inscribe a permanent symbol for me. “Do this and I will strive to ensure Awes are forever welcomed not only with Lanaga, but all we have influence with. A unity of our peoples for all who wish to follow our example.“</text:p>
      <text:p text:style-name="P2"/>
      <text:p text:style-name="P2"><text:soft-page-break/>They were loft words and high promises. Join a prince to secure a kingdom. </text:p>
      <text:p text:style-name="P2">What a bold suggestion. </text:p>
      <text:p text:style-name="P2"/>
      <text:p text:style-name="P2">Digested by Darter</text:p>
      <text:p text:style-name="P2"/>
      <text:p text:style-name="P2">His flirtations and words, although slightly bombastic, had a pull I could not deny. </text:p>
      <text:p text:style-name="P2">He'd eaten my so publically, as if he'd knew he'd have me, now he wanted to just as publically have me submit to him and become part of him infront of all to see. <text:s/></text:p>
      <text:p text:style-name="P2"/>
      <text:p text:style-name="P2">I could almost sense the eyes of everyone around waiting for my reply and reaction. Everyone staring at Darters rounded full stomach with suspense. </text:p>
      <text:p text:style-name="P2">I could not have made the agreement to everyone face, hidden inside Darter it was easier to just say it. To submit control to him. </text:p>
      <text:p text:style-name="P2"/>
      <text:p text:style-name="P2">“Captain?” The silence had made him hopeful, eager. “Shall I add you to my tribe and person?”</text:p>
      <text:p text:style-name="P2"/>
      <text:p text:style-name="P2">“Do it... “ I found myself saying, loud enough to be heard outside. Loud enough so that I didnt have to repeat myself. </text:p>
      <text:p text:style-name="P2"/>
      <text:p text:style-name="P2">The chamber started to bounce and jostle as Darter let out a hearty laugh of delight. </text:p>
      <text:p text:style-name="P2">“She agrees! Hahah! She has agreed to my body!” </text:p>
      <text:p text:style-name="P2"/>
      <text:p text:style-name="P2">There is a murmur of noise and talk, but somehow, it all seems detached now. With those words, the hot squishy kneading darkness around me, the body of this Gryph, was all that concerned me. </text:p>
      <text:p text:style-name="P2"/>
      <text:p text:style-name="P2">“Bring out the casks and the paint. Let us do the marking now while my belly is so wide and big!” Darter proclaimed jovially. </text:p>
      <text:p text:style-name="P2"/>
      <text:p text:style-name="P2">As time passed inside the stomach, I was soon joined by many gallons of liquid with sweetness and tange of alchohol. Darter was the center of attention and festivity and I sloshed around in the center of him. </text:p>
      <text:p text:style-name="P2">He bid me stay still as the painted their upon his feathers, marking the occasion and union of my person to his. But he found time to speak to me, boastfully and comfortingly. </text:p>
      <text:p text:style-name="P2"/>
      <text:p text:style-name="P2">(“These markings is a symbol that mark you as bound to me now. A binding of royaly like mine are a little more sacred if the crones are to be believed.” Darter chuckled. “A way to unite true decendants and their peoples!”)</text:p>
      <text:p text:style-name="P2">“As the first Awe now part of me, we forge a bold new path together. Not only will you help me make me as big and strong as Holixer, you're a hopeful precedent further unity of our people.” </text:p>
      <text:p text:style-name="P2"/>
      <text:p text:style-name="P2">Perhaps it was the drink and ego swelling his head, but Darter squawked on joyfully. </text:p>
      <text:p text:style-name="P2">“Awes seek out those strong and confident, no? We shall be a beacon for your people... we shall welcome you all. We shall never run out of paint for our bellies.”</text:p>
      <text:p text:style-name="P2"><text:s/></text:p>
      <text:p text:style-name="P2">As his stomach squelched and worked up on me, slowly digesting me and the achohol, I wondered idly what my symbol looked like. I was going to ask, but Darters soothing rubbing paws drove me relax and listen to his body and his lofty goals. </text:p>
      <text:p text:style-name="P2"/>
      <text:p text:style-name="P2">(As Darter watched the sunrise with sleepy eyes and a settled grumbling belly he felt a pleasant shudder go through him. The new paint on him was bright and itched slightly, but he knew better then to scratch it. <text:line-break/>Somewhere far east, a similar shudder swept through as a calling wakes in numerous hearts. </text:p>
      <text:p text:style-name="P2"><text:soft-page-break/>Darter and The Lanaga would come to find themselves very busy in the coming years)</text:p>
      <text:p text:style-name="P2"/>
      <text:p text:style-name="P2"/>
      <text:p text:style-name="P2">Not Digested, Darter. </text:p>
      <text:p text:style-name="P2"/>
      <text:p text:style-name="P2">I give him my reply by kicking out with a foot, elliciting a loud pained 'ooof' from the young Gryph. I then arch my back and twist sideways, stretching the stomach chamber awkwardly further, making Darter groan and clutch at his belly. </text:p>
      <text:p text:style-name="P2"/>
      <text:p text:style-name="P2">“Dont get ahead of yourself!” I grunt and grit my teeth as I push against the confines of his body and surrounding muscles. Its a figh I appear to be winning, as the chamber loosens and grruurrggs in a pained upset manner. </text:p>
      <text:p text:style-name="P2"/>
      <text:p text:style-name="P2">“Ah, stop! Please!” Whinces the Chief-Son, as he holds on and whinces.</text:p>
      <text:p text:style-name="P2"/>
      <text:p text:style-name="P2">I use my training, the one everyone questions whether they'd ever need back in the academy. I bunch of my legs underneath me, shift around to get a feel of whats up and whats down and then straighten my body. </text:p>
      <text:p text:style-name="P2"/>
      <text:p text:style-name="P2">Darters stomach has enough, it releases me quickly and im hastily expelled from the beak of a teary-eyed Darter who staggers back from me with a moan.</text:p>
      <text:p text:style-name="P2"/>
      <text:p text:style-name="P2">I make sure to stand up quickly, despite having slickened fur I make sure to project an air of steely displeasure. </text:p>
      <text:p text:style-name="P2"/>
      <text:p text:style-name="P2">“That was not part of any deal of ours! You think I'd fall for such juvenile temptations?” I scold them all. </text:p>
      <text:p text:style-name="P2">Forager Holixer seem to capability to look both remorseful and furious (at Darter) at the same time. </text:p>
      <text:p text:style-name="P2"/>
      <text:p text:style-name="P2">“Ofcourse Captain! My ward overstepped his bounds. This was about prooving trustworthiness and we failed our part. “ He bowed his head to me and the other Gryphs around, hesitantly followed suit. </text:p>
      <text:p text:style-name="P2"/>
      <text:p text:style-name="P2">“I will return to my ship now. Scout Vessla will accompany me. Our deal is done.” I announce curtly and turn to leave. </text:p>
      <text:p text:style-name="P2"/>
      <text:p text:style-name="P2">With Holixer having bowed his head to my authority and Chief-Son Darter laying curled up with a severe stomach-ache, there was no question of obedience from anyone. </text:p>
      <text:p text:style-name="P2">Scout Vessla fell in, though eyeing back at Darter sympathetic sadness. </text:p>
      <text:p text:style-name="P2"/>
      <text:p text:style-name="P2"/>
      <text:p text:style-name="P2">Vessla: </text:p>
      <text:p text:style-name="P2"/>
      <text:p text:style-name="P2">I picked Vessla because he was the smallest unknown. A fellow Awe and a potential subordinate, he would be the easiest to handle with the least potential surprises. </text:p>
      <text:p text:style-name="P2"/>
      <text:p text:style-name="P2">Though a Captain feeding herself to a subordinate is always a issue for appearance of authority, I still weighed the potential risks as lower. </text:p>
      <text:p text:style-name="P2"/>
      <text:p text:style-name="P2">Vessla soon moves over to seat himself next to me, seeming lost to words in how to proceed. </text:p>
      <text:p text:style-name="P2"/>
      <text:p text:style-name="P2">“Can I... eat you somewhere more quiet?” He finaly asked, his fur poofing. </text:p>
      <text:p text:style-name="P2"><text:soft-page-break/></text:p>
      <text:p text:style-name="P2">“Ofcourse,Vessla.” I replied. It seemed the scout had a little performance anxiety. More privacy and less of a display suited me well however. </text:p>
      <text:p text:style-name="P2"/>
      <text:p text:style-name="P2">Island:</text:p>
      <text:p text:style-name="P2">“Okay..! We can go to the hut they gave me. Its small but... well...” He rose and started walk of, looking back only to confirm I followed. </text:p>
      <text:p text:style-name="P2">The group watched us depart but remained at their feast. </text:p>
      <text:p text:style-name="P2"/>
      <text:p text:style-name="P2">Vesslas hut was indeed “cozy”, it was little more then a rudimentary shelter with enough space for a bedding on a pile of sand and a little place to sit beside it upon some dried reeds. I could not quite see the appeal of living here so roughly with these Islanders. </text:p>
      <text:p text:style-name="P2"/>
      <text:p text:style-name="P2">Ship:</text:p>
      <text:p text:style-name="P2">I led him away from arrayed feast and over to my personal quarters. I order us not to be bothered and my cadets know better than to question it. </text:p>
      <text:p text:style-name="P2"/>
      <text:p text:style-name="P2">Vessla looks around the room a while, it seems he's been living it quite rough as he treats my rather modest chambers like its the height of luxury. </text:p>
      <text:p text:style-name="P2"/>
      <text:p text:style-name="P2">“I'll be honest... I've never swallowed a female before. Much less someone of your... stature.” Vessla gulped nervously. “Why did you pick me?” </text:p>
      <text:p text:style-name="P2"/>
      <text:p text:style-name="P2">“I always trust in a fellow Awe then anyone else. As should you.” I replied calmly. </text:p>
      <text:p text:style-name="P2"/>
      <text:p text:style-name="P2">“I suppose... but they're not bad these Islanders. Kind and caring...” Vessla faltered, perhaps sensing my impatiance. “...ah well, lets get this over with.“</text:p>
      <text:p text:style-name="P2"/>
      <text:p text:style-name="P2">Vessla awkwardly opened his mouth and closed it around my snout, he still looked nervous, like he expected me to lash out at any time and punish him. With my snout lodged in his muzzle, he began to swallow, dragging my head toward his tight gullet. </text:p>
      <text:p text:style-name="P2">Its a few hesistant 'ulps' and 'glllps', but he manages to ingest me down to my shoulders before he picks up pace, swallowing reflexes kicking in gear and overriding his caution. </text:p>
      <text:p text:style-name="P2"/>
      <text:p text:style-name="P2">“Mmmhhfff” He seems to moan as stretches his jaws around my chest and pushes and swallows his way down over me. Any Awe can swallow another and there are only very few rare exceptions which have difficulties or conditions preventing them from doing so. Vessla is capable, but I can tell he's having some kind of problem with the way he shudders and moans in discomfort between reflexive rippling swallows.</text:p>
      <text:p text:style-name="P2"/>
      <text:p text:style-name="P2">My head pushes into his stomach eventually, its taken a while for him to work me down. But as the majority of my weight starts to rests in his gullet, the rest flows down with greater speed. I almost sense Vesslas relief as the rest of my body flows into his swollen belly, my body curling up in the dome of brown fur.</text:p>
      <text:p text:style-name="P2"/>
      <text:p text:style-name="P2">Its with a few urgent 'glucks' and gulps he swallows my feet and tail and I end up fully inside the scout. I can hear him panting, seeming out of breath and letting out a few groans. </text:p>
      <text:p text:style-name="P2"/>
      <text:p text:style-name="P2">“Ah.. I... did it... “ He sighed in exhausted relief. I felt him shift and collapse backward to lay down, lungs still bellowing. <text:s/>“Oh goodness....” </text:p>
      <text:p text:style-name="P2"/>
      <text:p text:style-name="P2">The inside of his stomach was moderatly cramped, I had been in Awe stomachs before, a male Awes <text:soft-page-break/>stomach was always tighter due to their thinner frames and hips. It seemed Vesslas difficulties were less about accomodating me down here and more about the journey between. </text:p>
      <text:p text:style-name="P2"/>
      <text:p text:style-name="P2">“Sorry Captain... I just... have problems with tightness of chest.” Vessla explained tiredly, his breathing still hard but calming down. “I just need to rest a bit.” </text:p>
      <text:p text:style-name="P2"/>
      <text:p text:style-name="P2">He sounded worn out. I couldnt imagine the process of getting me back up would be much easier. </text:p>
      <text:p text:style-name="P2"><text:tab/></text:p>
      <text:p text:style-name="P2"/>
      <text:p text:style-name="P2"/>
      <text:list xml:id="list6470334600730019870" text:style-name="L10">
        <text:list-item>
          <text:p text:style-name="P30">Take your time</text:p>
        </text:list-item>
        <text:list-item>
          <text:p text:style-name="P30">Enough dallying!</text:p>
          <text:p text:style-name="P30"/>
        </text:list-item>
      </text:list>
      <text:p text:style-name="P2">Digested by Vessla</text:p>
      <text:p text:style-name="P2"/>
      <text:p text:style-name="P2">I let Vessla rest and catch his breath, affording him some courtesy until he felt ready to let me go. </text:p>
      <text:p text:style-name="P2"/>
      <text:p text:style-name="P2">A while passed and Vessla got quiet, his breathing was now shallow and more relaxed. It seemed he was at ease once more. </text:p>
      <text:p text:style-name="P2">His stomach around me let out a ominous low 'grouurgh'. The muscles around me shifted and compressed with a steady churn. Being quite familiar with the sounds of an Awe stomach, I knew that was the sound mine made when gearing up to work off a a meal.</text:p>
      <text:p text:style-name="P2"/>
      <text:p text:style-name="P2">“Vessla?” I queried, giving a jolt and a kick to the chamber to rouse him. </text:p>
      <text:p text:style-name="P2"/>
      <text:p text:style-name="P2">The stomach 'gllrrnn'ed in an annoyed tone at my kick and tightened itself around me defensively. Struggling just became harder. </text:p>
      <text:p text:style-name="P2">I dawns on me that Vessla has fallen into deep slumber. His efforts to swallow me wore him out and in his attempt to calm his breathing has totally knocked him out. </text:p>
      <text:p text:style-name="P2">His filled stomach has ofcourse responded accordingly to his lack of conciuosness and is now starting to take care of me the only way it knows how. <text:s text:c="2"/></text:p>
      <text:p text:style-name="P2"/>
      <text:p text:style-name="P2">“VESSLA!” I shout angrily and jostle and kick outward. I put my training into it, but realize im in a slightly awkward positioning. Escape methods only work best after you've been immidiatly swallowed and you've not let your eaters stomach settle its grip around you. </text:p>
      <text:p text:style-name="P2">Im upside down and sideways, my kicks wont jolt against sensitive organs and I cant shift position. </text:p>
      <text:p text:style-name="P2"/>
      <text:p text:style-name="P2">“Vessla! What kind of amateur are you!” I growl at him, grunting at the churning stomachwalls and heavy digestive liquids being squelched into my fur. Every Awe knows to stay awake when you have someone guesting in your belly. Giving in to the lethargy, to fully relax to sleep, is to agree to your body to take care of your meal!</text:p>
      <text:p text:style-name="P2"/>
      <text:p text:style-name="P2">Vesslas stomach was working on me now, it would be doing so capably and my time was limited as it would start to do so fast. <text:s/>I could but muffedly moan in frustration and discomfort as I was completely in the mercy of my Scouts belly now.</text:p>
      <text:p text:style-name="P2"/>
      <text:p text:style-name="P2">“Vessla...! Scout! You're....ghhh...” </text:p>
      <text:p text:style-name="P2">Through the noisy loud glrrrn and gurgle of digestion, my voice was hardly audible enough to make a difference. Vessla was digesting me and I was starting to feel that instinctive foretold lethargy myself. Its not much different from the one Vessla gave in to, its just less negotiatable. I feel like im sinking... sinking deep. Deep into Vessla.... </text:p>
      <text:p text:style-name="P2"/>
      <text:p text:style-name="P2"><text:soft-page-break/>-</text:p>
      <text:p text:style-name="P2">“Hello? Are you in there Vessla?” A familiar voice with a hint of concern calls from outside the hut. <text:s/></text:p>
      <text:p text:style-name="P2">Its Darter. <text:s/></text:p>
      <text:p text:style-name="P2">Vesslas head feels lost, dazed and like he forgotten something, but at the same time he's feels physically very comfortable. </text:p>
      <text:p text:style-name="P2">“Uh....” He replies, gathering his thoughts. What day was it?</text:p>
      <text:p text:style-name="P2">“Is everything alright, you two are taking some time.” His voice shifted into bemusement with a hint of jealousy. “I figured you needed some, you're a cute couple! I can stall them a while longer.” </text:p>
      <text:p text:style-name="P2"/>
      <text:p text:style-name="P2">Vessla felt a rush of adrenaline as he pushed against his belly and felt only a squishy softness under his paws.A low gwuurrggll escaped him and he his eyed widened and his ears burned in a deeply embarassed flush.</text:p>
      <text:p text:style-name="P2"/>
      <text:p text:style-name="P2">“I...I uh... we need... some more time.” He replied urgently, fighting embarassment and a little bit of panic. He is digesting her.... has digested her! Nothing solid left. He has digested a female, a captain! He has never digested anyone before, never thought he would, much less someone like that!</text:p>
      <text:p text:style-name="P2"/>
      <text:p text:style-name="P2">“Oookay...” Darter hummed, he sounded a little tipsy and his footsteps soon departed. </text:p>
      <text:p text:style-name="P2"/>
      <text:p text:style-name="P2">Vessla sat up and grunted. His head was clearing. He could not stop staring at his rounded soft belly. </text:p>
      <text:p text:style-name="P2">He slapped himself on the forehead, he had let himself sleep, he shouldnt have done that! He forgot that lesson. </text:p>
      <text:p text:style-name="P2">But its not easy to remember something you were taught decades ago! He hasent eaten anyone in just as long... </text:p>
      <text:p text:style-name="P2">He lay back down to think and knead at his noisy gut. What else could he do?</text:p>
      <text:p text:style-name="P2"/>
      <text:p text:style-name="P2">A hour or two more, it would be morning. She'd be entirely gone then. Nothing but healthy paunch and added muscle and fat to his frame. Vessla had never felt so good in his life, never felt so strong! </text:p>
      <text:p text:style-name="P2">With a sigh he stepped out of the hut, giving a stretch. He felt confident he could work things out, come what may. <text:s/></text:p>
      <text:p text:style-name="P2"/>
      <text:p text:style-name="P2">-</text:p>
      <text:p text:style-name="P2">“Hello? Are you in there Vessla?” A familiar voice with a hint of concern calls from outside the chamber door. <text:s/></text:p>
      <text:p text:style-name="P2">Its Darter. <text:s/></text:p>
      <text:p text:style-name="P2">Vesslas feels lost, dazed and like he forgotten something, but at the same time he's feels physically very comfortable. </text:p>
      <text:p text:style-name="P2">“Uh....” He replies, gathering his thoughts. What day was it? Where was he?</text:p>
      <text:p text:style-name="P2">“Is everything alright, we thought about returning soon, you two are taking some time. ” His voice shifted into bemusement with a hint of jealousy. “I figured you needed some, you're a cute couple! I can stall a while longer.”</text:p>
      <text:p text:style-name="P2"/>
      <text:p text:style-name="P2"><text:s/>Vessla felt a rush of adrenaline as he pushed against his belly and felt only a squishy softness under his paws.A low gwuurrggll escaped him and he his eyed widened and his ears burned in a deeply embarassed flush.</text:p>
      <text:p text:style-name="P2"/>
      <text:p text:style-name="P2">“I...I uh... we need... some more time.” He replied urgently, fighting embarassment and a little bit of panic. He is digesting her.... has digested her! Nothing solid left. He has digested a female, a captain! He has never digested anyone before, never thought he would, much less someone like that!</text:p>
      <text:p text:style-name="P2"/>
      <text:p text:style-name="P2"><text:soft-page-break/>Not digested: </text:p>
      <text:p text:style-name="P2"/>
      <text:p text:style-name="P2">“You should be better in shape, dont you Scouts need to be trained and ready for any eventuallity.” I berate the Scout from inside his belly, giving a little thump. </text:p>
      <text:p text:style-name="P2"/>
      <text:p text:style-name="P2">“Ah.. nhf... yes. Well... I can fly, climb, track and even swim as good as the best...! I've just... left eating to others....” <text:s/>Vessla whinced in reply. </text:p>
      <text:p text:style-name="P2"/>
      <text:p text:style-name="P2">“Well, its time to let me out Scout. I dont have patiance for dallying.” I command firmly. Even from <text:s/>inside him, I have to ensure there are no questions of who's in command. He's going to be working for me after this, so best not give him ideas. </text:p>
      <text:p text:style-name="P2"/>
      <text:p text:style-name="P2">“Yes Captain, okay... “ The Scout shifted and moved. I felt him push against me as he crawled out of his hut to get more space. Paws pushed against me and he heaved, but all in the wrong ways. </text:p>
      <text:p text:style-name="P2">He seemed to lack the technique or know-how in how to get me back up and I was smoushed and squashed this way and that as the Scout tried to cough me up. </text:p>
      <text:p text:style-name="P2"/>
      <text:p text:style-name="P2">It was not until I heard the burr of Holixers voice that things improved. </text:p>
      <text:p text:style-name="P2">“Here, let me aid you Vessla. You need to relax and then, open wide.” </text:p>
      <text:p text:style-name="P2"/>
      <text:p text:style-name="P2">The Gryph squeezed an arm down Vesslas gullet and then helped the scout activate the right reflex. </text:p>
      <text:p text:style-name="P2">The journey back was quicker then down, perhaps aided thanks to Holixer who literally yanked me out of Vesslas jaws in one smooth swoop once he got ahold of me. It seemed not much easier on the Scout, who ended up coughing and gasping. </text:p>
      <text:p text:style-name="P2">It seemed some Awes were not suited to take on others. I pitied him slightly. </text:p>
      <text:p text:style-name="P2"/>
      <text:p text:style-name="P2"/>
      <text:p text:style-name="P2"/>
      <text:p text:style-name="P2">Apprehend</text:p>
      <text:p text:style-name="P2"/>
      <text:p text:style-name="P2">“I've heard your pleas and tried to do this peacefully but enough is enough, Scout Vessla is coming with us.” I spoke as firmly as possible. The Gryphs tensed and a hush swept through the table and then the village in forbearance of possible confrontation. </text:p>
      <text:p text:style-name="P2">“Willing or not, I will not permit him to desert his duty until released from service. If this causes issue between us, I apologize, however we at the Admiralty take responsibilities seriously.” I continued, rising up to stand. My small delegation did so aswell. But we were woefully outnumbered. </text:p>
      <text:p text:style-name="P2">There is movement around us. Islanders are bunching up, some wielding spears and harpoons.</text:p>
      <text:p text:style-name="P2"/>
      <text:p text:style-name="P2"/>
      <text:p text:style-name="P2">Ship feast</text:p>
      <text:p text:style-name="P2"/>
      <text:p text:style-name="P2">With some reluctance I permit Keeper to prepare a feast from our more choice goods. </text:p>
      <text:p text:style-name="P2">This puts a dent in some of the supplies we were carrying meant for the fleet, mostly the choice meats out of the officer rations. </text:p>
      <text:p text:style-name="P2">Hopefully they wont be missed, im not as confident they'll be as easy to replace as Keeper states. </text:p>
      <text:p text:style-name="P2"/>
      <text:p text:style-name="P2"/>
      <text:p text:style-name="P2">No Feast</text:p>
      <text:p text:style-name="P2"/>
      <text:p text:style-name="P2">Keeper and our potential guests will have to contend with an inviting atmosphere and some light appetizers as nibbles. </text:p>
      <text:p text:style-name="P2"><text:soft-page-break/>We're here for a purpose not to invite a whole Island tribe to eat up our foodstocks. </text:p>
      <text:p text:style-name="P2">Officer Keeper does not seem too bothered by my decision, he gave a non-committed shrug and sent word down for Chef Zat to put the foodstores back. </text:p>
      <text:p text:style-name="P2"/>
      <text:p text:style-name="P2"/>
      <text:p text:style-name="P2">“Honored Leader.” Forager Holixer curtsies with a bow of his head while Chief-Son Darter remains standing smiling and eyeing the welcoming feast.</text:p>
      <text:p text:style-name="P2"/>
      <text:p text:style-name="P2">“Your invitation is quite unusual. Normally it is the task of the resident to host the guests, but we of the Lanaga are never ones to turn down an offered feast. It looks like you have arrayed quite a hospitable one, Captain Avolc!” Darter motioned to the table of food. </text:p>
      <text:p text:style-name="P2"/>
      <text:p text:style-name="P2">“Officer Keeper here is responsible for the feast.” I motioned to the Green wulf, who bowed courtiously by my side to the Islanders. </text:p>
      <text:p text:style-name="P2"/>
      <text:p text:style-name="P2">“Pleased to be met, honored guests. Please be seated and enjoy yourselves.” Keeper cooed. </text:p>
      <text:p text:style-name="P2"/>
      <text:p text:style-name="P2">The thinner of build Chief-Son Darter rubs his hands together eagerly at the feast, seeming quite delighted at our show of hospitality. <text:s/>He seems more fascinated about nibbling at the wide selection of what must be quite exotic food for an islander. </text:p>
      <text:p text:style-name="P2"/>
      <text:p text:style-name="P2">Unlike the thickset Forager Holixer who is quick to seat himself and help himself to whats on offer along with what I assume is a couple of senior unintroduced bodyguards or foragers. </text:p>
      <text:p text:style-name="P2"/>
      <text:p text:style-name="P2">Scout Vessla has seated himself among the islander, away from our crew. He is glancing around nervously, avoiding eyecontact. There is something peculiar about his demeanour.</text:p>
      <text:p text:style-name="P2"/>
      <text:p text:style-name="P2">The guests seem relaxed and put at ease. This is a chance to talk or I can cut straight to the chase and talk to the Scout about a debriefing and his return to duty. </text:p>
      <text:p text:style-name="P2">-</text:p>
      <text:p text:style-name="P2"/>
      <text:p text:style-name="P2">After a little more time of light polite conversation, I decide its time to talk business. </text:p>
      <text:p text:style-name="P2"/>
      <text:p text:style-name="P2">“Perhaps its time to speak about the mission at hand and why we're all here.” I said, leaning forward to steeple my paws together. </text:p>
      <text:p text:style-name="P2">“The Attentive is here to locate the Admiralty fleet and Scout Vessla is expected to return to duty with us to aid us in this endevour.” </text:p>
      <text:p text:style-name="P2"/>
      <text:p text:style-name="P2">“Captain, the Fleet-Admiral left me here to make contact but also negotiate the Lanaga tribes future cooperation with Admiralty operations in the area. They lay claim to this area of sea and its resources as their foraging grounds.” The scout explains.</text:p>
      <text:p text:style-name="P2"/>
      <text:p text:style-name="P2">“Oh? You received such additional instructions were you to make contact with the natives?” I raise my brow. This is not quite what Scout Harbringa reported. </text:p>
      <text:p text:style-name="P2"/>
      <text:p text:style-name="P2">“My orders were to make contact, yes. But during my time here I've learned much of their customs and society. I wish to stay, no I wish to demand to stay.” </text:p>
      <text:p text:style-name="P2"/>
      <text:p text:style-name="P2">“Vessla has joined tribe Lanaga.” Holixer spoke up with a gravely firm voice. “He has expressed a desire for our protection and we have granted it.”</text:p>
      <text:p text:style-name="P2"/>
      <text:p text:style-name="P2">I find myself briefly at a loss for words and eye them back and forth, but they seemed entirely <text:soft-page-break/>straight-faced serious. Even as I struggle at what end to grip this unexpected twist of an issue, Vessla noticeably inches closer to Darter who smiles mischiveously.</text:p>
      <text:p text:style-name="P2"/>
      <text:p text:style-name="P2">“I'm not sure I understand. You joined the Islanders?” I find myself asking in Aweish.</text:p>
      <text:p text:style-name="P2"/>
      <text:p text:style-name="P2">“I did! They were very hospitable once they got over their initial suspicion of me. I came to appreciate their ways and way of life.” He eyed the blue feathered Gryph who smiled back at him. “I wish to stay.”</text:p>
      <text:p text:style-name="P2"/>
      <text:p text:style-name="P2">I drum the table in puzzled thought, this was most unusual. No matter what he is telling himself, Scout Vessla is abandoning his duty. One could even argue its desertion under the strictest sense of Admiralty law.</text:p>
      <text:p text:style-name="P2">-</text:p>
      <text:p text:style-name="P2">“This is not acceptable. You are abandoning your duties to the Admiralty and I cannot just let that slide.” I shook my head firmly. </text:p>
      <text:p text:style-name="P2"/>
      <text:p text:style-name="P2">We are currently on the Attentive, so that gives me quite a bit of advantage incase I want to be more forcefull. That action is unlikely to garner much trust with the tribe however. <text:s/></text:p>
      <text:p text:style-name="P2"/>
      <text:p text:style-name="P2">Conclusions /outcome (Reassure)</text:p>
      <text:p text:style-name="P2">Keeper route</text:p>
      <text:p text:style-name="P2">Scout loss</text:p>
      <text:p text:style-name="P2"/>
      <text:p text:style-name="P2">Keeper has set up an festive atmosphere ontop of the main deck of the ship with a table arrayed with delicacies. The scent of roasted meat and even some baked treats should be well felt all the way to the shore. </text:p>
      <text:p text:style-name="P2">The majority of the crew will have to contend with waiting below deck, so not spook the guests. </text:p>
      <text:p text:style-name="P2"/>
      <text:p text:style-name="P2"/>
      <text:p text:style-name="P2"/>
      <text:p text:style-name="Normal">Current writing needs: </text:p>
      <text:p text:style-name="Normal"/>
      <text:p text:style-name="Normal">On-Ship flavor for vore scenes. <text:s/>xxx</text:p>
      <text:p text:style-name="Normal"><text:s/></text:p>
      <text:p text:style-name="Normal">Eat Vessla scene? <text:s text:c="2"/>Less is more. </text:p>
      <text:p text:style-name="Normal"/>
      <text:p text:style-name="Normal">Flirtations leading to vore, Darter. <text:s text:c="2"/>Less is more. ?</text:p>
      <text:p text:style-name="Normal"/>
      <text:p text:style-name="Normal">Add tips to go see Gatormine/Broken ship. Kinda done?</text:p>
      <text:p text:style-name="Normal"/>
      <text:p text:style-name="Normal"/>
      <text:p text:style-name="Normal">No threaten path / Keeper xxx ( Eat all 3 option? )</text:p>
      <text:p text:style-name="Normal"/>
      <text:p text:style-name="Normal"/>
      <text:p text:style-name="P17">Wrapup</text:p>
      <text:p text:style-name="P17"/>
      <text:p text:style-name="P17"/>
      <text:p text:style-name="P17"/>
      <text:p text:style-name="P17"/>
      <text:p text:style-name="P17"/>
      <text:p text:style-name="P17">Question Vessla</text:p>
      <text:p text:style-name="P17"/>
      <text:p text:style-name="P17"><text:soft-page-break/>Vessla has been captured, for whatever reasons he's chosen to side with the native inhabitants and abandon his duty to the Admiralty. I have a lot of questions for him, perhaps I can figure out his reasons before I decide upon his fate. </text:p>
      <text:p text:style-name="P17"/>
      <text:p text:style-name="P17">Armed: </text:p>
      <text:p text:style-name="P17">Awes were hurt in his retrieval and the village largely destroyed in their opposition, so its best we get as much information out of him as possible to make it worthwhile. </text:p>
      <text:p text:style-name="P17"/>
      <text:p text:style-name="P17">Kidnapp: </text:p>
      <text:p text:style-name="P17">We managed to retrieve him covertly without anyone getting hurt. No doubt the natives will be angry with us, but they'd be wise to not interfere. </text:p>
      <text:p text:style-name="P17"/>
      <text:p text:style-name="P17"/>
      <text:p text:style-name="P17">Its a defeated and forlorn looking Scout that sits curled up in his seat in the brig. </text:p>
      <text:p text:style-name="P17">Kidnapp: </text:p>
      <text:p text:style-name="P17"/>
      <text:p text:style-name="P17">Scout Vessla eyed me nervously as I approached. He seemed a skittish sort, I wondered idly how one such as he made it through Scout training. I thought squeezed all the fear out of their male recruits. </text:p>
      <text:p text:style-name="P17"/>
      <text:p text:style-name="P17">“Scout Vessla, I need some answers out of you, so you best be as forthcoming as possible.” I sat down opposite of him and he seemed to nod briefly.</text:p>
      <text:p text:style-name="P17"/>
      <text:p text:style-name="P17">“Yes... Captain. I... apologize for my actions. I was foolish!” Vessla squeaked repentantly. But it remained to be seen if he was just saying what he though I wanted to hear. </text:p>
      <text:p text:style-name="P17"/>
      <text:p text:style-name="P17">Scout Vessla seemed to do his best to answer my questions and divulged all that he could about the Tribe he had been living with and what he knew of the surrounding area and the fleet. </text:p>
      <text:p text:style-name="P17"/>
      <text:p text:style-name="P17">The tribe was called the Lanaga. This was one of their satellite foraging villages, inhabited currently by a troop of foragers and a Chief-son and his guard. </text:p>
      <text:p text:style-name="P17">He had been sent here to briefly make contact and make inroads in negotiating their future cooperation with the Admiralty. </text:p>
      <text:p text:style-name="P17">During his time there he had grown attached and fond of their hospitable nature. </text:p>
      <text:p text:style-name="P17">Scout Vessla expressed a sense of unease about the direction of the leadership of the fleet as his reluctance to return. His excuses were vague and seemed mostly based on cowardice to me. </text:p>
      <text:p text:style-name="P17"/>
      <text:p text:style-name="P17">“The Admiral, she's so ruthlessly driven in defeating the enemy. A scout knows when its best to back down from an impossible fight. With so many unknowns we're facing, with the new weapons and enemies numbers, she has no such inhibitions.“</text:p>
      <text:p text:style-name="P17"/>
      <text:p text:style-name="P17">He explained. It did not justify his attempted desertion of duties, though it did provide insight into whats been going on. </text:p>
      <text:p text:style-name="P17">As for the fleets location, Scout Vessla informed the likely direction to find them is further west. That was the fleets last heading and where they had previously operated. </text:p>
      <text:p text:style-name="P17"/>
      <text:p text:style-name="P17">He also informed that Lanaga tribe had been worried about a outer island of theirs being occupied by a whole lot of Gators of unknown affiliation to the north.</text:p>
      <text:p text:style-name="P17"><text:s/></text:p>
      <text:p text:style-name="P17">If it was a nest of potential pirates, it could be the fleet have already been there and cleared them out. It was another potential source for answers. </text:p>
      <text:p text:style-name="P17"/>
      <text:p text:style-name="P17"><text:soft-page-break/>As for what to do with Scout Vessla. The punishment for desertion was clear. </text:p>
      <text:p text:style-name="P17"/>
      <text:p text:style-name="P17">Kidnapp: </text:p>
      <text:p text:style-name="P17">Vessla has however been forthcoming enough and seems repentant about his actions. He could also be reinstated as a Scout. They are valuable assets so I could overlook this incident once with a hard warning about no tolerance toward future disobedience. </text:p>
      <text:p text:style-name="P17"/>
      <text:p text:style-name="P17">Armed: </text:p>
      <text:p text:style-name="P17">Its a defeated and forlorn looking Scout that sits curled up in his seat in the brig. </text:p>
      <text:p text:style-name="P17">He does not seem to acknowledge my arrival, he just stares blankly at an empty spot ahead of him. </text:p>
      <text:p text:style-name="P17"/>
      <text:p text:style-name="P17">“Scout Vessla.” His spoken name seems to rouse him and he meets my gaze. “I need some answers out of you.”</text:p>
      <text:p text:style-name="P17"/>
      <text:p text:style-name="P17">The Scout remained sullen throughtout my questions. It seemed some of his spirit had gone out of him. Perhaps it was resignation or guilt or a mix of both.</text:p>
      <text:p text:style-name="P17">Either way he answered with some useful information, though not as indepth as I would have liked, despite my urgings for leniency if he cooperated. </text:p>
      <text:p text:style-name="P17"/>
      <text:p text:style-name="P17"/>
      <text:p text:style-name="P17">Armed:</text:p>
      <text:p text:style-name="P17">The Tribe he had been living with were the Lanaga. This was one of their satellite foraging villages. </text:p>
      <text:p text:style-name="P17">Though he would not fully divulge his reasoning for doing so, he said he had decided to stay here, feeling at home and welcome with the natives. </text:p>
      <text:p text:style-name="P17"/>
      <text:p text:style-name="P17">It seemed to me the dangers and rigours of serving the Admiralty had perhaps become too much for him. How he had managed to graduate as a scout with such a cowardly attitude was beyond me. </text:p>
      <text:p text:style-name="P17"/>
      <text:p text:style-name="P17">An interesting clue he did manage to divulge about local pirate activity was that the tribe was worried about one of their outer islands being occupied by a whole lot of Gators of unknown affiliation. </text:p>
      <text:p text:style-name="P17"/>
      <text:p text:style-name="P17">That seems a promising source for more answers. A nest of potential pirates not too far north of here, could be the fleet have already been there and cleared them out. </text:p>
      <text:p text:style-name="P17"/>
      <text:p text:style-name="P17">As for what to do with Scout Vessla. The punishment for desertion was clear. </text:p>
      <text:p text:style-name="P17">Armed: </text:p>
      <text:p text:style-name="P17">Though he could be forcibly reinstated into the scouts, its a hard question if he harbors any loyalty for the Admiralty and his fellow Awes anymore. </text:p>
      <text:p text:style-name="P17"/>
      <text:p text:style-name="P17"/>
      <text:p text:style-name="P17"/>
      <text:p text:style-name="P17">Vessla has been apprehended successfully without major incident. </text:p>
      <text:p text:style-name="P17">It seemed the Gryph Tribe was ready to defend him with arms, which was quite surprising. </text:p>
      <text:p text:style-name="P17">So its a good thing, for them, that Scout Vessla gave up right away and defused the situation.</text:p>
      <text:p text:style-name="P17"/>
      <text:p text:style-name="P17"/>
      <text:p text:style-name="P17">They let their displeasure be known, especially that spoiled Chief-Son. It is unlikely we will be at slight disadvantage dealing with Lanaga in the future. </text:p>
      <text:p text:style-name="P17"/>
      <text:p text:style-name="P17">Scout Vessla now sits in for some extra questioning before I decide his fate. I could easily charge the Scout with charges as heavy as desertion for refusing to fall in line right away. I've certainly <text:soft-page-break/>threatened to eat Awes for less in the past.</text:p>
      <text:p text:style-name="P17"/>
      <text:p text:style-name="P17">For now, he seems compliant and cooperative. Perhaps being back among his own kind and being firmly reminded of his duties has snapped him back from his folly. </text:p>
      <text:p text:style-name="P17"/>
      <text:p text:style-name="P17">He claims to be unsure of the whereabouts of the fleet, but divulges about local pirate activity was that the tribe was worried about. One of their outer forage islands is being occupied by a whole lot of Gators of unknown affiliation. </text:p>
      <text:p text:style-name="P17"/>
      <text:p text:style-name="P17">That seems a promising source for more answers. A nest of potential pirates not too far north of here, could be the fleet have already been there and cleared them out. </text:p>
      <text:p text:style-name="P17"/>
      <text:p text:style-name="P17"/>
      <text:p text:style-name="P17">Eat Vessla</text:p>
      <text:p text:style-name="P17"/>
      <text:p text:style-name="P17">The Questions are over, there is no point in delaying things any further. </text:p>
      <text:p text:style-name="P17"/>
      <text:p text:style-name="P17">Vessla listens anxiously as I announce his verdict. </text:p>
      <text:p text:style-name="P17"/>
      <text:p text:style-name="P17">“Scout Vessla, for your failure to report to duty as requested, you are charged with desertion. </text:p>
      <text:p text:style-name="P17">Dire as cirumstances are, I cannot permit such actions to go unpunished. You are hereby sentenced to be rations, carried out immidiatly.” I give my belly a firm pat, letting him know of his destination, if it wasent obvious enough.</text:p>
      <text:p text:style-name="P17"/>
      <text:p text:style-name="P17">The scout gulps nervously, eyes locked on my stomach as I step up close. He makes no move to resist, instinctively stunned in place under the authority of a female Awe. </text:p>
      <text:p text:style-name="P17"/>
      <text:p text:style-name="P17">He's thin and light, he's easily enough hoisted up and shoved headfirst into my mouth. He takes hardly much effort to swallow down, letting out only a faint squeak and 'mmmph' as I swallow his shoulders and pull him down to his waist. His large prominent wings tickle my nose as they slide past, but they fold themselves close to his body without a hitch.</text:p>
      <text:p text:style-name="P17"/>
      <text:p text:style-name="P17">My stomach swells and my belt strains as he fills my stomach out. Its a comforting feeling, the weight, the stretch and the tickle of moist fur. His legs and feetpaws vanish down my gullet without so much as a kick. In this, it seemed Scout Vessla at least knew his place. </text:p>
      <text:p text:style-name="P17"/>
      <text:p text:style-name="P17">A satisfied deep 'Grurrrgh' echoes from my belly as the meal settles in. A skinny scout is hardly much of a meal as far as devouring a person goes, but my belt does beg for some loosening and I comply. </text:p>
      <text:p text:style-name="P17"/>
      <text:p text:style-name="P17">Before the lethargy of feeding settles in, I have to decide upon our next destination. </text:p>
      <text:p text:style-name="P17"/>
      <text:p text:style-name="P17">We can head further West and follow the clues of the Fleets trail. </text:p>
      <text:p text:style-name="P17"/>
      <text:p text:style-name="P17">Or we can head north to investigate the island with a potential pirate encampment on it. </text:p>
      <text:p text:style-name="P17"/>
      <text:p text:style-name="P17">( There is also the South-Eastern Navpoint and marked as a resupply point, but its a bit of a trip in the opposite direction. )</text:p>
      <text:p text:style-name="P17"/>
      <text:p text:style-name="P17"/>
      <text:p text:style-name="P17"/>
      <text:p text:style-name="P17">Considerations. </text:p>
      <text:p text:style-name="P17"><text:soft-page-break/></text:p>
      <text:p text:style-name="P17">The Questions are over, there is no point in delaying things any further. </text:p>
      <text:p text:style-name="P17">Vessla listens anxiously as I announce his verdict. </text:p>
      <text:p text:style-name="P17"/>
      <text:p text:style-name="P17">“Scout Vessla, your failure to report to duty is a severe infraction and would be considered desertion with its appropriate punishment.”</text:p>
      <text:p text:style-name="P17"/>
      <text:p text:style-name="P17">The brown furred scout gulps nervously but remains quiet, awaiting my judgement. </text:p>
      <text:p text:style-name="P17"/>
      <text:p text:style-name="P17">“However as you've been forthcoming and repentant, I may consider overlooking this particular incident for now. You are to report to Scout-Master Krel and his troop and resume your duties.”</text:p>
      <text:p text:style-name="P17"/>
      <text:p text:style-name="P17">Scout Vessla looked surprised. His ears seemed to perk and eyes widen with slight astonishment. His shrunken posture unravelling slightly. </text:p>
      <text:p text:style-name="P17"/>
      <text:p text:style-name="P17">“Keep in mind that we will have our eyes on you. Remember this favor as you remember your sworn duties.” I locked eyes with him firmly. </text:p>
      <text:p text:style-name="P17"/>
      <text:p text:style-name="P17">“Y-yes captain! I shall remember! I shall... serve” The scout bowed his head and kept it so until I left. </text:p>
      <text:p text:style-name="P17"><text:s/></text:p>
      <text:p text:style-name="P2"><text:s/>I have to decide upon our next destination. </text:p>
      <text:p text:style-name="P17"/>
      <text:p text:style-name="P17">We can head further West and follow the clues of the Fleets trail. </text:p>
      <text:p text:style-name="P17"/>
      <text:p text:style-name="P17">Or we can head north to investigate the island with a potential pirate encampment on it. </text:p>
      <text:p text:style-name="P17"/>
      <text:p text:style-name="P17">( There is also the South-Eastern Navpoint and marked as a resupply point, but its a bit of a trip in the opposite direction. )</text:p>
      <text:p text:style-name="P17"/>
      <text:p text:style-name="P17">consider2</text:p>
      <text:p text:style-name="P17"/>
      <text:p text:style-name="P17">The two Gryph Islanders soon depart. I swear Chief-Son Darter and Scout Vessla exchange a brief forlorn look. It seems perhaps they had become friends of sorts. </text:p>
      <text:p text:style-name="P17"/>
      <text:p text:style-name="P17">Either way, my promise to the Islanders had to stand. Scout Vessla will avoid punishment for his behavior, though normally such actions would meet harsch judgement, my belly will have to wait and see for if he screws up again. </text:p>
      <text:p text:style-name="P17"/>
      <text:p text:style-name="P17">Its a slightly sullen and defeated scout which answers questions about the Fleet later. But he is cooperative and remorseful enough in tone to not rouse any ire. He's smart enough to know he's come close being 'retired'.</text:p>
      <text:p text:style-name="P17"/>
      <text:p text:style-name="P17">As for the fleets location, Scout Vessla informed the likely direction to find them is further west. That was the fleets last heading and where they had previously operated. </text:p>
      <text:p text:style-name="P17"/>
      <text:p text:style-name="P17">He also informed that Lanaga tribe had been worried about a outer island of theirs being occupied by a whole lot of Gators of unknown affiliation to the north.</text:p>
      <text:p text:style-name="P17"><text:s/></text:p>
      <text:p text:style-name="P17">If it was a nest of potential pirates, it could be the fleet have already been there and cleared them out. It was another potential source for answers. </text:p>
      <text:p text:style-name="P17"/>
      <text:p text:style-name="P17"><text:soft-page-break/></text:p>
      <text:p text:style-name="P17">Consider3</text:p>
      <text:p text:style-name="P17"/>
      <text:p text:style-name="P17">We part with the islanders, appropriatly humbled, but on amicable terms. They even provide us a basket of foraged dried fruits and nuts as a parting gift. <text:s/></text:p>
      <text:p text:style-name="P17">My actions in submitting to their terms of visiting a belly seemed like a small price to pay for favorable relations and the peaceful return of our Scout. </text:p>
      <text:p text:style-name="P17">I doubt all problems can be solved this way, but it worked out well this time. The crew will talk ofcourse, it's just something I have to accept. </text:p>
      <text:p text:style-name="P17">Some will approve of my willingness go out on a limb for a fellow Awe. Others might have prefered a sterner paw.</text:p>
      <text:p text:style-name="P17"/>
      <text:p text:style-name="P17"><text:s/>Either way, my promise to the Islanders had to stand. Scout Vessla will avoid punishment for his behavior, though normally such actions would meet harsch judgement, my belly will have to wait and see for if he screws up again. </text:p>
      <text:p text:style-name="P17"/>
      <text:p text:style-name="P17">As for the fleets location, Scout Vessla informed the likely direction to find them is further west. That was the fleets last heading and where they had previously operated. </text:p>
      <text:p text:style-name="P17"/>
      <text:p text:style-name="P17">He also informed that Lanaga tribe had been worried about a outer island of theirs being occupied by a whole lot of Gators of unknown affiliation to the north.</text:p>
      <text:p text:style-name="P17"><text:s/></text:p>
      <text:p text:style-name="P17">If it was a nest of potential pirates, it could be the fleet have already been there and cleared them out. It was another potential source for answers. </text:p>
      <text:p text:style-name="P17"/>
      <text:p text:style-name="P2"><text:s/>I have to decide upon our next destination. </text:p>
      <text:p text:style-name="P17"/>
      <text:p text:style-name="P17">We can head further West and follow the clues of the Fleets trail. </text:p>
      <text:p text:style-name="P17"/>
      <text:p text:style-name="P17">Or we can head north to investigate the island with a potential pirate encampment on it. </text:p>
      <text:p text:style-name="P17"/>
      <text:p text:style-name="P17">Consider4</text:p>
      <text:p text:style-name="P17"/>
      <text:p text:style-name="P17">We part with the Islanders and our wayward Scout, they are pleased with the peaceful resolution and have provided us with all available information they know about the fleets heading and other points of interest. </text:p>
      <text:p text:style-name="P17">Im sure the Admiralty would have a lot to say about my decision to leave the scout here, that's a discussion for another day however and I'm the one appointed to making decisions here right now. </text:p>
      <text:p text:style-name="P17"/>
      <text:p text:style-name="P2">Scout Vessla guessed the likely direction to find them is further west. That was the fleets last heading and where they had previously operated. </text:p>
      <text:p text:style-name="P17"/>
      <text:p text:style-name="P17">He also informed that Lanaga tribe had been worried about a outer island of theirs being occupied by a whole lot of Gators of unknown affiliation to the north.</text:p>
      <text:p text:style-name="P17"><text:s/></text:p>
      <text:p text:style-name="P17">If it was a nest of potential pirates, it could be the fleet have already been there and cleared them out. It was another potential source for answers. </text:p>
      <text:p text:style-name="P17"/>
      <text:p text:style-name="P2">I have to decide upon our next destination. </text:p>
      <text:p text:style-name="P17"/>
      <text:p text:style-name="P17">We can head further West and follow the clues of the Fleets trail. </text:p>
      <text:p text:style-name="P17"/>
      <text:p text:style-name="P17"><text:soft-page-break/>Or we can head north to investigate the island with a potential pirate encampment on it. </text:p>
      <text:p text:style-name="P17"/>
      <text:p text:style-name="P17">( There is also the South-Eastern Navpoint and marked as a resupply point, but its a bit of a trip in the opposite direction. )</text:p>
      <text:p text:style-name="P17"/>
      <text:p text:style-name="P17"/>
      <text:p text:style-name="P17">Flirty return.</text:p>
      <text:p text:style-name="P17"/>
      <text:p text:style-name="P17">I return to the ship at dawn, escorted through the island and to a waiting boat by a small delegation of Gryphs that had attached themselves to me as a sort of honor guard. </text:p>
      <text:p text:style-name="P17"/>
      <text:p text:style-name="P17">Activity on the ship is just about waking up, but I do find my First officer with a cadre of armed Awes and Raptorians anxiously waiting for me, ready to enter the island if my arrival was in any way delayed. </text:p>
      <text:p text:style-name="P17"/>
      <text:p text:style-name="P17">I reassure them everything has gone well and wiselly I'm not asked for details. No doubt it'll be a topic for gossip no matter what I said occurred. <text:s/></text:p>
      <text:p text:style-name="P17"/>
      <text:p text:style-name="P17">Scout Vessla has been debriefed in my absence and he has rejoined the Scouts under Scout-Master Krel leadership. </text:p>
      <text:p text:style-name="P17"/>
      <text:p text:style-name="P17">Im informed he has been quite forthcoming. He has said the likely direction to finding the fleet is further west. That was the fleets last heading and where they had previously operated. </text:p>
      <text:p text:style-name="P17"/>
      <text:p text:style-name="P17">He also informed that Lanaga tribe had been worried about a outer island of theirs being occupied by a whole lot of Gators of unknown affiliation to the north.</text:p>
      <text:p text:style-name="P17"><text:s/></text:p>
      <text:p text:style-name="P17">If it was a nest of potential pirates, it could be the fleet have already been there and cleared them out. It was another potential source for answers. </text:p>
      <text:p text:style-name="P17"/>
      <text:p text:style-name="P17"/>
      <text:p text:style-name="P17"/>
      <text:p text:style-name="P17">No stay</text:p>
      <text:p text:style-name="P17"/>
      <text:p text:style-name="P17">“I must decline the offer.” I try to answer as kindly as I can. Though there really was no diplomatic easy way to turn down the Chief-Son without offending him. </text:p>
      <text:p text:style-name="P17"/>
      <text:p text:style-name="P17">Darter leans back, looking dissapointed. Royalty like him no doubt are rarely snubbed. </text:p>
      <text:p text:style-name="P17">“Im saddened to hear that. It was an opportunity for our relations to bond and strengthen.” </text:p>
      <text:p text:style-name="P17"/>
      <text:p text:style-name="P17">I can only sigh quietly. It would not be appropriate for me to stay the night alone in this village, no matter how innocent I kept it. </text:p>
      <text:p text:style-name="P17">Forager Holixer seems to shrug and fix us our group with a neutral gaze. The Chief Son has spoken, we reached the end of this approach to gain their favor. </text:p>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2"/>
      <text:p text:style-name="P2"/>
      <text:p text:style-name="P10"/>
      <text:p text:style-name="P6">Musings about officers</text:p>
      <text:p text:style-name="P6">Males rarely rise in ranks in Admiralty or society overall. They cover before the authority of females, instinctively. So the idea of one in charge does not quite sit well structurally if subordinates can easily bully them with direct or indirect power-play. </text:p>
      <text:p text:style-name="P6">Yet on the Attentive I find myself with 3 male Officers of high rank. A rare sight and I have a feeling, despite their merits that they were assigned here together to be out of sight in one place. </text:p>
      <text:p text:style-name="P6"/>
      <text:p text:style-name="P6"/>
      <text:p text:style-name="P6">Of all my officers, Officer Garsch gives me the most pause. </text:p>
      <text:p text:style-name="P6">He is a very marshal and disciplined male. He's devoted his life to duty and the Admiralty, to Aweland. </text:p>
      <text:p text:style-name="P6">I never see him partake in revelry or even extra rest; At least, no more then he needs. He is always stoically at-hand and leading by example.</text:p>
      <text:p text:style-name="P6">Females who rankled and bristled about taking orders from him, he showed no outward concern for. Their attempts of power-play, subtle or otherwise, do not soak into his fur. <text:s text:c="3"/></text:p>
      <text:p text:style-name="P6">He is reason I have no longer harbor reservations about males in high-ranking martial roles and probably why his orders no longer strokes anyone the wrong way. </text:p>
      <text:p text:style-name="P6">The crux is I think he knows he has that effect and shoulders the burden without complaint, to be the most reliant and resolute he can be above all. Not just to prove he's as good as the best, but that anyone can be. </text:p>
      <text:p text:style-name="P6"/>
      <text:p text:style-name="P6"/>
      <text:p text:style-name="P6">Officer Tung is a hard-ass. </text:p>
      <text:p text:style-name="P6">He is my third male officer and unlike the other two he appears to be and act more female to get respect. With his size and attitude, he gets away with it like the other two could not have. </text:p>
      <text:p text:style-name="P6">He lacks all the timidity of a typical male and its many times I forget he is one myself. </text:p>
      <text:p text:style-name="P6">He butts head with anyone who challenges him, throws himself into Power-play with females and beats them with experience. <text:s/></text:p>
      <text:p text:style-name="P6">He forces others to acknowledge his authority and seems to do so with an enthusiastic abandon. </text:p>
      <text:p text:style-name="P6">His attitude can be an grating experience as he at the same time has no fear in pushing his boundaries upwards at the chain of command. His adamant disregard to wear full uniform being one such detail.</text:p>
      <text:p text:style-name="P6">Sometimes I wonder how he managed to get this far in the chain of command without annoying the wrong female enough to earn a direct demotion to their gut. </text:p>
      <text:p text:style-name="P6"/>
      <text:p text:style-name="P6">Officer Arn is a mystery. </text:p>
      <text:p text:style-name="P6"><text:soft-page-break/>Looking at him, he'd be a very ordinary male Awe of no particular distinguishing traits to grant him the position of First-Officer. </text:p>
      <text:p text:style-name="P6">He shows occasional attitudes of timidity and aversion to conflict in how he bases his decisions and handles his subordinates, but not enough to deter obedience. He seems to almost willingly skirt the edge of what he can get away with, able to calculate where he needs to butt head and show teeth and where the color of his uniform will be enough. </text:p>
      <text:p text:style-name="P6">He is smart and he has surrounded himself with a core group of subordinates who through favors favor and support him in return and complement his authority. </text:p>
      <text:p text:style-name="P6"/>
      <text:p text:style-name="P6"/>
      <text:p text:style-name="P4">Pirate Mine:</text:p>
      <text:p text:style-name="P4">Plot:</text:p>
      <text:p text:style-name="P4">Mountainous island with small mining activity. </text:p>
      <text:p text:style-name="P4">Active resistance from gators who barricade into the mine. </text:p>
      <text:p text:style-name="P4">Cadet Peril. Cadets find an alternate entrance and are captured?</text:p>
      <text:p text:style-name="P4">Bluff or fight to win. You have to negotiate with Gators or fight them.</text:p>
      <text:p text:style-name="P4">Hooks:</text:p>
      <text:p text:style-name="P4">Gator chow, both ways. Failing negotiation or succeeding. Fighting makes for fat raptorians. </text:p>
      <text:p text:style-name="P4">Cadet focus. Character development?</text:p>
      <text:p text:style-name="P4">Officer loss Ulv/Tung. Some poor options regarding these?</text:p>
      <text:p text:style-name="P4">Capture Canon?</text:p>
      <text:p text:style-name="P4"/>
      <text:p text:style-name="P4">Outline:</text:p>
      <text:p text:style-name="P4">Arrive, sign of activity. </text:p>
      <text:p text:style-name="P4">Scout possibly see Gators going into mine, rolling in a canon? </text:p>
      <text:p text:style-name="P4">Good landing spot, docks but no ships. Heaps of ore. </text:p>
      <text:p text:style-name="P4">Pick officer to head the investigation, perhaps pairs. </text:p>
      <text:p text:style-name="P4">(tung)Ulv/Mirr Want to try negotiate with a defensive perimeter</text:p>
      <text:p text:style-name="P4">Tick <text:s/>wants to seal them in and collapse the mine. </text:p>
      <text:p text:style-name="P4">3<text:span text:style-name="T6">rd</text:span> option is frontal assault and defeat them. </text:p>
      <text:p text:style-name="P2"/>
      <text:p text:style-name="Normal"/>
      <text:p text:style-name="Normal">Obelisk</text:p>
      <text:p text:style-name="Normal">‘Obelisk’ is a strange and somewhat famous rock formation in the thousand sea. It’s a spire of vaguely square hard rock that point out of the sea, it’s about 3-4 mast lengths in height and has a wider flattened top, making it look like very large nail sticking straight out of the ocean.<text:line-break/>It is far from any sizable habitable island and is in a place where hazardous shallows are frequent. It would have been a useful landmark had there been anything nearby to sail to. Our travels are taking us past it now and Officer Nyxie is steering us in close to get a closer look at the peculiar namesake.</text:p>
      <text:p text:style-name="Normal"/>
      <text:p text:style-name="Normal">“Its old.” Nyxie commented. “I wonder what it’s made of, sea and wind should have worn it down long ago like many of the formations you see in Sea of fangs.” </text:p>
      <text:p text:style-name="Normal"/>
      <text:p text:style-name="Normal">As passed under its shadow, the age of the structure was apparent. It had a slight tilt to it and layers and layers of grime and growth on it. However, some spots, which weathered many hard waves regularly, were clearer than others and those showed that the rock itself was almost flat and unworn underneath. </text:p>
      <text:p text:style-name="Normal"/>
      <text:p text:style-name="Normal">“I would love to get a sample of that.” Keeper spoke unexpectedly as he slinked up the stairs to our position. “Mostly to sate my curiosity, nothing else. The world contains many strange unexplained <text:soft-page-break/>wonders. It would be a delight be part of unravelling a small piece of one.” He explained.</text:p>
      <text:p text:style-name="Normal"/>
      <text:p text:style-name="Normal">“<text:span text:style-name="T9">How do you propose to even get close to that safely? There is nowhere to land and the waves are rough around it.” Nyxie frowned. “Too risky for a skiff.” </text:span></text:p>
      <text:p text:style-name="P16"/>
      <text:p text:style-name="P16">Keeper pointed to the top of the obelisk, to the flat piece far above. “Perhaps a volunteer could fly up there and then chip off a piece.” </text:p>
      <text:p text:style-name="P16"/>
      <text:p text:style-name="P16">“That’s still a lot of risk for curiosity.” There was little to gain from such an excursion and plenty to loose having someone risk flying up so high. </text:p>
      <text:p text:style-name="P16">However, I could assign one of the scouts to do it, or ask for volunteers from able fliers in the crew. Keeper has added he might be willing to offer a reward as incentive to anyone willing to try. My personal flying aptitude is too low to even consider tryin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Cadet banters: </text:p>
      <text:p text:style-name="Normal">Valnos: </text:p>
      <text:p text:style-name="Normal"/>
      <text:p text:style-name="Normal">Ziggy: Lets play 'Mate', 'Deepen', 'Eat'.</text:p>
      <text:p text:style-name="Normal">Glint: Please no. </text:p>
      <text:p text:style-name="Normal">Valnos: What?</text:p>
      <text:p text:style-name="Normal">Ziggy: I say a name and you choose which first comes to mind. C'mon! Its just for laughs!</text:p>
      <text:p text:style-name="Normal">Glint: Juvenile games!</text:p>
      <text:p text:style-name="Normal">Ziggy: Valnos, C'mon! Give me a name and i'll answer first. </text:p>
      <text:p text:style-name="Normal">Valnos: Uh... um.. Officer Tick?</text:p>
      <text:p text:style-name="Normal">Ziggy: Eat, ofcourse!</text:p>
      <text:p text:style-name="Normal">Glint: Sigh... knowing you, you'll just answer Eat on anyone. </text:p>
      <text:p text:style-name="Normal">Ziggy: Well... yeah!</text:p>
      <text:p text:style-name="Normal">Glint: ugh.. kill me...</text:p>
      <text:p text:style-name="Normal">Ziggy: Well, I could...</text:p>
      <text:p text:style-name="Normal">Glint: NO!</text:p>
      <text:p text:style-name="Normal">Ziggy: Okay Valnos, Officer Mirr. </text:p>
      <text:p text:style-name="Normal">Valnos: eh.. Deepen. </text:p>
      <text:p text:style-name="Normal">Ziggy: How about about Officer Tick. </text:p>
      <text:p text:style-name="Normal">Valnos: uhm..Deepen. </text:p>
      <text:p text:style-name="Normal">Ziggy: huh... Scout-Master Krel.</text:p>
      <text:p text:style-name="Normal">Valnos: oh... Deepen. Hm...</text:p>
      <text:p text:style-name="Normal">Ziggy: You're hilarious!</text:p>
      <text:p text:style-name="Normal"/>
      <text:p text:style-name="Normal"/>
      <text:p text:style-name="Normal">Ziggy: </text:p>
      <text:p text:style-name="Normal"/>
      <text:p text:style-name="Normal"><text:soft-page-break/>Ziggy: Well, okay seriously. I promise I'll answer honestly. </text:p>
      <text:p text:style-name="Normal">Glint: Okay... fine. Officer Nyxie. </text:p>
      <text:p text:style-name="Normal">Ziggy: Mate. </text:p>
      <text:p text:style-name="Normal">Glint: Lewd! </text:p>
      <text:p text:style-name="Normal">Ziggy: You seen the pouch on her!</text:p>
      <text:p text:style-name="Normal">Glint: I dont want to play... </text:p>
      <text:p text:style-name="Normal">Ziggy: You're such a prude! Its just banter... </text:p>
      <text:p text:style-name="Normal">Ziggy: Okay Valnos. Ask me one. </text:p>
      <text:p text:style-name="Normal">Valnos: Officer Keeper. </text:p>
      <text:p text:style-name="Normal">Ziggy: The Wulf? Deepen, probably not with consent. <text:s/></text:p>
      <text:p text:style-name="Normal">Valnos: The Captain. </text:p>
      <text:p text:style-name="Normal">Ziggy: uh.. unfair. What if she hears me? uh.. eat. </text:p>
      <text:p text:style-name="Normal">Glint: pff.. so much for honesty. </text:p>
      <text:p text:style-name="Normal"/>
      <text:p text:style-name="Normal">Glint: </text:p>
      <text:p text:style-name="Normal"/>
      <text:p text:style-name="Normal">Ziggy: Okay now i'll ask you two. </text:p>
      <text:p text:style-name="Normal">Ziggy: Glint, Cadet Ziggy. </text:p>
      <text:p text:style-name="Normal">Glint: You? Hmm.. take a guess. </text:p>
      <text:p text:style-name="Normal">Ziggy: Flatterer...! Maybe I'd say the same.</text:p>
      <text:p text:style-name="Normal">Glint: Guh! You're such a pain in my tuft!</text:p>
      <text:p text:style-name="Normal">Ziggy: Okay Valnos. Who'd you rather Deepen with, me or Glint? </text:p>
      <text:p text:style-name="Normal">Valnos: Oh... I'd acctually eat you, both.</text:p>
      <text:p text:style-name="Normal">Ziggy: Huh!</text:p>
      <text:p text:style-name="Normal">Valnos: Right now, two of you together, if you'd let me. </text:p>
      <text:p text:style-name="Normal">Ziggy: Whoa! Haha!</text:p>
      <text:p text:style-name="Normal">Glint: Valnos!</text:p>
      <text:p text:style-name="Normal">Valnos: What? Aint the goal of the game to make others awkward?</text:p>
      <text:p text:style-name="Normal">Ziggy: Hah, yeah! True! But to be honest too!</text:p>
      <text:p text:style-name="Normal"/>
      <text:p text:style-name="Normal"/>
      <text:p text:style-name="Normal"/>
      <text:p text:style-name="Normal"/>
      <text:p text:style-name="Normal">Glint morning</text:p>
      <text:p text:style-name="Normal"/>
      <text:p text:style-name="Normal"/>
      <text:p text:style-name="Normal">Glint awakens early, as always. There is little light in the chamber to reveal its morning, but there is always a shift in sound and movement in the ship around her that seems to rouse her. </text:p>
      <text:p text:style-name="Normal"/>
      <text:p text:style-name="Normal">She grooms quickly and efficiently, makes her bed and dons her sailors uniform which she cleaned and straightened the night before. </text:p>
      <text:p text:style-name="Normal">She spares a glare at her two bunkmates, sleeping bellow and above her bed. </text:p>
      <text:p text:style-name="Normal"/>
      <text:p text:style-name="Normal">Ziggy lays sprawled unnaturaly, mouth open, like she had been thrown off a mountain. At least she was a quiet sleeper, unlike her conciouss persona. </text:p>
      <text:p text:style-name="Normal"/>
      <text:p text:style-name="Normal">At the top Valnos slept. Just a darkfurred lump. She suspected he was awake and waiting for her to depart so he could take his turn in dressing in the small space of their cabin. </text:p>
      <text:p text:style-name="Normal"/>
      <text:p text:style-name="Normal">Stepping out, the sound and murmurr of the ship was still subdued, it was still a while before it would be <text:s/>rousing to full day shift and the shift callers were out with their bells and hollering. </text:p>
      <text:p text:style-name="Normal"/>
      <text:p text:style-name="Normal"><text:soft-page-break/>The tight corridor took Glint to the main galley. There was always Awes here, having a bite to eat or passing through the <text:s/>side passage elsewhere. At this hour, only a few induvidual sleepy night-shifters sat by themselves, sipping broth before turning in to sleep. </text:p>
      <text:p text:style-name="Normal"/>
      <text:p text:style-name="Normal">Further down the corridor was the groomery and then the stairs up to the main deck. </text:p>
      <text:p text:style-name="Normal">The air was cold and wet, a strong wind blew through Glints thick fur and few stray droplets into her eye. A usual greeting from the sea every morning. </text:p>
      <text:p text:style-name="Normal"/>
      <text:p text:style-name="Normal">She watched the high rolling waves slosh and roll by. The ship was slicing <text:s/>through them at a high pace, despite only having quarter sails out. </text:p>
      <text:p text:style-name="Normal">Meant it would be a rocky day. Hopefully she'd have assignments to the rear of the ship where it bounced less. </text:p>
      <text:p text:style-name="Normal"/>
      <text:p text:style-name="Normal">Glint threw a glance at who was helming the ship and at charge of the deck at the moment. Luckily it was one of Officer Nyxies low-Officers, Officer Traslig she thought the name was. </text:p>
      <text:p text:style-name="Normal">Low-Officers had lower authority then Officer Cadets like her in the official hierarchy of things, that didnt really matter much to anyone unofficially as she was not in charge of anything. Some Low-Officers were also quite serious about their position in charge of the helm and would delight at catching a cadet loitering on deck with little apparent things to do. </text:p>
      <text:p text:style-name="Normal"/>
      <text:p text:style-name="Normal">This quiet moment. The one between responsibilities and social bustle of so many Awes all around on a small space, this tiny wind-driven wooden floating island in the middle of vast deadly ocean. </text:p>
      <text:p text:style-name="Normal">It was her moment alone. </text:p>
      <text:p text:style-name="Normal"/>
      <text:p text:style-name="Normal">She closed her eyes and felt the wind through her fur. She shut out the sound of spray and splash of water. The flap and snap of sails were but drying washed blankets and linens. </text:p>
      <text:p text:style-name="Normal">It was morning back at the villa. She could smell the fresh bread behind all the <text:s/>salt. </text:p>
      <text:p text:style-name="Normal">The creak and whine of straining ropes were birds and bugs. </text:p>
      <text:p text:style-name="Normal"/>
      <text:p text:style-name="Normal">Cling-clang, Cling-Clang. “Morning shift!” Cling-Clang Cling-Clang “Shift change!” </text:p>
      <text:p text:style-name="Normal"/>
      <text:p text:style-name="Normal">Glint opened her eyes and let out a deep exhale. Another day starts.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chno:</text:p>
      <text:p text:style-name="Normal"/>
      <text:p text:style-name="Normal">Climbing the flat mountain had taken better part of the day. The Scouts had done a phenomenal job <text:soft-page-break/>placing ropes and leading the way. </text:p>
      <text:p text:style-name="Normal">It had been a while since I had a chance to make a climb like this. Luckily my feet seems to remember how to keep a efficient pace and Im not as out of breath as I feared or our charge is. </text:p>
      <text:p text:style-name="Normal"/>
      <text:p text:style-name="Normal">The Smith is huffing and panting raggedly at the ardoeus climb. Drudges, with their hard shelled backs and digging claws were not up to such climbs like us Awes were. <text:s/>Not once has he complained however. He had a mindless purpose to him unlike any I had seen on the journey here, this was the final destination of his pilgrimage. This odd giant angular rectaungular mountain in the middle of the sea, a month out into nowhere.</text:p>
      <text:p text:style-name="Normal"/>
      <text:p text:style-name="Normal">The cave we were seeking was just ahead, there was just one more challenge. </text:p>
      <text:p text:style-name="Normal">Scouts waited for us at the summit, the top of the mountain ended with a ledge and a startlingly steep drop on the other side. Part way down this steep wall, was the cave. A large perfectly diamondshaped hole carved into the cliff-face.</text:p>
      <text:p text:style-name="Normal"/>
      <text:p text:style-name="Normal">We rappelled down. As agreed previously, just the two of us, the Smith and me. Only I had been permitted to accompany him to his holy place.</text:p>
      <text:p text:style-name="Normal">If the rope snapped I had my wings, but I would only be plummeting a little slower then the Smith to the roiling waves far far below. <text:s/></text:p>
      <text:p text:style-name="Normal"/>
      <text:p text:style-name="Normal">The Cave was empty.</text:p>
      <text:p text:style-name="Normal">It had angular straight walls, carved seemingly with utmost precision, but it was all tilted to the right just like the cave entrance and the whole odd mountain. There was no altar, no visible markings or sacred objects of worship here, I was not sure what I had been expecting. </text:p>
      <text:p text:style-name="Normal"/>
      <text:p text:style-name="Normal">Wearily, the Smith pushed aside growth and dust which covered the old walls. What had looked like sandstone turned out smooth and unblemished underneath. With searching dusting paws he seemed to purposefully uncover a piece of the wall with another coloration from the rest, a rustier red in a diamond shape, just like the shape of this cave.</text:p>
      <text:p text:style-name="Normal"/>
      <text:p text:style-name="Normal">He traced a claw across it, drawing a symbol on it. I could not make out what, it was quick and practiced.</text:p>
      <text:p text:style-name="Normal">Slowly with a slight crunch of gravel and hiss of falling sand and dust, a door seems to slide sideways into the wall to reveal a passage beyond.</text:p>
      <text:p text:style-name="Normal"/>
      <text:p text:style-name="Normal">-</text:p>
      <text:p text:style-name="Normal"/>
      <text:p text:style-name="Normal">“Come.” Says the Smith and steps inside urgently without seeming hesitation or apprehension. There was no one on the other side who had opened the doors. </text:p>
      <text:p text:style-name="Normal"/>
      <text:p text:style-name="Normal">I follow the Smith, the corridor beyond is short and has another dead end, all at an uneasy angle still, making me lean a paw on the right wall. </text:p>
      <text:p text:style-name="Normal">Just like with the first diamond shape, the smith traces the faint symbols upon the wall upon another, muttering a mumbled litany of sorts as he does. </text:p>
      <text:p text:style-name="Normal"/>
      <text:p text:style-name="Normal">The door behind me closes, I was not even aware of it closing until I heard the click of it being shut behind me. The room hisses briefly putting my fur on edge and I grip the handle of my sword on my belt instinctively. I have a brief feeling of vertigo, like the slight falling sensation after the ship crests a tall wave. </text:p>
      <text:p text:style-name="Normal">Nothing happens for a while. The Smith looks calm, waiting. <text:line-break/>I realize the room has no windows yet it is not dark. Before I can comment upon the matter further, the forward door slides aside, revealing another dim passage and the Smith looks back at me. </text:p>
      <text:p text:style-name="Normal"><text:soft-page-break/></text:p>
      <text:p text:style-name="Normal">“Do not touch anything. Do not stare at anything for too long. Follow close.” </text:p>
      <text:p text:style-name="Normal"/>
      <text:p text:style-name="Normal">A tilted dark passage stretched on, it looked like little more then a ledge, no wall to the left and above, just dark open cave. The walls were dark grey with a metalic sheen on my right as well on the floor. The walls were not smooth however, every piece of its surface had some manner of interlocking and flowing pattern. Threads upon iron threads in an endless weave. Lines running this way and that into knots and odd intricate formations, occasionally interrupted by pimples of bolts and divots of faintly winking lights. </text:p>
      <text:p text:style-name="Normal"/>
      <text:p text:style-name="Normal">I had to tear my eyes from them, as mesmerizing as they were, for they were far from the most urgent object of my attention. </text:p>
      <text:p text:style-name="Normal">To my left, what I had first percieved as open nothingness, a dark cavernous void of empty space, I realized was far from unoccupied. </text:p>
      <text:p text:style-name="Normal">The sound caught me first, a deep groaning rumble of the earth, like a deep droning in the air so strong it vibrated through me. It was unlike anything I had heard before, pained and purposeful but not a sound no 'thing' I could imagine could make. The source came from the darkness. I strained my eyes to see, the space was not empty. Far from it. </text:p>
      <text:p text:style-name="Normal"/>
      <text:p text:style-name="Normal">Vast siloutttes were moving in the dimm void, a myriad of titanic shifting, rotating and turning things. The scale and depth of them was unfathomable, it seemed like they were a mile away, but that just made the size harder to comprehend. </text:p>
      <text:p text:style-name="Normal">Cavernous low thuds, breaks in the ocean of sound, made me realized the droning I was hearing was just the cacaphony of all that moving buzzing thrumming metal. </text:p>
      <text:p text:style-name="Normal"/>
      <text:p text:style-name="Normal">I staggered, a deeply atavistic panic gripped my heart and I found myself pressed to the wall. While I was certainly bristling my fur, I realized my fur was standing outward on its own too, like it did in a thunderstorm when lightning was near. </text:p>
      <text:p text:style-name="Normal">The Smith was moving and I picked up pace to follow him, not wanting to be left behind in this alien place of impossible madness. </text:p>
      <text:p text:style-name="Normal"/>
      <text:p text:style-name="Normal">The droning was alternating, sometimes reaching a higher pitch of buzz before falling back to a rumbling drone. I noticed a deep red glow was illuminating the chaos of it all in tandem with the noise, there was a regularity to it all, a order to the chaos. A heartbeat. </text:p>
      <text:p text:style-name="Normal"/>
      <text:p text:style-name="Normal">-</text:p>
      <text:p text:style-name="Normal"/>
      <text:p text:style-name="Normal">I focus my eyes on the back of the Smith and stay close. Do not stare at anything for too long, he had said. That made sense now. I felt an intense fear of falling toward that mass of undescribable shifting movement, like gravity would shift and toss me away like a morsel to apppease it for my disturbing it by trying to comprehend it</text:p>
      <text:p text:style-name="Normal"/>
      <text:p text:style-name="Normal">The Smith did not spare my a glance, he stared ahead and moved as purposefully as before. </text:p>
      <text:p text:style-name="Normal">We seemed to walk on for endless minutes, I soon found myself inexplicably more tired and out of breath then I had been from the climb.</text:p>
      <text:p text:style-name="Normal"/>
      <text:p text:style-name="Normal">We reached another wall, this one stretched from the floor upward to the unknown heights of the ceiling. The geometry of the insides of this mountain made no sense, it made my head spin. I found myself sagging against the wall as the Smith worked his patterns against the wall open blank wall. </text:p>
      <text:p text:style-name="Normal">Nothing seemed to happen and the Smith paused as if in thought. </text:p>
      <text:p text:style-name="Normal">I was too weary and admittedly apprehensious to speak up. I hoped we would turn back and not have to face some new mind-bobbling terrors beyond. </text:p>
      <text:p text:style-name="Normal"><text:soft-page-break/></text:p>
      <text:p text:style-name="Normal">A paw gripped mine and pulled me forward. The door had opened, I had only closed my eyes for a briefest of moments. </text:p>
      <text:p text:style-name="Normal">Once through the door closed behind us. </text:p>
      <text:p text:style-name="Normal"/>
      <text:p text:style-name="Normal">“The air is better in here. You should feel clearer soon.” Said the Smith. The room we had stepped into was considerably smaller, with comfortingly visible dimensions. It was barren with the strange grey walls. </text:p>
      <text:p text:style-name="Normal"/>
      <text:p text:style-name="Normal">“What is this place?” I asked, drawing deep breaths. Indeed, my head was clearing. “What was that out there?” </text:p>
      <text:p text:style-name="Normal"/>
      <text:p text:style-name="Normal">“It was the Engine. Few outsiders these times receive the blessing to see it, you are lucky.” </text:p>
      <text:p text:style-name="Normal"/>
      <text:p text:style-name="Normal">“I am not so sure about that.” I replied uncertainly. </text:p>
      <text:p text:style-name="Normal"/>
      <text:p text:style-name="Normal">“There is no way to prepare yourself for the Engine.” The Smith shrugs. That seemed to be extent of his pleasantries for now. He moved further into the room, moving along a wall with close inspection. </text:p>
      <text:p text:style-name="Normal"/>
      <text:p text:style-name="Normal">“You've been here before?” I asked him as he moved. </text:p>
      <text:p text:style-name="Normal"/>
      <text:p text:style-name="Normal">“No.” Replied the smith curtly, looking focused. </text:p>
      <text:p text:style-name="Normal"/>
      <text:p text:style-name="Normal">“But how...” </text:p>
      <text:p text:style-name="Normal"/>
      <text:p text:style-name="Normal">“Training.” He replied in interruption, his tone betraying he'd prefer only futher silence. </text:p>
      <text:p text:style-name="Normal"/>
      <text:p text:style-name="Normal"><text:s/>I watched him trace the lines across the walls, following them to where they convalece into a knot of a dimple, sticking out of the wall like a bolt. </text:p>
      <text:p text:style-name="Normal">He pulled at it and it came out in the form of a long rod from the wall. It clicked and he pushed it back in again all the way. </text:p>
      <text:p text:style-name="Normal"/>
      <text:p text:style-name="Normal">Several of the faintly winking lights on the wall shifted color and flashed together with 3 loud clicks through the room. </text:p>
      <text:p text:style-name="Normal"/>
      <text:p text:style-name="Normal">The Smith seemed to consider this briefly before he moved on and found another dimple and repeated the process, with the same result. </text:p>
      <text:p text:style-name="Normal">Looking around the room I realized there were several dozens of dimples like this, spread out not quite at random, but in an order I was yet unable to percieve. </text:p>
      <text:p text:style-name="Normal"/>
      <text:p text:style-name="Normal">There was one such dimple and bolt next to where I stood. I refrained from the temptation of pulling it. The low thrumm of the 'Engine' outside seemed to haunt me, I was not sure if I could still hear it or if if the droning had now forever infected my mind. </text:p>
      <text:p text:style-name="Normal"/>
      <text:p text:style-name="Normal">The Smith pulled something and it made the room only flash twice and in a brighter crisper colors. </text:p>
      <text:p text:style-name="Normal">He looked puzzled at this, he glanced around and repeated the pull and push and it flashed similarly once more. He then turned his eyes toward me. It seemed he was looking at me for the first time. </text:p>
      <text:p text:style-name="Normal"/>
      <text:p text:style-name="Normal">“Come pull this for me.” He motioned to the bolt that had made the room flash once. I cocked my had at him. </text:p>
      <text:p text:style-name="Normal"/>
      <text:p text:style-name="Normal"><text:soft-page-break/>“Touch nothing, you said.” </text:p>
      <text:p text:style-name="Normal"/>
      <text:p text:style-name="Normal">The Smith seems to smile at this, the first sign of emotion since we sighted the mountain on the horizon. </text:p>
      <text:p text:style-name="Normal"/>
      <text:p text:style-name="Normal">“You would have made a good disciple, Avolc.” He sighed and motioned me close, I oblidged. “As far as its understood, three clicks means 'No response.' or 'Not Allowed' depending on context. Two clicks means 'No' and one click means 'Yes'.”</text:p>
      <text:p text:style-name="Normal"/>
      <text:p text:style-name="Normal">“You think it will say something different to me?” I quirked my brow to him, crossing my arms. </text:p>
      <text:p text:style-name="Normal"/>
      <text:p text:style-name="Normal">“Yes.” The Smith nodded.</text:p>
      <text:p text:style-name="Normal"/>
      <text:p text:style-name="Normal">“What happens if it says 'Yes'?” I asked. </text:p>
      <text:p text:style-name="Normal"/>
      <text:p text:style-name="Normal">“Something opens”</text:p>
      <text:p text:style-name="Normal"/>
      <text:p text:style-name="Normal"><text:s/></text:p>
      <text:p text:style-name="Normal"/>
      <text:p text:style-name="Normal"/>
      <text:p text:style-name="Normal"/>
      <text:p text:style-name="Normal"/>
      <text:p text:style-name="Normal"/>
      <text:p text:style-name="Normal">Fertile isles</text:p>
      <text:p text:style-name="Normal"/>
      <text:p text:style-name="Normal"/>
      <text:p text:style-name="Normal">The island regions are getting denser and denser now. From what we've gathered, we should be in the region the fleet is actively operating in. Unless they've had some large change of plans and moved en masse to some other location, an idea which makes me feel like shedding. </text:p>
      <text:p text:style-name="Normal"/>
      <text:p text:style-name="Normal">There should be more villages of Islanders around here to question. I find it highly unlikely that they would not have seen or heard something about the fleet the size of ours operating around their shores. </text:p>
      <text:p text:style-name="Normal"/>
      <text:p text:style-name="Normal"/>
      <text:p text:style-name="Normal">-</text:p>
      <text:p text:style-name="Normal">Our prisoner is from around here too. Perhaps its worth to see what they might know and what stakes they have in working with or against us. </text:p>
      <text:p text:style-name="Normal">-</text:p>
      <text:p text:style-name="Normal"/>
      <text:p text:style-name="Normal">The Kaelani tribe are the largest of the tribes around here. They are even conviniently mentioned in one of my intel attachments to my map. Kudos to the Admiralty for that one. </text:p>
      <text:p text:style-name="Normal"/>
      <text:p text:style-name="Normal">I've set course for the main cluster of islands where their settlements should reside. This will be pure information gathering, I will try to keep our visit here brief. </text:p>
      <text:p text:style-name="Normal"/>
      <text:p text:style-name="Normal"/>
      <text:p text:style-name="Normal"/>
      <text:p text:style-name="Normal">We've spotted several small Islander fishing vessels. They are quick nimble little things, they seem to have no interests in interacting with us what so ever, darting away around islands or onto shallow waters to avoid us. </text:p>
      <text:p text:style-name="Normal"/>
      <text:p text:style-name="Normal"><text:soft-page-break/>They appear to not be very trusting or welcoming around here. Perhaps there is a reason. </text:p>
      <text:p text:style-name="Normal"/>
      <text:p text:style-name="Normal">Fishing vessels.</text:p>
      <text:p text:style-name="Normal"/>
      <text:p text:style-name="Normal">Try as we might, the small vessels keep elduding us. </text:p>
      <text:p text:style-name="Normal">They are definetly very wary or afraid of Awe vessel, or perhaps just big vessels in general. Its a curious thing. </text:p>
      <text:p text:style-name="Normal">As the day progresses we come close to catching one, corning it in the bay of an island. But the Islander beached his vessel upon the moderatly wooded isle and darted into the foliage to get away. </text:p>
      <text:p text:style-name="Normal"/>
      <text:p text:style-name="Normal">Im sure the scouts could track them down eventually. But we risk spending all day combing the woods for this fellow who might turn out to know nothing. <text:s/></text:p>
      <text:p text:style-name="Normal"/>
      <text:p text:style-name="Normal">Scouts:</text:p>
      <text:p text:style-name="Normal">The Scouts do not take very long in locating the Islander. I have them picked up by boat along with the captured Fisher-Gryph. </text:p>
      <text:p text:style-name="Normal">It turns out the Islander is a female Gryph of fiery temper. One of the scouts is nursing a blow to the head and looking peeved as they board the ship. </text:p>
      <text:p text:style-name="Normal"/>
      <text:p text:style-name="Normal">The female Islander was a slender one, she had a sandy colored plumage with black tipped feathers around her tailfeathers and wingtips. Her face and eyes was likewise decorated in a ring of black and she was scowling hard at everyone around her, though her arms were restrained behind her back. </text:p>
      <text:p text:style-name="Normal"/>
      <text:p text:style-name="Normal">I could interrogate her myself. However, I feel I need to give my officers more experience, so I need to decide who should do it. </text:p>
      <text:p text:style-name="Normal"/>
      <text:p text:style-name="Normal"/>
      <text:p text:style-name="Normal">Search for settlements.</text:p>
      <text:p text:style-name="Normal"/>
      <text:p text:style-name="Normal">We sail around the various islands for a few hours. Though they are more dense in number in this chain of isles, many of them are small craggy. Not all of them have sufficient foliage or high cliffs to protect against the worst of the elements. </text:p>
      <text:p text:style-name="Normal">Many of them appear to have traces of some manner of cultivation or other upon them. </text:p>
      <text:p text:style-name="Normal"/>
      <text:p text:style-name="Normal">Eventually Look-out reports seeing a fair-sized settlement on the high-ground of on one cluster of heavily wooded isles. </text:p>
      <text:p text:style-name="Normal">I've ordered us closer to investigate. </text:p>
      <text:p text:style-name="Normal">The waters appear deep here and we are able to get our ship quite close to the island. </text:p>
      <text:p text:style-name="Normal">There is no welcome or anyone come to greet us however, though its clear the settlement is inhabited and populated. </text:p>
      <text:p text:style-name="Normal"/>
      <text:p text:style-name="Normal">The Island is quite tall and has a protected fertile little valley nestled between two major cliffs which dominate the Isle. The settlement seems to be built around cultivating this valley for food. </text:p>
      <text:p text:style-name="Normal">There are also plenty of small fishing docks and equipment on a well traveled trail further down from the village. </text:p>
      <text:p text:style-name="Normal"/>
      <text:p text:style-name="Normal">We receive sour scowls as greetings. No one came out to meet us and Islanders make an effort to slip away at first chance when confronted. The Islanders here are not happy to see us, but they do not appear armed or hostile. </text:p>
      <text:p text:style-name="Normal"/>
      <text:p text:style-name="Normal">It is like they have collectively decided to dislike us from the get go, or perhaps the rule of <text:soft-page-break/>hospitality is very different in this tribe. </text:p>
      <text:p text:style-name="Normal">Our scouting delegation returns without answers as the Islanders do little but stare or move out of the way. <text:s/>None of the Islander appear to be very willing to speak to us.</text:p>
      <text:p text:style-name="Normal"/>
      <text:p text:style-name="Normal">I will have to send out an officer to deal with the situation. They all have their own ideas in how move forward. </text:p>
      <text:p text:style-name="Normal"/>
      <text:p text:style-name="Normal">Mirr: </text:p>
      <text:p text:style-name="Normal"/>
      <text:p text:style-name="Normal">We must understand their reason for animosity. I'd go with patiance and incentives. See if we can help someone out with a little gift and perhaps encourage looser tongues. </text:p>
      <text:p text:style-name="Normal"/>
      <text:p text:style-name="Normal">Arn: </text:p>
      <text:p text:style-name="Normal"/>
      <text:p text:style-name="Normal">I say we purchase the information. Im sure I can figure out something of ours they consider of high value. They'll soon be wrestling over one another to be the first to speak. </text:p>
      <text:p text:style-name="Normal"/>
      <text:p text:style-name="Normal">Tung: </text:p>
      <text:p text:style-name="Normal"/>
      <text:p text:style-name="Normal">They obviously know something. I say we grab one or two of them and take them in for questioning. They'll soon talk. No need to hurt anyone I think, just a show of strength. </text:p>
      <text:p text:style-name="Normal"/>
      <text:p text:style-name="Normal">Garsch: </text:p>
      <text:p text:style-name="Normal"/>
      <text:p text:style-name="Normal">We dont have time for this nonsense. I'll go down there myself and get answers, it'll only be a moment. </text:p>
      <text:p text:style-name="Normal"/>
      <text:p text:style-name="Normal">Ulv: </text:p>
      <text:p text:style-name="Normal"/>
      <text:p text:style-name="Normal">There's more to this then is being let on. Lets me go to the village with a few dozen armed tough looking fluffs, maybe a Raptorian for some extra looming and ask ag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name-complex="Mangal" style:font-size-complex="14.5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Mangal" style:font-size-complex="14.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Calibri" style:font-name-asian="Calibri" style:font-name-complex="Calibri"/>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Calibri" style:font-name-asian="Calibri" style:font-name-complex="Calibri"/>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Calibri" style:font-name-asian="Calibri" style:font-name-complex="Calibri"/>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Calibri" style:font-name-asian="Calibri" style:font-name-complex="Calibri"/>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Joni Niemi</meta:initial-creator>
    <meta:creation-date>2018-07-30T09:30:00Z</meta:creation-date>
    <dc:date>2019-08-21T20:40:07.72</dc:date>
    <meta:editing-cycles>93</meta:editing-cycles>
    <meta:editing-duration>P5DT17H55M10S</meta:editing-duration>
    <meta:document-statistic meta:table-count="0" meta:image-count="0" meta:object-count="0" meta:page-count="61" meta:paragraph-count="1195" meta:word-count="26970" meta:character-count="148353"/>
    <meta:template xlink:type="simple" xlink:actuate="onRequest" xlink:title="" xlink:href="Normal.dotm"/>
  </office:meta>
</office:document-meta>
</file>